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6.548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9.156cm"/>
    </style:style>
    <style:style style:name="co12" style:family="table-column">
      <style:table-column-properties fo:break-before="auto" style:column-width="4.567cm"/>
    </style:style>
    <style:style style:name="co13" style:family="table-column">
      <style:table-column-properties fo:break-before="auto" style:column-width="5.784cm"/>
    </style:style>
    <style:style style:name="co14" style:family="table-column">
      <style:table-column-properties fo:break-before="auto" style:column-width="2.521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1.774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304cm"/>
    </style:style>
    <style:style style:name="co21" style:family="table-column">
      <style:table-column-properties fo:break-before="auto" style:column-width="1cm"/>
    </style:style>
    <style:style style:name="co22" style:family="table-column">
      <style:table-column-properties fo:break-before="auto" style:column-width="1.386cm"/>
    </style:style>
    <style:style style:name="co23" style:family="table-column">
      <style:table-column-properties fo:break-before="auto" style:column-width="1.637cm"/>
    </style:style>
    <style:style style:name="co24" style:family="table-column">
      <style:table-column-properties fo:break-before="auto" style:column-width="1.166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18" table:visibility="collapse" table:default-cell-style-name="Default"/>
        <table:table-column table:style-name="co16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number-columns-repeated="2" table:default-cell-style-name="Default"/>
        <table:table-column table:style-name="co22" table:visibility="collapse" table:default-cell-style-name="Default"/>
        <table:table-column table:style-name="co4" table:visibility="collapse" table:default-cell-style-name="Default"/>
        <table:table-column table:style-name="co23" table:visibility="collapse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tähistatud n-ga</text:p>
          </table:table-cell>
          <table:table-cell table:number-columns-repeated="2"/>
        </table:table-row>
        <table:table-row table:style-name="ro1">
          <table:table-cell office:value-type="float" office:value="11553854">
            <text:p>11553854</text:p>
          </table:table-cell>
          <table:table-cell office:value-type="float" office:value="185463696">
            <text:p>185463696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table:style-name="ce1" office:value-type="string">
            <text:p>2013-06-27</text:p>
          </table:table-cell>
          <table:table-cell office:value-type="float" office:value="53876596210">
            <text:p>538765962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Füsioteraapia ( 30 min</text:p>
          </table:table-cell>
          <table:table-cell office:value-type="string">
            <text:p>30 min</text:p>
          </table:table-cell>
          <table:table-cell office:value-type="string">
            <text:p><text:s/>)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049814">
            <text:p>9049814</text:p>
          </table:table-cell>
          <table:table-cell office:value-type="float" office:value="207213465">
            <text:p>207213465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19409">
            <text:p>67303041940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Füsioteraapia ( 30 min</text:p>
          </table:table-cell>
          <table:table-cell office:value-type="string">
            <text:p>30 min</text:p>
          </table:table-cell>
          <table:table-cell office:value-type="string">
            <text:p><text:s/>)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4682668">
            <text:p>14682668</text:p>
          </table:table-cell>
          <table:table-cell office:value-type="float" office:value="210947695">
            <text:p>210947695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2782489">
            <text:p>6730327824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Füüsiline akt vähemalt 30 min</text:p>
          </table:table-cell>
          <table:table-cell office:value-type="string">
            <text:p>30 min</text:p>
          </table:table-cell>
          <table:table-cell office:value-type="string">
            <text:p><text:s/>päevas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4994228">
            <text:p>24994228</text:p>
          </table:table-cell>
          <table:table-cell office:value-type="float" office:value="155883892">
            <text:p>155883892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422240281">
            <text:p>67422240281</text:p>
          </table:table-cell>
          <table:table-cell office:value-type="string">
            <text:p>original_2013</text:p>
          </table:table-cell>
          <table:table-cell office:value-type="string">
            <text:p>a_dru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52799 , Ravimi nimetus : XATRAL SR 30</text:p>
          </table:table-cell>
          <table:table-cell office:value-type="string">
            <text:p>SR 30</text:p>
          </table:table-cell>
          <table:table-cell office:value-type="string">
            <text:p>TK , Originaalide arv : 1 , ATC </text:p>
          </table:table-cell>
          <table:table-cell office:value-type="string">
            <text:p>S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4903282">
            <text:p>4903282</text:p>
          </table:table-cell>
          <table:table-cell office:value-type="float" office:value="147494675">
            <text:p>147494675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table:style-name="ce1" office:value-type="string">
            <text:p>2012-08-22</text:p>
          </table:table-cell>
          <table:table-cell office:value-type="float" office:value="67720887380">
            <text:p>677208873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ale õlale 7x , FT teenus saalis 30 min</text:p>
          </table:table-cell>
          <table:table-cell office:value-type="string">
            <text:p>30 min</text:p>
          </table:table-cell>
          <table:table-cell office:value-type="string">
            <text:p><text:s/>4x , edasi 60 min 3x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formula="of:=500-54" office:value-type="float" office:value="446">
            <text:p>446</text:p>
          </table:table-cell>
          <table:table-cell table:formula="of:=500-57" office:value-type="float" office:value="443">
            <text:p>443</text:p>
          </table:table-cell>
        </table:table-row>
        <table:table-row table:style-name="ro1">
          <table:table-cell office:value-type="float" office:value="17906656">
            <text:p>17906656</text:p>
          </table:table-cell>
          <table:table-cell office:value-type="float" office:value="198704745">
            <text:p>198704745</text:p>
          </table:table-cell>
          <table:table-cell office:value-type="string">
            <text:p>2013-09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0700388694">
            <text:p>107003886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30 min</text:p>
          </table:table-cell>
          <table:table-cell office:value-type="string">
            <text:p><text:s/>, caps tramadoli 100 mg x 2 , d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formula="of:=446/500*100" office:value-type="float" office:value="89.2">
            <text:p>89,2</text:p>
          </table:table-cell>
          <table:table-cell table:formula="of:=[.AG6]/500*100" office:value-type="float" office:value="88.6">
            <text:p>88,6</text:p>
          </table:table-cell>
        </table:table-row>
        <table:table-row table:style-name="ro1">
          <table:table-cell office:value-type="float" office:value="9740216">
            <text:p>9740216</text:p>
          </table:table-cell>
          <table:table-cell office:value-type="float" office:value="200673891">
            <text:p>200673891</text:p>
          </table:table-cell>
          <table:table-cell office:value-type="string">
            <text:p>2013-10-0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3882495729">
            <text:p>5388249572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27.09 . hommikul ema 30min</text:p>
          </table:table-cell>
          <table:table-cell office:value-type="string">
            <text:p>30min</text:p>
          </table:table-cell>
          <table:table-cell office:value-type="string">
            <text:p><text:s/>jooksul ei saanud last üles ära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950672">
            <text:p>9950672</text:p>
          </table:table-cell>
          <table:table-cell office:value-type="float" office:value="177769235">
            <text:p>177769235</text:p>
          </table:table-cell>
          <table:table-cell office:value-type="string">
            <text:p>2013-05-16</text:p>
          </table:table-cell>
          <table:table-cell office:value-type="string">
            <text:p>S</text:p>
          </table:table-cell>
          <table:table-cell table:style-name="ce1" office:value-type="string">
            <text:p>2013-05-08</text:p>
          </table:table-cell>
          <table:table-cell office:value-type="float" office:value="673040885909">
            <text:p>67304088590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Valu tekkis töö juures 30 min</text:p>
          </table:table-cell>
          <table:table-cell office:value-type="string">
            <text:p>30 min</text:p>
          </table:table-cell>
          <table:table-cell office:value-type="string">
            <text:p><text:s/>tagasi : terav valu vasakul kes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356480">
            <text:p>1356480</text:p>
          </table:table-cell>
          <table:table-cell office:value-type="float" office:value="100917838">
            <text:p>100917838</text:p>
          </table:table-cell>
          <table:table-cell office:value-type="string">
            <text:p>2012-05-0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6586911540">
            <text:p>76586911540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 : 7048 Füsioteraapia ( kestus 30 min</text:p>
          </table:table-cell>
          <table:table-cell office:value-type="string">
            <text:p>30 min</text:p>
          </table:table-cell>
          <table:table-cell office:value-type="string">
            <text:p><text:s/>) Põhjendus : liikumishäired Ki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65310">
            <text:p>965310</text:p>
          </table:table-cell>
          <table:table-cell office:value-type="float" office:value="83327984">
            <text:p>83327984</text:p>
          </table:table-cell>
          <table:table-cell office:value-type="string">
            <text:p>2012-02-13</text:p>
          </table:table-cell>
          <table:table-cell office:value-type="string">
            <text:p>A</text:p>
          </table:table-cell>
          <table:table-cell table:style-name="ce1" office:value-type="string">
            <text:p>2012-02-07</text:p>
          </table:table-cell>
          <table:table-cell office:value-type="float" office:value="56433139649">
            <text:p>56433139649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Füsioteraapia ( kestus 30 min</text:p>
          </table:table-cell>
          <table:table-cell office:value-type="string">
            <text:p>30 min</text:p>
          </table:table-cell>
          <table:table-cell office:value-type="string">
            <text:p><text:s/>)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4014730">
            <text:p>24014730</text:p>
          </table:table-cell>
          <table:table-cell office:value-type="float" office:value="176140845">
            <text:p>176140845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table:style-name="ce1" office:value-type="string">
            <text:p>2013-03-14</text:p>
          </table:table-cell>
          <table:table-cell office:value-type="float" office:value="75377384931">
            <text:p>753773849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teraapia individuaalne ( kestus 30 min</text:p>
          </table:table-cell>
          <table:table-cell office:value-type="string">
            <text:p>30 min</text:p>
          </table:table-cell>
          <table:table-cell office:value-type="string">
            <text:p><text:s/>) , 14.03.2013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1387473">
            <text:p>21387473</text:p>
          </table:table-cell>
          <table:table-cell office:value-type="float" office:value="175437212">
            <text:p>175437212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table:style-name="ce1" office:value-type="string">
            <text:p>2013-02-13</text:p>
          </table:table-cell>
          <table:table-cell office:value-type="float" office:value="673030575003">
            <text:p>6730305750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.02.2013 Füsioteraapia ( kestus 30 min</text:p>
          </table:table-cell>
          <table:table-cell office:value-type="string">
            <text:p>30 min</text:p>
          </table:table-cell>
          <table:table-cell office:value-type="string">
            <text:p><text:s/>x 2 korda )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3104278">
            <text:p>13104278</text:p>
          </table:table-cell>
          <table:table-cell office:value-type="float" office:value="160350219">
            <text:p>160350219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table:style-name="ce1" office:value-type="string">
            <text:p>2013-01-07</text:p>
          </table:table-cell>
          <table:table-cell office:value-type="float" office:value="10677387989">
            <text:p>106773879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aremale põlvele 10x , FT teenus 30 min</text:p>
          </table:table-cell>
          <table:table-cell office:value-type="string">
            <text:p>30 min</text:p>
          </table:table-cell>
          <table:table-cell office:value-type="string">
            <text:p><text:s/>3x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6690281">
            <text:p>6690281</text:p>
          </table:table-cell>
          <table:table-cell office:value-type="float" office:value="89710287">
            <text:p>89710287</text:p>
          </table:table-cell>
          <table:table-cell office:value-type="string">
            <text:p>2012-04-12</text:p>
          </table:table-cell>
          <table:table-cell office:value-type="string">
            <text:p>S</text:p>
          </table:table-cell>
          <table:table-cell table:style-name="ce1" office:value-type="string">
            <text:p>2012-03-26</text:p>
          </table:table-cell>
          <table:table-cell office:value-type="float" office:value="55628311506">
            <text:p>5562831150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et füüsiline aktiivsus vähemalt 30 min</text:p>
          </table:table-cell>
          <table:table-cell office:value-type="string">
            <text:p>30 min</text:p>
          </table:table-cell>
          <table:table-cell office:value-type="string">
            <text:p><text:s/>päevas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8941349">
            <text:p>18941349</text:p>
          </table:table-cell>
          <table:table-cell office:value-type="float" office:value="197007595">
            <text:p>197007595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4813342519">
            <text:p>948133425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in 153/90 , RR dex 140/87 fr 93.30 min</text:p>
          </table:table-cell>
          <table:table-cell office:value-type="string">
            <text:p>30 min</text:p>
          </table:table-cell>
          <table:table-cell office:value-type="string">
            <text:p><text:s/>pärast RR sin 121/84 , peavalu 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3171695">
            <text:p>23171695</text:p>
          </table:table-cell>
          <table:table-cell office:value-type="float" office:value="177122922">
            <text:p>177122922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table:style-name="ce1" office:value-type="string">
            <text:p>2013-05-09</text:p>
          </table:table-cell>
          <table:table-cell office:value-type="float" office:value="84704682985">
            <text:p>847046829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teraapia individuaalne ( kestus 30 min</text:p>
          </table:table-cell>
          <table:table-cell office:value-type="string">
            <text:p>30 min</text:p>
          </table:table-cell>
          <table:table-cell office:value-type="string">
            <text:p><text:s/>) , 23.04.2013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5637671">
            <text:p>15637671</text:p>
          </table:table-cell>
          <table:table-cell office:value-type="float" office:value="156515145">
            <text:p>156515145</text:p>
          </table:table-cell>
          <table:table-cell office:value-type="string">
            <text:p>2013-01-1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0312881870">
            <text:p>10312881870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 : 7048 Füsioteraapia ( kestus 30 min</text:p>
          </table:table-cell>
          <table:table-cell office:value-type="string">
            <text:p>30 min</text:p>
          </table:table-cell>
          <table:table-cell office:value-type="string">
            <text:p><text:s/>) Põhjendus : pearinglus Kirjel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4960781">
            <text:p>24960781</text:p>
          </table:table-cell>
          <table:table-cell office:value-type="float" office:value="191100759">
            <text:p>191100759</text:p>
          </table:table-cell>
          <table:table-cell office:value-type="string">
            <text:p>2013-08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1921215874">
            <text:p>41921215874</text:p>
          </table:table-cell>
          <table:table-cell office:value-type="string">
            <text:p>original_2013</text:p>
          </table:table-cell>
          <table:table-cell office:value-type="string">
            <text:p>a_dru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psemalt : 1 tbl x 1 kord päevas 30 min</text:p>
          </table:table-cell>
          <table:table-cell office:value-type="string">
            <text:p>30 min</text:p>
          </table:table-cell>
          <table:table-cell office:value-type="string">
            <text:p><text:s/>enne sööki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3880519">
            <text:p>23880519</text:p>
          </table:table-cell>
          <table:table-cell office:value-type="float" office:value="182624585">
            <text:p>182624585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table:style-name="ce1" office:value-type="string">
            <text:p>2013-05-13</text:p>
          </table:table-cell>
          <table:table-cell office:value-type="float" office:value="70703084940">
            <text:p>707030849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FT teenus 30 min</text:p>
          </table:table-cell>
          <table:table-cell office:value-type="string">
            <text:p>30 min</text:p>
          </table:table-cell>
          <table:table-cell office:value-type="string">
            <text:p><text:s/>x 2-3 x CITO !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5273688">
            <text:p>15273688</text:p>
          </table:table-cell>
          <table:table-cell office:value-type="float" office:value="192588035">
            <text:p>192588035</text:p>
          </table:table-cell>
          <table:table-cell office:value-type="string">
            <text:p>2013-08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5664911664">
            <text:p>65664911664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Põhjendus : Kiirabiga : 30min</text:p>
          </table:table-cell>
          <table:table-cell office:value-type="string">
            <text:p>30min</text:p>
          </table:table-cell>
          <table:table-cell office:value-type="string">
            <text:p><text:s/>tagasi valu rinnus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6146723">
            <text:p>16146723</text:p>
          </table:table-cell>
          <table:table-cell office:value-type="float" office:value="169994346">
            <text:p>169994346</text:p>
          </table:table-cell>
          <table:table-cell office:value-type="string">
            <text:p>2013-03-27</text:p>
          </table:table-cell>
          <table:table-cell office:value-type="string">
            <text:p>S</text:p>
          </table:table-cell>
          <table:table-cell table:style-name="ce1" office:value-type="string">
            <text:p>2013-03-25</text:p>
          </table:table-cell>
          <table:table-cell office:value-type="float" office:value="21923371773">
            <text:p>2192337177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teraapia individuaalne ( kestus 30 min</text:p>
          </table:table-cell>
          <table:table-cell office:value-type="string">
            <text:p>30 min</text:p>
          </table:table-cell>
          <table:table-cell office:value-type="string">
            <text:p><text:s/>)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587504">
            <text:p>1587504</text:p>
          </table:table-cell>
          <table:table-cell office:value-type="float" office:value="127258026">
            <text:p>127258026</text:p>
          </table:table-cell>
          <table:table-cell office:value-type="string">
            <text:p>2012-06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5283330148">
            <text:p>15283330148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tundi ja 32 min</text:p>
          </table:table-cell>
          <table:table-cell office:value-type="string">
            <text:p>32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301821">
            <text:p>301821</text:p>
          </table:table-cell>
          <table:table-cell office:value-type="float" office:value="147544544">
            <text:p>147544544</text:p>
          </table:table-cell>
          <table:table-cell office:value-type="string">
            <text:p>2012-11-05</text:p>
          </table:table-cell>
          <table:table-cell office:value-type="string">
            <text:p>S</text:p>
          </table:table-cell>
          <table:table-cell table:style-name="ce1" office:value-type="string">
            <text:p>2012-10-31</text:p>
          </table:table-cell>
          <table:table-cell office:value-type="float" office:value="37644235981">
            <text:p>3764423598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II periood : 00h 37 min</text:p>
          </table:table-cell>
          <table:table-cell office:value-type="string">
            <text:p>37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7">
            <text:p>37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6651594">
            <text:p>6651594</text:p>
          </table:table-cell>
          <table:table-cell office:value-type="float" office:value="147512508">
            <text:p>147512508</text:p>
          </table:table-cell>
          <table:table-cell office:value-type="string">
            <text:p>2012-02-21</text:p>
          </table:table-cell>
          <table:table-cell office:value-type="string">
            <text:p>S</text:p>
          </table:table-cell>
          <table:table-cell table:style-name="ce1" office:value-type="string">
            <text:p>2012-02-15</text:p>
          </table:table-cell>
          <table:table-cell office:value-type="float" office:value="96952324701">
            <text:p>9695232470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II periood : 38min</text:p>
          </table:table-cell>
          <table:table-cell office:value-type="string">
            <text:p>38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8">
            <text:p>38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687456">
            <text:p>1687456</text:p>
          </table:table-cell>
          <table:table-cell office:value-type="float" office:value="147158005">
            <text:p>147158005</text:p>
          </table:table-cell>
          <table:table-cell office:value-type="string">
            <text:p>2012-11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1449494176">
            <text:p>4144949417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38 min</text:p>
          </table:table-cell>
          <table:table-cell office:value-type="string">
            <text:p><text:s/>) esines siinusrütm keskmise fr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8">
            <text:p>38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6473084">
            <text:p>16473084</text:p>
          </table:table-cell>
          <table:table-cell office:value-type="float" office:value="204779753">
            <text:p>204779753</text:p>
          </table:table-cell>
          <table:table-cell office:value-type="string">
            <text:p>2013-10-24</text:p>
          </table:table-cell>
          <table:table-cell office:value-type="string">
            <text:p>S</text:p>
          </table:table-cell>
          <table:table-cell table:style-name="ce1" office:value-type="string">
            <text:p>2013-10-23</text:p>
          </table:table-cell>
          <table:table-cell office:value-type="float" office:value="80151482664">
            <text:p>8015148266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38 min</text:p>
          </table:table-cell>
          <table:table-cell office:value-type="string">
            <text:p><text:s/>) esines siinusrütm keskmise fr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8">
            <text:p>38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4830928">
            <text:p>24830928</text:p>
          </table:table-cell>
          <table:table-cell office:value-type="float" office:value="185500717">
            <text:p>185500717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0753919045">
            <text:p>90753919045</text:p>
          </table:table-cell>
          <table:table-cell office:value-type="string">
            <text:p>original_2013</text:p>
          </table:table-cell>
          <table:table-cell office:value-type="string">
            <text:p>a_dru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e täpsemalt : paigaldada nahale 40 min</text:p>
          </table:table-cell>
          <table:table-cell office:value-type="string">
            <text:p>40 min</text:p>
          </table:table-cell>
          <table:table-cell office:value-type="string">
            <text:p><text:s/>enne kanüüli paigaldamist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8855049">
            <text:p>8855049</text:p>
          </table:table-cell>
          <table:table-cell office:value-type="float" office:value="199080163">
            <text:p>199080163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7089784316">
            <text:p>2708978431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<text:s/>4.41 l/min , südame indeks - 2.41 l/min</text:p>
          </table:table-cell>
          <table:table-cell office:value-type="string">
            <text:p>41 l/min</text:p>
          </table:table-cell>
          <table:table-cell office:value-type="string">
            <text:p>/m2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3114498">
            <text:p>23114498</text:p>
          </table:table-cell>
          <table:table-cell office:value-type="float" office:value="187825373">
            <text:p>187825373</text:p>
          </table:table-cell>
          <table:table-cell office:value-type="string">
            <text:p>2013-07-11</text:p>
          </table:table-cell>
          <table:table-cell office:value-type="string">
            <text:p>A</text:p>
          </table:table-cell>
          <table:table-cell table:style-name="ce1" office:value-type="string">
            <text:p>2013-07-11</text:p>
          </table:table-cell>
          <table:table-cell office:value-type="float" office:value="62642732662">
            <text:p>626427326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table:number-columns-repeated="2" office:value-type="string">
            <text:p>SR 42</text:p>
          </table:table-cell>
          <table:table-cell office:value-type="string">
            <text:p>mm/t</text:p>
          </table:table-cell>
          <table:table-cell office:value-type="string">
            <text:p>S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2">
            <text:p>42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82128">
            <text:p>182128</text:p>
          </table:table-cell>
          <table:table-cell office:value-type="float" office:value="147511119">
            <text:p>147511119</text:p>
          </table:table-cell>
          <table:table-cell office:value-type="string">
            <text:p>2012-02-10</text:p>
          </table:table-cell>
          <table:table-cell office:value-type="string">
            <text:p>S</text:p>
          </table:table-cell>
          <table:table-cell table:style-name="ce1" office:value-type="string">
            <text:p>2012-02-06</text:p>
          </table:table-cell>
          <table:table-cell office:value-type="float" office:value="65411286113">
            <text:p>6541128611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estus : 5 tundi ja 44 min</text:p>
          </table:table-cell>
          <table:table-cell office:value-type="string">
            <text:p>44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4">
            <text:p>44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2667045">
            <text:p>22667045</text:p>
          </table:table-cell>
          <table:table-cell office:value-type="float" office:value="216648556">
            <text:p>216648556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table:style-name="ce1" office:value-type="string">
            <text:p>2013-01-30</text:p>
          </table:table-cell>
          <table:table-cell office:value-type="float" office:value="51785199929">
            <text:p>517851999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<text:s/>võimleb kodus igal hommikul ca 45 min</text:p>
          </table:table-cell>
          <table:table-cell office:value-type="string">
            <text:p>45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5">
            <text:p>45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5265100">
            <text:p>15265100</text:p>
          </table:table-cell>
          <table:table-cell office:value-type="float" office:value="205174666">
            <text:p>205174666</text:p>
          </table:table-cell>
          <table:table-cell office:value-type="string">
            <text:p>2013-10-24</text:p>
          </table:table-cell>
          <table:table-cell office:value-type="string">
            <text:p>S</text:p>
          </table:table-cell>
          <table:table-cell table:style-name="ce1" office:value-type="string">
            <text:p>2013-10-16</text:p>
          </table:table-cell>
          <table:table-cell office:value-type="float" office:value="673035297421">
            <text:p>67303529742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45 min</text:p>
          </table:table-cell>
          <table:table-cell office:value-type="string">
            <text:p><text:s/>hilisfaasis neeruvaagen kontras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5">
            <text:p>45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497374">
            <text:p>497374</text:p>
          </table:table-cell>
          <table:table-cell office:value-type="float" office:value="151116721">
            <text:p>151116721</text:p>
          </table:table-cell>
          <table:table-cell office:value-type="string">
            <text:p>2012-11-28</text:p>
          </table:table-cell>
          <table:table-cell office:value-type="string">
            <text:p>S</text:p>
          </table:table-cell>
          <table:table-cell table:style-name="ce1" office:value-type="string">
            <text:p>2012-11-24</text:p>
          </table:table-cell>
          <table:table-cell office:value-type="float" office:value="47501865572">
            <text:p>4750186557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imisest hospitaliseerimiseni 7t 45min</text:p>
          </table:table-cell>
          <table:table-cell office:value-type="string">
            <text:p>45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5">
            <text:p>45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2911250">
            <text:p>22911250</text:p>
          </table:table-cell>
          <table:table-cell office:value-type="float" office:value="209342986">
            <text:p>209342986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table:style-name="ce1" office:value-type="string">
            <text:p>2013-11-13</text:p>
          </table:table-cell>
          <table:table-cell office:value-type="float" office:value="25224890520">
            <text:p>252248905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<text:s/>pt -le antud per/os k/a lahust 45 min</text:p>
          </table:table-cell>
          <table:table-cell office:value-type="string">
            <text:p>45 min</text:p>
          </table:table-cell>
          <table:table-cell office:value-type="string">
            <text:p><text:s/>jooksul - 20 ml Ultravist 370 l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5">
            <text:p>45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185754">
            <text:p>9185754</text:p>
          </table:table-cell>
          <table:table-cell office:value-type="float" office:value="197019943">
            <text:p>197019943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1399662331">
            <text:p>81399662331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<text:s/>pt -le antud per/os k/a lahust 45 min</text:p>
          </table:table-cell>
          <table:table-cell office:value-type="string">
            <text:p>45 min</text:p>
          </table:table-cell>
          <table:table-cell office:value-type="string">
            <text:p><text:s/>jooksul - 20 ml Omnipaque 350 l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5">
            <text:p>45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5316112">
            <text:p>15316112</text:p>
          </table:table-cell>
          <table:table-cell office:value-type="float" office:value="175988830">
            <text:p>175988830</text:p>
          </table:table-cell>
          <table:table-cell office:value-type="string">
            <text:p>2013-05-0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1648028">
            <text:p>673031648028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<text:s/>pt -le antud per/os k/a lahust 45 min</text:p>
          </table:table-cell>
          <table:table-cell office:value-type="string">
            <text:p>45 min</text:p>
          </table:table-cell>
          <table:table-cell office:value-type="string">
            <text:p><text:s/>jooksul - 20 ml Ultravist 370 l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5">
            <text:p>45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5308224">
            <text:p>15308224</text:p>
          </table:table-cell>
          <table:table-cell office:value-type="float" office:value="158676145">
            <text:p>158676145</text:p>
          </table:table-cell>
          <table:table-cell office:value-type="string">
            <text:p>2013-01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4391931199">
            <text:p>74391931199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ögimaht - 86ml , minutimaht - 5.45 l/min</text:p>
          </table:table-cell>
          <table:table-cell office:value-type="string">
            <text:p>45 l/min</text:p>
          </table:table-cell>
          <table:table-cell office:value-type="string">
            <text:p>/m2 südame indeks - 2.66 l/min/m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5">
            <text:p>45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234104">
            <text:p>1234104</text:p>
          </table:table-cell>
          <table:table-cell office:value-type="float" office:value="139499065">
            <text:p>139499065</text:p>
          </table:table-cell>
          <table:table-cell office:value-type="string">
            <text:p>2012-09-2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3058979606">
            <text:p>73058979606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<text:s/>pt -le antud per/os k/a lahust 45 min</text:p>
          </table:table-cell>
          <table:table-cell office:value-type="string">
            <text:p>45 min</text:p>
          </table:table-cell>
          <table:table-cell office:value-type="string">
            <text:p><text:s/>jooksul - 20 ml Ultravist 370 l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5">
            <text:p>45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5268688">
            <text:p>15268688</text:p>
          </table:table-cell>
          <table:table-cell office:value-type="float" office:value="205371924">
            <text:p>205371924</text:p>
          </table:table-cell>
          <table:table-cell office:value-type="string">
            <text:p>2013-10-2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7267411">
            <text:p>67304726741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<text:s/>pt -le antud per/os k/a lahust 45 min</text:p>
          </table:table-cell>
          <table:table-cell office:value-type="string">
            <text:p>45 min</text:p>
          </table:table-cell>
          <table:table-cell office:value-type="string">
            <text:p><text:s/>jooksul - 20 ml Ultravist 370 l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5">
            <text:p>45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095203">
            <text:p>9095203</text:p>
          </table:table-cell>
          <table:table-cell office:value-type="float" office:value="182796631">
            <text:p>182796631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40146">
            <text:p>673030440146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50 min</text:p>
          </table:table-cell>
          <table:table-cell office:value-type="string">
            <text:p><text:s/>) esines siinusrütm keskmise fr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3856214">
            <text:p>23856214</text:p>
          </table:table-cell>
          <table:table-cell office:value-type="float" office:value="193300411">
            <text:p>193300411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table:style-name="ce1" office:value-type="string">
            <text:p>2013-08-21</text:p>
          </table:table-cell>
          <table:table-cell office:value-type="float" office:value="41632377029">
            <text:p>416323770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KLACID SR 50</text:p>
          </table:table-cell>
          <table:table-cell office:value-type="string">
            <text:p>SR 50</text:p>
          </table:table-cell>
          <table:table-cell office:value-type="string">
            <text:p>0 MG 5 tk 2 orig</text:p>
          </table:table-cell>
          <table:table-cell office:value-type="string">
            <text:p>S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3139629">
            <text:p>23139629</text:p>
          </table:table-cell>
          <table:table-cell office:value-type="float" office:value="170784585">
            <text:p>170784585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table:style-name="ce1" office:value-type="string">
            <text:p>2013-04-08</text:p>
          </table:table-cell>
          <table:table-cell office:value-type="float" office:value="673030405489">
            <text:p>6730304054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KLACID SR 50</text:p>
          </table:table-cell>
          <table:table-cell office:value-type="string">
            <text:p>SR 50</text:p>
          </table:table-cell>
          <table:table-cell office:value-type="string">
            <text:p>0 MG 7 tk 1 orig</text:p>
          </table:table-cell>
          <table:table-cell office:value-type="string">
            <text:p>S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79914">
            <text:p>279914</text:p>
          </table:table-cell>
          <table:table-cell office:value-type="float" office:value="144002310">
            <text:p>144002310</text:p>
          </table:table-cell>
          <table:table-cell office:value-type="string">
            <text:p>2012-10-2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6512216367">
            <text:p>1651221636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ta 2 koormusega velotrenazööril 50 min</text:p>
          </table:table-cell>
          <table:table-cell office:value-type="string">
            <text:p>50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8318111">
            <text:p>8318111</text:p>
          </table:table-cell>
          <table:table-cell office:value-type="float" office:value="138465402">
            <text:p>138465402</text:p>
          </table:table-cell>
          <table:table-cell office:value-type="string">
            <text:p>2012-09-11</text:p>
          </table:table-cell>
          <table:table-cell office:value-type="string">
            <text:p>A</text:p>
          </table:table-cell>
          <table:table-cell table:style-name="ce1" office:value-type="string">
            <text:p>2008-09-05</text:p>
          </table:table-cell>
          <table:table-cell office:value-type="float" office:value="87348079278">
            <text:p>8734807927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Itraconazoli 100mg N 28 SR 50</text:p>
          </table:table-cell>
          <table:table-cell office:value-type="string">
            <text:p>SR 50</text:p>
          </table:table-cell>
          <table:table-cell office:value-type="string">
            <text:p><text:s/>%</text:p>
          </table:table-cell>
          <table:table-cell office:value-type="string">
            <text:p>S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5775561">
            <text:p>15775561</text:p>
          </table:table-cell>
          <table:table-cell office:value-type="float" office:value="161509710">
            <text:p>161509710</text:p>
          </table:table-cell>
          <table:table-cell office:value-type="string">
            <text:p>2013-02-06</text:p>
          </table:table-cell>
          <table:table-cell office:value-type="string">
            <text:p>S</text:p>
          </table:table-cell>
          <table:table-cell table:style-name="ce1" office:value-type="string">
            <text:p>2013-02-03</text:p>
          </table:table-cell>
          <table:table-cell office:value-type="float" office:value="673043558221">
            <text:p>67304355822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I periood : 09h 50 min</text:p>
          </table:table-cell>
          <table:table-cell office:value-type="string">
            <text:p>50 min</text:p>
          </table:table-cell>
          <table:table-cell office:value-type="string">
            <text:p><text:s/>, N2O , H2O II periood : 01h 42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6933210">
            <text:p>16933210</text:p>
          </table:table-cell>
          <table:table-cell office:value-type="float" office:value="197242095">
            <text:p>197242095</text:p>
          </table:table-cell>
          <table:table-cell office:value-type="string">
            <text:p>2013-09-12</text:p>
          </table:table-cell>
          <table:table-cell office:value-type="string">
            <text:p>S</text:p>
          </table:table-cell>
          <table:table-cell table:style-name="ce1" office:value-type="string">
            <text:p>2013-09-06</text:p>
          </table:table-cell>
          <table:table-cell office:value-type="float" office:value="81391638476">
            <text:p>8139163847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Eksp aeg 1.55 min</text:p>
          </table:table-cell>
          <table:table-cell office:value-type="string">
            <text:p>55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5">
            <text:p>55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6701581">
            <text:p>6701581</text:p>
          </table:table-cell>
          <table:table-cell office:value-type="float" office:value="147516841">
            <text:p>147516841</text:p>
          </table:table-cell>
          <table:table-cell office:value-type="string">
            <text:p>2012-04-16</text:p>
          </table:table-cell>
          <table:table-cell office:value-type="string">
            <text:p>S</text:p>
          </table:table-cell>
          <table:table-cell table:style-name="ce1" office:value-type="string">
            <text:p>2012-04-12</text:p>
          </table:table-cell>
          <table:table-cell office:value-type="float" office:value="28337278315">
            <text:p>2833727831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estus : 9 tundi ja 56 min</text:p>
          </table:table-cell>
          <table:table-cell office:value-type="string">
            <text:p>56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6">
            <text:p>56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4705181">
            <text:p>14705181</text:p>
          </table:table-cell>
          <table:table-cell office:value-type="float" office:value="206004127">
            <text:p>206004127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0267330204">
            <text:p>402673302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Hommikune jäikustunne kuni 60min</text:p>
          </table:table-cell>
          <table:table-cell office:value-type="string">
            <text:p>60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1102303">
            <text:p>11102303</text:p>
          </table:table-cell>
          <table:table-cell office:value-type="float" office:value="188573992">
            <text:p>188573992</text:p>
          </table:table-cell>
          <table:table-cell office:value-type="string">
            <text:p>2013-07-17</text:p>
          </table:table-cell>
          <table:table-cell office:value-type="string">
            <text:p>A</text:p>
          </table:table-cell>
          <table:table-cell table:style-name="ce1" office:value-type="string">
            <text:p>2013-07-12</text:p>
          </table:table-cell>
          <table:table-cell office:value-type="float" office:value="90816225737">
            <text:p>908162257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aanud ft teenust 6x 60 min</text:p>
          </table:table-cell>
          <table:table-cell office:value-type="string">
            <text:p>60 min</text:p>
          </table:table-cell>
          <table:table-cell office:value-type="string">
            <text:p><text:s/>saalis 20.06-11.07.2013 .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988770">
            <text:p>2988770</text:p>
          </table:table-cell>
          <table:table-cell office:value-type="float" office:value="93017634">
            <text:p>93017634</text:p>
          </table:table-cell>
          <table:table-cell office:value-type="string">
            <text:p>2012-05-02</text:p>
          </table:table-cell>
          <table:table-cell office:value-type="string">
            <text:p>A</text:p>
          </table:table-cell>
          <table:table-cell table:style-name="ce1" office:value-type="string">
            <text:p>2012-05-02</text:p>
          </table:table-cell>
          <table:table-cell office:value-type="float" office:value="75788374545">
            <text:p>757883745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b taastusravi : massaah 2x kuus 60 min</text:p>
          </table:table-cell>
          <table:table-cell office:value-type="string">
            <text:p>60 min</text:p>
          </table:table-cell>
          <table:table-cell office:value-type="string">
            <text:p><text:s/>sügis - talvisel perioodil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4745496">
            <text:p>14745496</text:p>
          </table:table-cell>
          <table:table-cell office:value-type="float" office:value="155398967">
            <text:p>155398967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table:style-name="ce1" office:value-type="string">
            <text:p>2012-12-19</text:p>
          </table:table-cell>
          <table:table-cell office:value-type="float" office:value="24994575395">
            <text:p>249945753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EKKUMINE - Ft teenus 5x 60 min</text:p>
          </table:table-cell>
          <table:table-cell office:value-type="string">
            <text:p>60 min</text:p>
          </table:table-cell>
          <table:table-cell office:value-type="string">
            <text:p><text:s/>saalis ( 7048 ) - lülisamba lii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4396135">
            <text:p>4396135</text:p>
          </table:table-cell>
          <table:table-cell office:value-type="float" office:value="123600585">
            <text:p>123600585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table:style-name="ce1" office:value-type="string">
            <text:p>2012-02-20</text:p>
          </table:table-cell>
          <table:table-cell office:value-type="float" office:value="84220354941">
            <text:p>842203549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ikuvuse parandamine - FT teenus 60 min</text:p>
          </table:table-cell>
          <table:table-cell office:value-type="string">
            <text:p>60 min</text:p>
          </table:table-cell>
          <table:table-cell office:value-type="string">
            <text:p><text:s/>x10 ( 2-3 x nädalas ) , palun t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5220138">
            <text:p>15220138</text:p>
          </table:table-cell>
          <table:table-cell office:value-type="float" office:value="219164200">
            <text:p>219164200</text:p>
          </table:table-cell>
          <table:table-cell office:value-type="string">
            <text:p>2013-12-2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1859490361">
            <text:p>5185949036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ögimaht - 59ml , minutimaht - 3,68 l/min</text:p>
          </table:table-cell>
          <table:table-cell office:value-type="string">
            <text:p>68 l/min</text:p>
          </table:table-cell>
          <table:table-cell office:value-type="string">
            <text:p><text:s/>, südame indeks - 2.32 l/min/m2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4906555">
            <text:p>14906555</text:p>
          </table:table-cell>
          <table:table-cell office:value-type="float" office:value="178208739">
            <text:p>178208739</text:p>
          </table:table-cell>
          <table:table-cell office:value-type="string">
            <text:p>2013-05-19</text:p>
          </table:table-cell>
          <table:table-cell office:value-type="string">
            <text:p>A</text:p>
          </table:table-cell>
          <table:table-cell table:style-name="ce1" office:value-type="string">
            <text:p>2013-05-08</text:p>
          </table:table-cell>
          <table:table-cell office:value-type="float" office:value="60119726729">
            <text:p>601197267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õndi 32x/min , PEF-i väärtused 680l/min</text:p>
          </table:table-cell>
          <table:table-cell office:value-type="string">
            <text:p>80l/min</text:p>
          </table:table-cell>
          <table:table-cell office:value-type="string">
            <text:p><text:s/>kõigil taastumisminutitel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5807664">
            <text:p>15807664</text:p>
          </table:table-cell>
          <table:table-cell office:value-type="float" office:value="181957157">
            <text:p>181957157</text:p>
          </table:table-cell>
          <table:table-cell office:value-type="string">
            <text:p>2013-06-06</text:p>
          </table:table-cell>
          <table:table-cell office:value-type="string">
            <text:p>S</text:p>
          </table:table-cell>
          <table:table-cell table:style-name="ce1" office:value-type="string">
            <text:p>2013-06-04</text:p>
          </table:table-cell>
          <table:table-cell office:value-type="float" office:value="673042275961">
            <text:p>67304227596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35min</text:p>
          </table:table-cell>
          <table:table-cell office:value-type="string">
            <text:p><text:s/>.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5">
            <text:p>35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9505692">
            <text:p>9505692</text:p>
          </table:table-cell>
          <table:table-cell office:value-type="float" office:value="186422143">
            <text:p>186422143</text:p>
          </table:table-cell>
          <table:table-cell office:value-type="string">
            <text:p>2013-07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3520585593">
            <text:p>7352058559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ne tõus 11,16 mg / , PCT 0,08 , SR 36</text:p>
          </table:table-cell>
          <table:table-cell office:value-type="string">
            <text:p>SR 36</text:p>
          </table:table-cell>
          <table:table-cell office:value-type="string">
            <text:p><text:s/>mm/h</text:p>
          </table:table-cell>
          <table:table-cell office:value-type="string">
            <text:p>S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6">
            <text:p>36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5699091">
            <text:p>5699091</text:p>
          </table:table-cell>
          <table:table-cell office:value-type="float" office:value="148082765">
            <text:p>148082765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table:style-name="ce1" office:value-type="string">
            <text:p>2012-11-21</text:p>
          </table:table-cell>
          <table:table-cell office:value-type="float" office:value="72395337132">
            <text:p>7239533713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40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2009562">
            <text:p>2009562</text:p>
          </table:table-cell>
          <table:table-cell office:value-type="float" office:value="127923072">
            <text:p>127923072</text:p>
          </table:table-cell>
          <table:table-cell office:value-type="string">
            <text:p>2012-07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4425835100">
            <text:p>244258351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ine , üks kord päevasel ajal ka pulss 33 xmin</text:p>
          </table:table-cell>
          <table:table-cell office:value-type="string">
            <text:p>pulss 33 xmin</text:p>
          </table:table-cell>
          <table:table-cell office:value-type="string">
            <text:p><text:s/>muidu brady episoode pole-praeg</text:p>
          </table:table-cell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5231081">
            <text:p>15231081</text:p>
          </table:table-cell>
          <table:table-cell office:value-type="float" office:value="179523119">
            <text:p>179523119</text:p>
          </table:table-cell>
          <table:table-cell office:value-type="string">
            <text:p>2013-05-2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2711984">
            <text:p>673042711984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imaalne südamelöögi sagedus oli 34 x minutis</text:p>
          </table:table-cell>
          <table:table-cell office:value-type="string">
            <text:p>34 x minutis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23591805">
            <text:p>23591805</text:p>
          </table:table-cell>
          <table:table-cell office:value-type="float" office:value="198656346">
            <text:p>198656346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table:style-name="ce1" office:value-type="string">
            <text:p>2013-09-03</text:p>
          </table:table-cell>
          <table:table-cell office:value-type="float" office:value="67362749453">
            <text:p>673627494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-Alb-Fr 35</text:p>
          </table:table-cell>
          <table:table-cell office:value-type="string">
            <text:p>Fr 35</text:p>
          </table:table-cell>
          <table:table-cell office:value-type="string">
            <text:p>.5 ↓ ( 36.0 . 50.0 g/L )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0328829">
            <text:p>10328829</text:p>
          </table:table-cell>
          <table:table-cell office:value-type="float" office:value="172986621">
            <text:p>172986621</text:p>
          </table:table-cell>
          <table:table-cell office:value-type="string">
            <text:p>2013-04-12</text:p>
          </table:table-cell>
          <table:table-cell office:value-type="string">
            <text:p>S</text:p>
          </table:table-cell>
          <table:table-cell table:style-name="ce1" office:value-type="string">
            <text:p>2013-04-10</text:p>
          </table:table-cell>
          <table:table-cell office:value-type="float" office:value="99220421330">
            <text:p>9922042133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Holteril õhtul korraks lamades pulss 36</text:p>
          </table:table-cell>
          <table:table-cell office:value-type="string">
            <text:p>pulss 36</text:p>
          </table:table-cell>
          <table:table-cell office:value-type="string">
            <text:p>-40 x , kuid keskmine fr 68 x ´ 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20308567">
            <text:p>20308567</text:p>
          </table:table-cell>
          <table:table-cell office:value-type="float" office:value="203413449">
            <text:p>203413449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5867556390">
            <text:p>958675563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maalne fr 90 x min , minimaalne fr 39 x min</text:p>
          </table:table-cell>
          <table:table-cell office:value-type="string">
            <text:p>fr 39 x min</text:p>
          </table:table-cell>
          <table:table-cell office:value-type="string">
            <text:p><text:s/>On kirjutanud holteri päevikuss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0049860">
            <text:p>10049860</text:p>
          </table:table-cell>
          <table:table-cell office:value-type="float" office:value="198576629">
            <text:p>198576629</text:p>
          </table:table-cell>
          <table:table-cell office:value-type="string">
            <text:p>2013-09-1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4616047448">
            <text:p>3461604744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30-40 x min</text:p>
          </table:table-cell>
          <table:table-cell office:value-type="string">
            <text:p>40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817376">
            <text:p>817376</text:p>
          </table:table-cell>
          <table:table-cell office:value-type="float" office:value="130044079">
            <text:p>130044079</text:p>
          </table:table-cell>
          <table:table-cell office:value-type="string">
            <text:p>2012-07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7227432894">
            <text:p>17227432894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entne kodade virvendusarütmia , fr : 43</text:p>
          </table:table-cell>
          <table:table-cell office:value-type="string">
            <text:p>fr : 43</text:p>
          </table:table-cell>
          <table:table-cell office:value-type="string">
            <text:p>-134 x min ´ Ööpäevaringselt 106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2790681">
            <text:p>12790681</text:p>
          </table:table-cell>
          <table:table-cell office:value-type="float" office:value="172456428">
            <text:p>172456428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table:style-name="ce1" office:value-type="string">
            <text:p>2013-04-17</text:p>
          </table:table-cell>
          <table:table-cell office:value-type="float" office:value="673030473425">
            <text:p>6730304734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Taastumispulss 43</text:p>
          </table:table-cell>
          <table:table-cell office:value-type="string">
            <text:p>pulss 43</text:p>
          </table:table-cell>
          <table:table-cell office:value-type="string">
            <text:p>0 -&gt; 4,29 l /’ Sarnased tulemuse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56302">
            <text:p>56302</text:p>
          </table:table-cell>
          <table:table-cell office:value-type="float" office:value="127326046">
            <text:p>127326046</text:p>
          </table:table-cell>
          <table:table-cell office:value-type="string">
            <text:p>2012-06-2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6687119815">
            <text:p>8668711981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ülma higiga , vererõhk 60/30 , fr 44 x min</text:p>
          </table:table-cell>
          <table:table-cell office:value-type="string">
            <text:p>fr 44 x min</text:p>
          </table:table-cell>
          <table:table-cell office:value-type="string">
            <text:p><text:s/>regul EKG-s ST elevats II , III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9948503">
            <text:p>9948503</text:p>
          </table:table-cell>
          <table:table-cell office:value-type="float" office:value="180654044">
            <text:p>180654044</text:p>
          </table:table-cell>
          <table:table-cell office:value-type="string">
            <text:p>2013-05-31</text:p>
          </table:table-cell>
          <table:table-cell office:value-type="string">
            <text:p>S</text:p>
          </table:table-cell>
          <table:table-cell table:style-name="ce1" office:value-type="string">
            <text:p>2013-03-12</text:p>
          </table:table-cell>
          <table:table-cell office:value-type="float" office:value="673032668501">
            <text:p>67303266850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Bradükardia ( fr 44</text:p>
          </table:table-cell>
          <table:table-cell office:value-type="string">
            <text:p>fr 44</text:p>
          </table:table-cell>
          <table:table-cell office:value-type="string">
            <text:p>-45 x min ) tõttu beeta blok rav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3130666">
            <text:p>13130666</text:p>
          </table:table-cell>
          <table:table-cell office:value-type="float" office:value="170092225">
            <text:p>170092225</text:p>
          </table:table-cell>
          <table:table-cell office:value-type="string">
            <text:p>2013-04-03</text:p>
          </table:table-cell>
          <table:table-cell office:value-type="string">
            <text:p>A</text:p>
          </table:table-cell>
          <table:table-cell table:style-name="ce1" office:value-type="string">
            <text:p>2013-03-27</text:p>
          </table:table-cell>
          <table:table-cell office:value-type="float" office:value="54461935294">
            <text:p>544619352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Taastumispulss 44</text:p>
          </table:table-cell>
          <table:table-cell office:value-type="string">
            <text:p>pulss 44</text:p>
          </table:table-cell>
          <table:table-cell office:value-type="string">
            <text:p>2-&gt; 432 l /’ 3.04.2013 .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225080">
            <text:p>1225080</text:p>
          </table:table-cell>
          <table:table-cell office:value-type="float" office:value="121905263">
            <text:p>121905263</text:p>
          </table:table-cell>
          <table:table-cell office:value-type="string">
            <text:p>2012-05-2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0302769167">
            <text:p>80302769167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iinusrütm ~ 48 x min</text:p>
          </table:table-cell>
          <table:table-cell office:value-type="string">
            <text:p>48 x min</text:p>
          </table:table-cell>
          <table:table-cell office:value-type="string">
            <text:p><text:s/>- bradükardia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1680515">
            <text:p>1680515</text:p>
          </table:table-cell>
          <table:table-cell office:value-type="float" office:value="148712280">
            <text:p>148712280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2895316315">
            <text:p>7289531631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irjeldus : Siinusbradük fr 48 x/min</text:p>
          </table:table-cell>
          <table:table-cell office:value-type="string">
            <text:p>fr 48 x/min</text:p>
          </table:table-cell>
          <table:table-cell office:value-type="string">
            <text:p><text:s/>, repolarisatsioonihäiret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10172588">
            <text:p>10172588</text:p>
          </table:table-cell>
          <table:table-cell office:value-type="float" office:value="182908426">
            <text:p>182908426</text:p>
          </table:table-cell>
          <table:table-cell office:value-type="string">
            <text:p>2013-06-12</text:p>
          </table:table-cell>
          <table:table-cell office:value-type="string">
            <text:p>S</text:p>
          </table:table-cell>
          <table:table-cell table:style-name="ce1" office:value-type="string">
            <text:p>0211-07-05</text:p>
          </table:table-cell>
          <table:table-cell office:value-type="float" office:value="59558148741">
            <text:p>5955814874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toonid regulaarsed , Fr 49x/min</text:p>
          </table:table-cell>
          <table:table-cell office:value-type="string">
            <text:p>Fr 49x/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float" office:value="15173886">
            <text:p>15173886</text:p>
          </table:table-cell>
          <table:table-cell office:value-type="float" office:value="190552673">
            <text:p>190552673</text:p>
          </table:table-cell>
          <table:table-cell office:value-type="string">
            <text:p>2013-07-2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9346693">
            <text:p>673039346693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ne pulsisagedus 84x/min ( minim 50x/min</text:p>
          </table:table-cell>
          <table:table-cell office:value-type="string">
            <text:p>50x/min</text:p>
          </table:table-cell>
          <table:table-cell office:value-type="string">
            <text:p><text:s/>maksim 157x/min ) 849 supravent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9056357">
            <text:p>9056357</text:p>
          </table:table-cell>
          <table:table-cell office:value-type="float" office:value="175298704">
            <text:p>175298704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4624606">
            <text:p>67303462460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&amp; lt ; 50 x/min</text:p>
          </table:table-cell>
          <table:table-cell office:value-type="string">
            <text:p>50 x/min</text:p>
          </table:table-cell>
          <table:table-cell office:value-type="string">
            <text:p><text:s/>uneajast - 3,5 %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1214373">
            <text:p>1214373</text:p>
          </table:table-cell>
          <table:table-cell office:value-type="float" office:value="144212721">
            <text:p>144212721</text:p>
          </table:table-cell>
          <table:table-cell office:value-type="string">
            <text:p>2012-11-0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0218459730">
            <text:p>80218459730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imaalne südamelöögi sagedus oli 50 x minutis</text:p>
          </table:table-cell>
          <table:table-cell office:value-type="string">
            <text:p>50 x minutis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3063804">
            <text:p>3063804</text:p>
          </table:table-cell>
          <table:table-cell office:value-type="float" office:value="125107397">
            <text:p>125107397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8591855458">
            <text:p>385918554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iire , vahel aeglane ( mõõtnud 50 x min</text:p>
          </table:table-cell>
          <table:table-cell office:value-type="string">
            <text:p>50 x min</text:p>
          </table:table-cell>
          <table:table-cell office:value-type="string">
            <text:p><text:s/>)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17817836">
            <text:p>17817836</text:p>
          </table:table-cell>
          <table:table-cell office:value-type="float" office:value="204175815">
            <text:p>204175815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20172">
            <text:p>6730304201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EKG , El telje kalle vasakule , pulss 50</text:p>
          </table:table-cell>
          <table:table-cell office:value-type="string">
            <text:p>pulss 50</text:p>
          </table:table-cell>
          <table:table-cell office:value-type="string">
            <text:p><text:s/>, ST elev kerged V1-V6 , Ts neg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994247">
            <text:p>994247</text:p>
          </table:table-cell>
          <table:table-cell office:value-type="float" office:value="141997567">
            <text:p>141997567</text:p>
          </table:table-cell>
          <table:table-cell office:value-type="string">
            <text:p>2012-10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8885465030">
            <text:p>58885465030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39 x min , minimaalne frekvents 50 x min</text:p>
          </table:table-cell>
          <table:table-cell office:value-type="string">
            <text:p>50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5645355">
            <text:p>5645355</text:p>
          </table:table-cell>
          <table:table-cell office:value-type="float" office:value="149731806">
            <text:p>149731806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9091614570">
            <text:p>4909161457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<text:s/>tagasi oli bradükardiline alla 50xmin</text:p>
          </table:table-cell>
          <table:table-cell office:value-type="string">
            <text:p>50xmin</text:p>
          </table:table-cell>
          <table:table-cell office:value-type="string">
            <text:p><text:s/>20 % ajast Soovitatud Panasili 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8863678">
            <text:p>8863678</text:p>
          </table:table-cell>
          <table:table-cell office:value-type="float" office:value="187728445">
            <text:p>187728445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19367">
            <text:p>67303051936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&amp; lt ; 50 x/min</text:p>
          </table:table-cell>
          <table:table-cell office:value-type="string">
            <text:p>50 x/min</text:p>
          </table:table-cell>
          <table:table-cell office:value-type="string">
            <text:p><text:s/>uneajast - 47,3 %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9068329">
            <text:p>9068329</text:p>
          </table:table-cell>
          <table:table-cell office:value-type="float" office:value="185230110">
            <text:p>185230110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9010796285">
            <text:p>1901079628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hhükardia -18.00 ; minimaalne - fr - 51 x / min</text:p>
          </table:table-cell>
          <table:table-cell office:value-type="string">
            <text:p>fr - 51 x / min</text:p>
          </table:table-cell>
          <table:table-cell office:value-type="string">
            <text:p>-siinusbradükardia 06.12 .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/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float" office:value="20044278">
            <text:p>20044278</text:p>
          </table:table-cell>
          <table:table-cell office:value-type="float" office:value="216503751">
            <text:p>216503751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table:style-name="ce1" office:value-type="string">
            <text:p>2013-10-30</text:p>
          </table:table-cell>
          <table:table-cell office:value-type="float" office:value="673030555898">
            <text:p>6730305558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<text:s/>süstoolne kahin aordil , tipus 51min</text:p>
          </table:table-cell>
          <table:table-cell office:value-type="string">
            <text:p>51min</text:p>
          </table:table-cell>
          <table:table-cell office:value-type="string">
            <text:p><text:s/>…. xmin , RR120/80 …/… . mm/Hg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float" office:value="10576302">
            <text:p>10576302</text:p>
          </table:table-cell>
          <table:table-cell office:value-type="float" office:value="212878923">
            <text:p>212878923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9348218141">
            <text:p>1934821814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EKG : regulaarne siinusrütm fr 51x</text:p>
          </table:table-cell>
          <table:table-cell office:value-type="string">
            <text:p>fr 51x</text:p>
          </table:table-cell>
          <table:table-cell office:value-type="string">
            <text:p><text:s/>' , isheemiale viitavaid repol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float" office:value="3815945">
            <text:p>3815945</text:p>
          </table:table-cell>
          <table:table-cell office:value-type="float" office:value="153790156">
            <text:p>153790156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118886005">
            <text:p>671188860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51 x/min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float" office:value="13385842">
            <text:p>13385842</text:p>
          </table:table-cell>
          <table:table-cell office:value-type="float" office:value="209249058">
            <text:p>209249058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table:style-name="ce1" office:value-type="string">
            <text:p>2013-11-12</text:p>
          </table:table-cell>
          <table:table-cell office:value-type="float" office:value="57672986553">
            <text:p>576729865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odil 111/58 mmHg , pulsisagedus 52 bpm</text:p>
          </table:table-cell>
          <table:table-cell office:value-type="string">
            <text:p>52 bpm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float" office:value="8352437">
            <text:p>8352437</text:p>
          </table:table-cell>
          <table:table-cell office:value-type="float" office:value="143418553">
            <text:p>143418553</text:p>
          </table:table-cell>
          <table:table-cell office:value-type="string">
            <text:p>2012-10-17</text:p>
          </table:table-cell>
          <table:table-cell office:value-type="string">
            <text:p>A</text:p>
          </table:table-cell>
          <table:table-cell table:style-name="ce1" office:value-type="string">
            <text:p>2012-09-18</text:p>
          </table:table-cell>
          <table:table-cell office:value-type="float" office:value="14027098044">
            <text:p>1402709804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52 x min</text:p>
          </table:table-cell>
          <table:table-cell office:value-type="string">
            <text:p><text:s/>, rütm regulaarne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float" office:value="18225318">
            <text:p>18225318</text:p>
          </table:table-cell>
          <table:table-cell office:value-type="float" office:value="169626926">
            <text:p>169626926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9771948479">
            <text:p>297719484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8 xmin , max fr 156 x min , min fr 52 xmin</text:p>
          </table:table-cell>
          <table:table-cell office:value-type="string">
            <text:p>fr 52 xmin</text:p>
          </table:table-cell>
          <table:table-cell office:value-type="string">
            <text:p><text:s/>, kokku 2 SVESi ja 1 VES-EKG ho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float" office:value="20416738">
            <text:p>20416738</text:p>
          </table:table-cell>
          <table:table-cell office:value-type="float" office:value="218199655">
            <text:p>218199655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table:style-name="ce1" office:value-type="string">
            <text:p>2012-07-27</text:p>
          </table:table-cell>
          <table:table-cell office:value-type="float" office:value="87432291155">
            <text:p>874322911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EKG pt käes SR 52xmin</text:p>
          </table:table-cell>
          <table:table-cell office:value-type="string">
            <text:p>SR 52xmin</text:p>
          </table:table-cell>
          <table:table-cell office:value-type="string">
            <text:p><text:s/>Armistumise muutused vas vatsak</text:p>
          </table:table-cell>
          <table:table-cell office:value-type="string">
            <text:p>S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float" office:value="16253204">
            <text:p>16253204</text:p>
          </table:table-cell>
          <table:table-cell office:value-type="float" office:value="160187184">
            <text:p>160187184</text:p>
          </table:table-cell>
          <table:table-cell office:value-type="string">
            <text:p>2013-01-28</text:p>
          </table:table-cell>
          <table:table-cell office:value-type="string">
            <text:p>S</text:p>
          </table:table-cell>
          <table:table-cell table:style-name="ce1" office:value-type="string">
            <text:p>2013-01-16</text:p>
          </table:table-cell>
          <table:table-cell office:value-type="float" office:value="43749229497">
            <text:p>4374922949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iinusbradükardia , fr 53x</text:p>
          </table:table-cell>
          <table:table-cell office:value-type="string">
            <text:p>fr 53x</text:p>
          </table:table-cell>
          <table:table-cell office:value-type="string">
            <text:p><text:s/>` Poolvertikaalne elektriline p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float" office:value="5243008">
            <text:p>5243008</text:p>
          </table:table-cell>
          <table:table-cell office:value-type="float" office:value="138440472">
            <text:p>138440472</text:p>
          </table:table-cell>
          <table:table-cell office:value-type="string">
            <text:p>2012-09-13</text:p>
          </table:table-cell>
          <table:table-cell office:value-type="string">
            <text:p>A</text:p>
          </table:table-cell>
          <table:table-cell table:style-name="ce1" office:value-type="string">
            <text:p>2012-09-04</text:p>
          </table:table-cell>
          <table:table-cell office:value-type="float" office:value="62783561514">
            <text:p>627835615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<text:s/>vahemikus 38-135x ' , keskmine fr 53x</text:p>
          </table:table-cell>
          <table:table-cell office:value-type="string">
            <text:p>fr 53x</text:p>
          </table:table-cell>
          <table:table-cell office:value-type="string">
            <text:p><text:s/>' 48 VEs-i , 93 SVEs-i , 1 SVE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float" office:value="15186406">
            <text:p>15186406</text:p>
          </table:table-cell>
          <table:table-cell office:value-type="float" office:value="216115841">
            <text:p>216115841</text:p>
          </table:table-cell>
          <table:table-cell office:value-type="string">
            <text:p>2013-12-1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4724093">
            <text:p>673034724093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aalne . Rütm-siinusbradükardia -fr -53 x / min</text:p>
          </table:table-cell>
          <table:table-cell office:value-type="string">
            <text:p>fr -53 x /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/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float" office:value="9235568">
            <text:p>9235568</text:p>
          </table:table-cell>
          <table:table-cell office:value-type="float" office:value="174429826">
            <text:p>174429826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47074">
            <text:p>673030547074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ndus : Kirjeldus : Siinusrütm , fr 53 x/min</text:p>
          </table:table-cell>
          <table:table-cell office:value-type="string">
            <text:p>fr 53 x/min</text:p>
          </table:table-cell>
          <table:table-cell office:value-type="string">
            <text:p><text:s/>, repolarisatsioonihäiret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float" office:value="4161470">
            <text:p>4161470</text:p>
          </table:table-cell>
          <table:table-cell office:value-type="float" office:value="125192863">
            <text:p>125192863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table:style-name="ce1" office:value-type="string">
            <text:p>2012-06-05</text:p>
          </table:table-cell>
          <table:table-cell office:value-type="float" office:value="58087196802">
            <text:p>580871968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54</text:p>
          </table:table-cell>
          <table:table-cell office:value-type="string">
            <text:p><text:s/>.</text:p>
          </table:table-cell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16017000">
            <text:p>16017000</text:p>
          </table:table-cell>
          <table:table-cell office:value-type="float" office:value="178014920">
            <text:p>178014920</text:p>
          </table:table-cell>
          <table:table-cell office:value-type="string">
            <text:p>2013-04-2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6570047">
            <text:p>67304657004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Ekg : siinusrütm 54x</text:p>
          </table:table-cell>
          <table:table-cell office:value-type="string">
            <text:p>siinusrütm 54x</text:p>
          </table:table-cell>
          <table:table-cell office:value-type="string">
            <text:p><text:s/>' ; RBBB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15167927">
            <text:p>15167927</text:p>
          </table:table-cell>
          <table:table-cell office:value-type="float" office:value="175558596">
            <text:p>175558596</text:p>
          </table:table-cell>
          <table:table-cell office:value-type="string">
            <text:p>2013-05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9237521">
            <text:p>67303923752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irjeldus : Siinusbradükardia 54 x min</text:p>
          </table:table-cell>
          <table:table-cell office:value-type="string">
            <text:p>54 x min</text:p>
          </table:table-cell>
          <table:table-cell office:value-type="string">
            <text:p><text:s/>Sage VES Hisi kimbu vasaku eess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9008500">
            <text:p>9008500</text:p>
          </table:table-cell>
          <table:table-cell office:value-type="float" office:value="192073734">
            <text:p>192073734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36202">
            <text:p>67303033620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egulaarse siinusrütmi x55/min</text:p>
          </table:table-cell>
          <table:table-cell office:value-type="string">
            <text:p>55/min</text:p>
          </table:table-cell>
          <table:table-cell office:value-type="string">
            <text:p><text:s/>foonil väljendunud supraventrik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5774218">
            <text:p>5774218</text:p>
          </table:table-cell>
          <table:table-cell office:value-type="float" office:value="147372913">
            <text:p>147372913</text:p>
          </table:table-cell>
          <table:table-cell office:value-type="string">
            <text:p>2012-11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8797874479">
            <text:p>6879787447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dameleid : toonid arütmilised , fr 55</text:p>
          </table:table-cell>
          <table:table-cell office:value-type="string">
            <text:p>fr 55</text:p>
          </table:table-cell>
          <table:table-cell office:value-type="string">
            <text:p><text:s/>, VR 121/49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18407427">
            <text:p>18407427</text:p>
          </table:table-cell>
          <table:table-cell office:value-type="float" office:value="181804524">
            <text:p>181804524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8824888542">
            <text:p>788248885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ne-lateraalne varasem infarkt , SR 55 x</text:p>
          </table:table-cell>
          <table:table-cell office:value-type="string">
            <text:p>SR 55 x</text:p>
          </table:table-cell>
          <table:table-cell office:value-type="string">
            <text:p><text:s/>' VR 140/80 Ravi korrigeeritud </text:p>
          </table:table-cell>
          <table:table-cell office:value-type="string">
            <text:p>S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1172401">
            <text:p>1172401</text:p>
          </table:table-cell>
          <table:table-cell office:value-type="float" office:value="82097995">
            <text:p>82097995</text:p>
          </table:table-cell>
          <table:table-cell office:value-type="string">
            <text:p>2012-02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9198870038">
            <text:p>19198870038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Kirjeldus : Siinusrütm , fr - 55x</text:p>
          </table:table-cell>
          <table:table-cell office:value-type="string">
            <text:p>fr - 55x</text:p>
          </table:table-cell>
          <table:table-cell office:value-type="string">
            <text:p><text:s/>´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23535781">
            <text:p>23535781</text:p>
          </table:table-cell>
          <table:table-cell office:value-type="float" office:value="191444196">
            <text:p>191444196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table:style-name="ce1" office:value-type="string">
            <text:p>2013-08-07</text:p>
          </table:table-cell>
          <table:table-cell office:value-type="float" office:value="673030540646">
            <text:p>6730305406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Löögisagedus ( l/min ) : 55</text:p>
          </table:table-cell>
          <table:table-cell office:value-type="string">
            <text:p><text:s/>.</text:p>
          </table:table-cell>
          <table:table-cell office:value-type="string">
            <text:p>Löögi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5966076">
            <text:p>5966076</text:p>
          </table:table-cell>
          <table:table-cell office:value-type="float" office:value="144820917">
            <text:p>144820917</text:p>
          </table:table-cell>
          <table:table-cell office:value-type="string">
            <text:p>2012-10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6829523506">
            <text:p>7682952350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is , südametoonid regulaarsed , fr 55 x/min</text:p>
          </table:table-cell>
          <table:table-cell office:value-type="string">
            <text:p>fr 55 x/min</text:p>
          </table:table-cell>
          <table:table-cell office:value-type="string">
            <text:p><text:s/>, RR 110/65 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15234142">
            <text:p>15234142</text:p>
          </table:table-cell>
          <table:table-cell office:value-type="float" office:value="200803233">
            <text:p>200803233</text:p>
          </table:table-cell>
          <table:table-cell office:value-type="string">
            <text:p>2013-10-0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5747918301">
            <text:p>8574791830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odade virvendus frekvensiga 55/min</text:p>
          </table:table-cell>
          <table:table-cell office:value-type="string">
            <text:p>55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1748780">
            <text:p>1748780</text:p>
          </table:table-cell>
          <table:table-cell office:value-type="float" office:value="135011008">
            <text:p>135011008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2814711800">
            <text:p>3281471180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irjeldus : Siinusrütm , fr 55 x/min</text:p>
          </table:table-cell>
          <table:table-cell office:value-type="string">
            <text:p>fr 55 x/min</text:p>
          </table:table-cell>
          <table:table-cell office:value-type="string">
            <text:p><text:s/>, repolarisatsioonihäiret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15994909">
            <text:p>15994909</text:p>
          </table:table-cell>
          <table:table-cell office:value-type="float" office:value="186429889">
            <text:p>186429889</text:p>
          </table:table-cell>
          <table:table-cell office:value-type="string">
            <text:p>2013-07-02</text:p>
          </table:table-cell>
          <table:table-cell office:value-type="string">
            <text:p>S</text:p>
          </table:table-cell>
          <table:table-cell table:style-name="ce1" office:value-type="string">
            <text:p>2013-06-28</text:p>
          </table:table-cell>
          <table:table-cell office:value-type="float" office:value="673041707049">
            <text:p>6730417070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 140/70 , fr 55</text:p>
          </table:table-cell>
          <table:table-cell office:value-type="string">
            <text:p>fr 55</text:p>
          </table:table-cell>
          <table:table-cell office:value-type="string">
            <text:p>-75 x min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8901577">
            <text:p>8901577</text:p>
          </table:table-cell>
          <table:table-cell office:value-type="float" office:value="207832097">
            <text:p>207832097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55244">
            <text:p>673030555244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56/min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float" office:value="5893263">
            <text:p>5893263</text:p>
          </table:table-cell>
          <table:table-cell office:value-type="float" office:value="133908038">
            <text:p>133908038</text:p>
          </table:table-cell>
          <table:table-cell office:value-type="string">
            <text:p>2012-08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0536616982">
            <text:p>3053661698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AD 155/67 mmHg Ps 56/min</text:p>
          </table:table-cell>
          <table:table-cell office:value-type="string">
            <text:p>Ps 56/min</text:p>
          </table:table-cell>
          <table:table-cell office:value-type="string">
            <text:p><text:s/>, BMI-26 KG/M202/08/12 TPO-AK 7</text:p>
          </table:table-cell>
          <table:table-cell office:value-type="string">
            <text:p>Ps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float" office:value="6800038">
            <text:p>6800038</text:p>
          </table:table-cell>
          <table:table-cell office:value-type="float" office:value="147377848">
            <text:p>147377848</text:p>
          </table:table-cell>
          <table:table-cell office:value-type="string">
            <text:p>2012-10-31</text:p>
          </table:table-cell>
          <table:table-cell office:value-type="string">
            <text:p>S</text:p>
          </table:table-cell>
          <table:table-cell table:style-name="ce1" office:value-type="string">
            <text:p>2012-09-27</text:p>
          </table:table-cell>
          <table:table-cell office:value-type="float" office:value="46760648324">
            <text:p>4676064832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56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float" office:value="5522764">
            <text:p>5522764</text:p>
          </table:table-cell>
          <table:table-cell office:value-type="float" office:value="79884513">
            <text:p>79884513</text:p>
          </table:table-cell>
          <table:table-cell office:value-type="string">
            <text:p>2011-12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0787721187">
            <text:p>8078772118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56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float" office:value="2012196">
            <text:p>2012196</text:p>
          </table:table-cell>
          <table:table-cell office:value-type="float" office:value="128841769">
            <text:p>128841769</text:p>
          </table:table-cell>
          <table:table-cell office:value-type="string">
            <text:p>2012-07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2579022843">
            <text:p>825790228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Ü/s rahuldav , s/teg reg fr 56 x min</text:p>
          </table:table-cell>
          <table:table-cell office:value-type="string">
            <text:p>fr 56 x min</text:p>
          </table:table-cell>
          <table:table-cell office:value-type="string">
            <text:p><text:s/>, RR 145/90 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float" office:value="9336680">
            <text:p>9336680</text:p>
          </table:table-cell>
          <table:table-cell office:value-type="float" office:value="184440029">
            <text:p>184440029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48851">
            <text:p>673030448851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iinusrütm keskm fr 80x ' , min fr 57x</text:p>
          </table:table-cell>
          <table:table-cell office:value-type="string">
            <text:p>fr 57x</text:p>
          </table:table-cell>
          <table:table-cell office:value-type="string">
            <text:p><text:s/>' , max fr 116x' Registreeritud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15213409">
            <text:p>15213409</text:p>
          </table:table-cell>
          <table:table-cell office:value-type="float" office:value="178936141">
            <text:p>178936141</text:p>
          </table:table-cell>
          <table:table-cell office:value-type="string">
            <text:p>2013-05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5921353">
            <text:p>673045921353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irjeldus : Siinusbradükardia 57 x min</text:p>
          </table:table-cell>
          <table:table-cell office:value-type="string">
            <text:p>57 x min</text:p>
          </table:table-cell>
          <table:table-cell office:value-type="string">
            <text:p><text:s/>Armistunud muutused vaheseinas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15299658">
            <text:p>15299658</text:p>
          </table:table-cell>
          <table:table-cell office:value-type="float" office:value="188955098">
            <text:p>188955098</text:p>
          </table:table-cell>
          <table:table-cell office:value-type="string">
            <text:p>2013-07-1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0845968078">
            <text:p>10845968078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57/min</text:p>
          </table:table-cell>
          <table:table-cell office:value-type="string">
            <text:p><text:s/>, siinusbradükardia , normaalne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16848362">
            <text:p>16848362</text:p>
          </table:table-cell>
          <table:table-cell office:value-type="float" office:value="192183826">
            <text:p>192183826</text:p>
          </table:table-cell>
          <table:table-cell office:value-type="string">
            <text:p>2013-08-13</text:p>
          </table:table-cell>
          <table:table-cell office:value-type="string">
            <text:p>S</text:p>
          </table:table-cell>
          <table:table-cell table:style-name="ce1" office:value-type="string">
            <text:p>2013-08-09</text:p>
          </table:table-cell>
          <table:table-cell office:value-type="float" office:value="21371949928">
            <text:p>2137194992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iinusrütm , fr 57 x/min</text:p>
          </table:table-cell>
          <table:table-cell office:value-type="string">
            <text:p>fr 57 x/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1900252">
            <text:p>21900252</text:p>
          </table:table-cell>
          <table:table-cell office:value-type="float" office:value="212801931">
            <text:p>212801931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table:style-name="ce1" office:value-type="string">
            <text:p>2013-11-06</text:p>
          </table:table-cell>
          <table:table-cell office:value-type="float" office:value="673040584345">
            <text:p>6730405843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ta RR 136/88 mmHg fr siinusrütm fr 57 xmin</text:p>
          </table:table-cell>
          <table:table-cell office:value-type="string">
            <text:p>fr 57 xmin</text:p>
          </table:table-cell>
          <table:table-cell office:value-type="string">
            <text:p><text:s/>regulaarne , negatiivne T sakk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3705767">
            <text:p>3705767</text:p>
          </table:table-cell>
          <table:table-cell office:value-type="float" office:value="153259060">
            <text:p>153259060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table:style-name="ce1" office:value-type="string">
            <text:p>2012-12-18</text:p>
          </table:table-cell>
          <table:table-cell office:value-type="float" office:value="29428249151">
            <text:p>294282491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Cor toonid tuhminenud , rteg ps 58/min</text:p>
          </table:table-cell>
          <table:table-cell office:value-type="string">
            <text:p>58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float" office:value="8190346">
            <text:p>8190346</text:p>
          </table:table-cell>
          <table:table-cell office:value-type="float" office:value="152483063">
            <text:p>152483063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table:style-name="ce1" office:value-type="string">
            <text:p>2012-11-27</text:p>
          </table:table-cell>
          <table:table-cell office:value-type="float" office:value="88084091418">
            <text:p>8808409141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2012 . siinusbradükardia 58 l/min</text:p>
          </table:table-cell>
          <table:table-cell office:value-type="string">
            <text:p>58 l/min</text:p>
          </table:table-cell>
          <table:table-cell office:value-type="string">
            <text:p><text:s/>, Hisi kimbu parema sääre bloka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float" office:value="12610181">
            <text:p>12610181</text:p>
          </table:table-cell>
          <table:table-cell office:value-type="float" office:value="194683778">
            <text:p>194683778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table:style-name="ce1" office:value-type="string">
            <text:p>2013-08-29</text:p>
          </table:table-cell>
          <table:table-cell office:value-type="float" office:value="673030353849">
            <text:p>6730303538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 110/70 ; pulss 58 x</text:p>
          </table:table-cell>
          <table:table-cell office:value-type="string">
            <text:p>pulss 58 x</text:p>
          </table:table-cell>
          <table:table-cell office:value-type="string">
            <text:p><text:s/>´ , cor , pulm ii</text:p>
          </table:table-cell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float" office:value="15160835">
            <text:p>15160835</text:p>
          </table:table-cell>
          <table:table-cell office:value-type="float" office:value="164601913">
            <text:p>164601913</text:p>
          </table:table-cell>
          <table:table-cell office:value-type="string">
            <text:p>2013-02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2498947183">
            <text:p>42498947183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table:number-columns-repeated="2" office:value-type="string">
            <text:p>Pulss : 58</text:p>
          </table:table-cell>
          <table:table-cell office:value-type="string">
            <text:p><text:s/>--&gt; 134 -&gt; 76 / min , reaktsioo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float" office:value="9365994">
            <text:p>9365994</text:p>
          </table:table-cell>
          <table:table-cell office:value-type="float" office:value="217290990">
            <text:p>217290990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5552441590">
            <text:p>25552441590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irjeldus : Siinusrütm , fr 58 x min</text:p>
          </table:table-cell>
          <table:table-cell office:value-type="string">
            <text:p>fr 58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float" office:value="14268661">
            <text:p>14268661</text:p>
          </table:table-cell>
          <table:table-cell office:value-type="float" office:value="195559511">
            <text:p>195559511</text:p>
          </table:table-cell>
          <table:table-cell office:value-type="string">
            <text:p>2013-08-31</text:p>
          </table:table-cell>
          <table:table-cell office:value-type="string">
            <text:p>A</text:p>
          </table:table-cell>
          <table:table-cell table:style-name="ce1" office:value-type="string">
            <text:p>2013-08-31</text:p>
          </table:table-cell>
          <table:table-cell office:value-type="float" office:value="88112177684">
            <text:p>881121776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 100/56mmHg , fr 59x</text:p>
          </table:table-cell>
          <table:table-cell office:value-type="string">
            <text:p>fr 59x</text:p>
          </table:table-cell>
          <table:table-cell office:value-type="string">
            <text:p><text:s/>`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float" office:value="1638372">
            <text:p>1638372</text:p>
          </table:table-cell>
          <table:table-cell office:value-type="float" office:value="87341297">
            <text:p>87341297</text:p>
          </table:table-cell>
          <table:table-cell office:value-type="string">
            <text:p>2012-03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1001756383">
            <text:p>4100175638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50-59 x/min</text:p>
          </table:table-cell>
          <table:table-cell office:value-type="string">
            <text:p>59 x/min</text:p>
          </table:table-cell>
          <table:table-cell office:value-type="string">
            <text:p><text:s/>uneajast - 38,3 %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float" office:value="1020144">
            <text:p>1020144</text:p>
          </table:table-cell>
          <table:table-cell office:value-type="float" office:value="136623086">
            <text:p>136623086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2024131180">
            <text:p>52024131180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ndus : Kirjeldus : Siinusrütm , fr 59 x/min</text:p>
          </table:table-cell>
          <table:table-cell office:value-type="string">
            <text:p>fr 59 x/min</text:p>
          </table:table-cell>
          <table:table-cell office:value-type="string">
            <text:p><text:s/>, repolarisatsioonihäiret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float" office:value="7949725">
            <text:p>7949725</text:p>
          </table:table-cell>
          <table:table-cell office:value-type="float" office:value="138511961">
            <text:p>138511961</text:p>
          </table:table-cell>
          <table:table-cell office:value-type="string">
            <text:p>2012-09-14</text:p>
          </table:table-cell>
          <table:table-cell office:value-type="string">
            <text:p>A</text:p>
          </table:table-cell>
          <table:table-cell table:style-name="ce1" office:value-type="string">
            <text:p>2012-09-11</text:p>
          </table:table-cell>
          <table:table-cell office:value-type="float" office:value="64158954765">
            <text:p>6415895476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59</text:p>
          </table:table-cell>
          <table:table-cell office:value-type="string">
            <text:p><text:s/>.</text:p>
          </table:table-cell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float" office:value="15733024">
            <text:p>15733024</text:p>
          </table:table-cell>
          <table:table-cell office:value-type="float" office:value="216522613">
            <text:p>216522613</text:p>
          </table:table-cell>
          <table:table-cell office:value-type="string">
            <text:p>2013-12-18</text:p>
          </table:table-cell>
          <table:table-cell office:value-type="string">
            <text:p>S</text:p>
          </table:table-cell>
          <table:table-cell table:style-name="ce1" office:value-type="string">
            <text:p>2013-12-09</text:p>
          </table:table-cell>
          <table:table-cell office:value-type="float" office:value="47366150378">
            <text:p>4736615037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Kell 20.00 RR 92/57 mmHg , fr 60 x</text:p>
          </table:table-cell>
          <table:table-cell office:value-type="string">
            <text:p>fr 60 x</text:p>
          </table:table-cell>
          <table:table-cell office:value-type="string">
            <text:p><text:s/>'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185366">
            <text:p>185366</text:p>
          </table:table-cell>
          <table:table-cell office:value-type="float" office:value="136573591">
            <text:p>136573591</text:p>
          </table:table-cell>
          <table:table-cell office:value-type="string">
            <text:p>2012-09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4306967674">
            <text:p>8430696767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edus 65 l / min ja puhkesagedus 60 l / min</text:p>
          </table:table-cell>
          <table:table-cell office:value-type="string">
            <text:p>60 l /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l /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20229242">
            <text:p>20229242</text:p>
          </table:table-cell>
          <table:table-cell office:value-type="float" office:value="210555381">
            <text:p>210555381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3916695916">
            <text:p>339166959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Normaalne siinusrütm 60xmin</text:p>
          </table:table-cell>
          <table:table-cell office:value-type="string">
            <text:p>siinusrütm 60xmin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3781157">
            <text:p>3781157</text:p>
          </table:table-cell>
          <table:table-cell office:value-type="float" office:value="150290395">
            <text:p>150290395</text:p>
          </table:table-cell>
          <table:table-cell office:value-type="string">
            <text:p>2012-12-03</text:p>
          </table:table-cell>
          <table:table-cell office:value-type="string">
            <text:p>A</text:p>
          </table:table-cell>
          <table:table-cell table:style-name="ce1" office:value-type="string">
            <text:p>2012-10-22</text:p>
          </table:table-cell>
          <table:table-cell office:value-type="float" office:value="81200334055">
            <text:p>812003340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üdametegevus regulaarne , fr 60</text:p>
          </table:table-cell>
          <table:table-cell office:value-type="string">
            <text:p>fr 60</text:p>
          </table:table-cell>
          <table:table-cell office:value-type="string">
            <text:p><text:s/>.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6482176">
            <text:p>6482176</text:p>
          </table:table-cell>
          <table:table-cell office:value-type="float" office:value="144410312">
            <text:p>144410312</text:p>
          </table:table-cell>
          <table:table-cell office:value-type="string">
            <text:p>2012-10-2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1853192497">
            <text:p>6185319249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HK kare , HS 60 x/min</text:p>
          </table:table-cell>
          <table:table-cell office:value-type="string">
            <text:p>60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1645920">
            <text:p>1645920</text:p>
          </table:table-cell>
          <table:table-cell office:value-type="float" office:value="82644957">
            <text:p>82644957</text:p>
          </table:table-cell>
          <table:table-cell office:value-type="string">
            <text:p>2011-11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3416333104">
            <text:p>83416333104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125 Watt Rahuoleku pulsisagedus 60 x min</text:p>
          </table:table-cell>
          <table:table-cell office:value-type="string">
            <text:p>60 x min</text:p>
          </table:table-cell>
          <table:table-cell office:value-type="string">
            <text:p><text:s/>, koormusel maksimaalne pulsisa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9050740">
            <text:p>9050740</text:p>
          </table:table-cell>
          <table:table-cell office:value-type="float" office:value="178336516">
            <text:p>178336516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1526042613">
            <text:p>7152604261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irjeldus : Fr 60x min</text:p>
          </table:table-cell>
          <table:table-cell office:value-type="string">
            <text:p>Fr 60x min</text:p>
          </table:table-cell>
          <table:table-cell office:value-type="string">
            <text:p><text:s/>siinusarütmia , intermediaalne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1580928">
            <text:p>1580928</text:p>
          </table:table-cell>
          <table:table-cell office:value-type="float" office:value="130560890">
            <text:p>130560890</text:p>
          </table:table-cell>
          <table:table-cell office:value-type="string">
            <text:p>2012-07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8827936815">
            <text:p>9882793681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61/min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1579412">
            <text:p>1579412</text:p>
          </table:table-cell>
          <table:table-cell office:value-type="float" office:value="120501014">
            <text:p>120501014</text:p>
          </table:table-cell>
          <table:table-cell office:value-type="string">
            <text:p>2012-05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9623544690">
            <text:p>4962354469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<text:s/>t 37 min ) siinusrütm keskmise fr - 61</text:p>
          </table:table-cell>
          <table:table-cell office:value-type="string">
            <text:p>fr - 61</text:p>
          </table:table-cell>
          <table:table-cell office:value-type="string">
            <text:p><text:s/>s/min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17078099">
            <text:p>17078099</text:p>
          </table:table-cell>
          <table:table-cell office:value-type="float" office:value="177982712">
            <text:p>177982712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2692485804">
            <text:p>426924858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EKG Siinusrütm frekv 62 x/min</text:p>
          </table:table-cell>
          <table:table-cell office:value-type="string">
            <text:p>62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float" office:value="18441394">
            <text:p>18441394</text:p>
          </table:table-cell>
          <table:table-cell office:value-type="float" office:value="165388782">
            <text:p>165388782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2569548674">
            <text:p>325695486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eisund rahuldav . RR 160-100 . fr-62</text:p>
          </table:table-cell>
          <table:table-cell office:value-type="string">
            <text:p>fr-62</text:p>
          </table:table-cell>
          <table:table-cell office:value-type="string">
            <text:p><text:s/>Südame toonit rütmiliset , tuhm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float" office:value="19913502">
            <text:p>19913502</text:p>
          </table:table-cell>
          <table:table-cell office:value-type="float" office:value="159533532">
            <text:p>159533532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table:style-name="ce1" office:value-type="string">
            <text:p>2013-01-25</text:p>
          </table:table-cell>
          <table:table-cell office:value-type="float" office:value="673030371343">
            <text:p>6730303713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arem Mõõtnud ka RR , mis 148/87 pulss 62X</text:p>
          </table:table-cell>
          <table:table-cell office:value-type="string">
            <text:p>pulss 62X</text:p>
          </table:table-cell>
          <table:table-cell office:value-type="string">
            <text:p><text:s/>` , TVL ei soovi läheb tööle Jä</text:p>
          </table:table-cell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float" office:value="1606594">
            <text:p>1606594</text:p>
          </table:table-cell>
          <table:table-cell office:value-type="float" office:value="95400663">
            <text:p>95400663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2960869060">
            <text:p>2296086906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iinusrütm keskmise sagedusega 62 x minutis</text:p>
          </table:table-cell>
          <table:table-cell office:value-type="string">
            <text:p>62 x minutis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float" office:value="8948236">
            <text:p>8948236</text:p>
          </table:table-cell>
          <table:table-cell office:value-type="float" office:value="182195969">
            <text:p>182195969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3564654305">
            <text:p>2356465430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table:number-columns-repeated="2" office:value-type="string">
            <text:p>Pulss : 62</text:p>
          </table:table-cell>
          <table:table-cell office:value-type="string">
            <text:p><text:s/>- 102 - 65 l/min , reaktsioon k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float" office:value="22862888">
            <text:p>22862888</text:p>
          </table:table-cell>
          <table:table-cell office:value-type="float" office:value="180672616">
            <text:p>180672616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table:style-name="ce1" office:value-type="string">
            <text:p>2013-05-28</text:p>
          </table:table-cell>
          <table:table-cell office:value-type="float" office:value="57531331207">
            <text:p>575313312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normaalses vahemikus , keskmine fr 62x</text:p>
          </table:table-cell>
          <table:table-cell office:value-type="string">
            <text:p>fr 62x</text:p>
          </table:table-cell>
          <table:table-cell office:value-type="string">
            <text:p><text:s/>' 10 VES-i , 23 SVES-i , 2 SVE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float" office:value="5851264">
            <text:p>5851264</text:p>
          </table:table-cell>
          <table:table-cell office:value-type="float" office:value="147090615">
            <text:p>147090615</text:p>
          </table:table-cell>
          <table:table-cell office:value-type="string">
            <text:p>2012-11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4428343697">
            <text:p>1442834369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Pulss : * 31.10.2012 <text:s text:c="2"/>: 62x1 min</text:p>
          </table:table-cell>
          <table:table-cell office:value-type="string">
            <text:p>62x1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1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float" office:value="15157512">
            <text:p>15157512</text:p>
          </table:table-cell>
          <table:table-cell office:value-type="float" office:value="180386427">
            <text:p>180386427</text:p>
          </table:table-cell>
          <table:table-cell office:value-type="string">
            <text:p>2013-05-2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6648851381">
            <text:p>2664885138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63/min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float" office:value="169695">
            <text:p>169695</text:p>
          </table:table-cell>
          <table:table-cell office:value-type="float" office:value="90484506">
            <text:p>90484506</text:p>
          </table:table-cell>
          <table:table-cell office:value-type="string">
            <text:p>2012-04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1481871055">
            <text:p>8148187105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EKG saabudes : SR , 63 x/min</text:p>
          </table:table-cell>
          <table:table-cell office:value-type="string">
            <text:p>63 x/min</text:p>
          </table:table-cell>
          <table:table-cell office:value-type="string">
            <text:p><text:s/>, patoloogilist Q-sakki , ST-se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float" office:value="15429811">
            <text:p>15429811</text:p>
          </table:table-cell>
          <table:table-cell office:value-type="float" office:value="201859047">
            <text:p>201859047</text:p>
          </table:table-cell>
          <table:table-cell office:value-type="string">
            <text:p>2013-10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1957818">
            <text:p>673041957818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63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float" office:value="23937927">
            <text:p>23937927</text:p>
          </table:table-cell>
          <table:table-cell office:value-type="float" office:value="176172220">
            <text:p>176172220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7888249167">
            <text:p>578882491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63x min</text:p>
          </table:table-cell>
          <table:table-cell office:value-type="string">
            <text:p><text:s/>, Dvit osas samuti negatiivse d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float" office:value="22903060">
            <text:p>22903060</text:p>
          </table:table-cell>
          <table:table-cell office:value-type="float" office:value="202897460">
            <text:p>202897460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table:style-name="ce1" office:value-type="string">
            <text:p>2013-09-19</text:p>
          </table:table-cell>
          <table:table-cell office:value-type="float" office:value="58556935325">
            <text:p>585569353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63x/min</text:p>
          </table:table-cell>
          <table:table-cell office:value-type="string">
            <text:p><text:s/>; SpO2 rahuolekus 99 %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float" office:value="15249622">
            <text:p>15249622</text:p>
          </table:table-cell>
          <table:table-cell office:value-type="float" office:value="199935971">
            <text:p>199935971</text:p>
          </table:table-cell>
          <table:table-cell office:value-type="string">
            <text:p>2013-09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1664642187">
            <text:p>91664642187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63/min</text:p>
          </table:table-cell>
          <table:table-cell office:value-type="string">
            <text:p><text:s/>, el telje kalle vasakule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float" office:value="2517112">
            <text:p>2517112</text:p>
          </table:table-cell>
          <table:table-cell office:value-type="float" office:value="142570377">
            <text:p>142570377</text:p>
          </table:table-cell>
          <table:table-cell office:value-type="string">
            <text:p>2011-11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3217870421">
            <text:p>432178704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<text:s/>RR 194/105 Ps 65 , Par 181/105 Ps 64</text:p>
          </table:table-cell>
          <table:table-cell office:value-type="string">
            <text:p>Ps 64</text:p>
          </table:table-cell>
          <table:table-cell office:value-type="string">
            <text:p><text:s/>kodus kontrollib mõnikord keskm</text:p>
          </table:table-cell>
          <table:table-cell office:value-type="string">
            <text:p>P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4082155">
            <text:p>4082155</text:p>
          </table:table-cell>
          <table:table-cell office:value-type="float" office:value="95967735">
            <text:p>95967735</text:p>
          </table:table-cell>
          <table:table-cell office:value-type="string">
            <text:p>2012-04-12</text:p>
          </table:table-cell>
          <table:table-cell office:value-type="string">
            <text:p>A</text:p>
          </table:table-cell>
          <table:table-cell table:style-name="ce1" office:value-type="string">
            <text:p>2011-09-08</text:p>
          </table:table-cell>
          <table:table-cell office:value-type="float" office:value="51951735484">
            <text:p>5195173548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64</text:p>
          </table:table-cell>
          <table:table-cell office:value-type="string">
            <text:p><text:s/>.</text:p>
          </table:table-cell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9951423">
            <text:p>9951423</text:p>
          </table:table-cell>
          <table:table-cell office:value-type="float" office:value="178045234">
            <text:p>178045234</text:p>
          </table:table-cell>
          <table:table-cell office:value-type="string">
            <text:p>2013-05-1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0102484576">
            <text:p>2010248457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selt südametöö on regulaarne , fr 64 x min</text:p>
          </table:table-cell>
          <table:table-cell office:value-type="string">
            <text:p>fr 64 x min</text:p>
          </table:table-cell>
          <table:table-cell office:value-type="string">
            <text:p><text:s/>, kõrvalkahinaid ei ole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22782046">
            <text:p>22782046</text:p>
          </table:table-cell>
          <table:table-cell office:value-type="float" office:value="193329604">
            <text:p>193329604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table:style-name="ce1" office:value-type="string">
            <text:p>2013-08-19</text:p>
          </table:table-cell>
          <table:table-cell office:value-type="float" office:value="74113387241">
            <text:p>741133872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64</text:p>
          </table:table-cell>
          <table:table-cell office:value-type="string">
            <text:p><text:s/>.</text:p>
          </table:table-cell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19846566">
            <text:p>19846566</text:p>
          </table:table-cell>
          <table:table-cell office:value-type="float" office:value="213759522">
            <text:p>213759522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80457">
            <text:p>6730305804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töö reg , fr 64 x/min</text:p>
          </table:table-cell>
          <table:table-cell office:value-type="string">
            <text:p>fr 64 x/min</text:p>
          </table:table-cell>
          <table:table-cell office:value-type="string">
            <text:p><text:s/>Nõustatud suitsetamise loobumis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6886883">
            <text:p>6886883</text:p>
          </table:table-cell>
          <table:table-cell office:value-type="float" office:value="120131083">
            <text:p>120131083</text:p>
          </table:table-cell>
          <table:table-cell office:value-type="string">
            <text:p>2012-05-15</text:p>
          </table:table-cell>
          <table:table-cell office:value-type="string">
            <text:p>S</text:p>
          </table:table-cell>
          <table:table-cell table:style-name="ce1" office:value-type="string">
            <text:p>2012-04-13</text:p>
          </table:table-cell>
          <table:table-cell office:value-type="float" office:value="83600621847">
            <text:p>8360062184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tegevus regulaarne , frek 64 x min</text:p>
          </table:table-cell>
          <table:table-cell office:value-type="string">
            <text:p>64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1579400">
            <text:p>1579400</text:p>
          </table:table-cell>
          <table:table-cell office:value-type="float" office:value="127335161">
            <text:p>127335161</text:p>
          </table:table-cell>
          <table:table-cell office:value-type="string">
            <text:p>2012-06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7853732246">
            <text:p>4785373224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table:number-columns-repeated="2" office:value-type="string">
            <text:p>Pulss : 64</text:p>
          </table:table-cell>
          <table:table-cell office:value-type="string">
            <text:p><text:s/>-&gt; 137 -&gt; 86/min , reaktsioon k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13046521">
            <text:p>13046521</text:p>
          </table:table-cell>
          <table:table-cell office:value-type="float" office:value="197753306">
            <text:p>197753306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table:style-name="ce1" office:value-type="string">
            <text:p>2013-09-11</text:p>
          </table:table-cell>
          <table:table-cell office:value-type="float" office:value="673043856301">
            <text:p>6730438563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Cor regul , 64xmin</text:p>
          </table:table-cell>
          <table:table-cell office:value-type="string">
            <text:p>64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8542618">
            <text:p>8542618</text:p>
          </table:table-cell>
          <table:table-cell office:value-type="float" office:value="147499173">
            <text:p>147499173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table:style-name="ce1" office:value-type="string">
            <text:p>2010-12-14</text:p>
          </table:table-cell>
          <table:table-cell office:value-type="float" office:value="60935761466">
            <text:p>6093576146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64</text:p>
          </table:table-cell>
          <table:table-cell office:value-type="string">
            <text:p><text:s/>.</text:p>
          </table:table-cell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919376">
            <text:p>919376</text:p>
          </table:table-cell>
          <table:table-cell office:value-type="float" office:value="83513573">
            <text:p>83513573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table:style-name="ce1" office:value-type="string">
            <text:p>2012-02-09</text:p>
          </table:table-cell>
          <table:table-cell office:value-type="float" office:value="48840819880">
            <text:p>48840819880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table:number-columns-repeated="2" office:value-type="string">
            <text:p>Pulss : 64</text:p>
          </table:table-cell>
          <table:table-cell office:value-type="string">
            <text:p><text:s/>- 112 -60/min , reaktsioon koor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8620147">
            <text:p>8620147</text:p>
          </table:table-cell>
          <table:table-cell office:value-type="float" office:value="151192111">
            <text:p>151192111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table:style-name="ce1" office:value-type="string">
            <text:p>2012-09-06</text:p>
          </table:table-cell>
          <table:table-cell office:value-type="float" office:value="74345711209">
            <text:p>7434571120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65 x min</text:p>
          </table:table-cell>
          <table:table-cell office:value-type="string">
            <text:p><text:s/>, regulaarne Patsient olnud end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15297839">
            <text:p>15297839</text:p>
          </table:table-cell>
          <table:table-cell office:value-type="float" office:value="219344540">
            <text:p>219344540</text:p>
          </table:table-cell>
          <table:table-cell office:value-type="string">
            <text:p>2013-12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5842231414">
            <text:p>55842231414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INUS RHYTHM 65xmin</text:p>
          </table:table-cell>
          <table:table-cell office:value-type="string">
            <text:p>65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9773599">
            <text:p>9773599</text:p>
          </table:table-cell>
          <table:table-cell office:value-type="float" office:value="178065539">
            <text:p>178065539</text:p>
          </table:table-cell>
          <table:table-cell office:value-type="string">
            <text:p>2013-05-1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2265784126">
            <text:p>6226578412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 , südametöö regulaarne , fr ~ 65 x/min</text:p>
          </table:table-cell>
          <table:table-cell office:value-type="string">
            <text:p>65 x/min</text:p>
          </table:table-cell>
          <table:table-cell office:value-type="string">
            <text:p><text:s/>, RR 150/90 mmHg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15676364">
            <text:p>15676364</text:p>
          </table:table-cell>
          <table:table-cell office:value-type="float" office:value="169804803">
            <text:p>169804803</text:p>
          </table:table-cell>
          <table:table-cell office:value-type="string">
            <text:p>2013-04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1717232">
            <text:p>673031717232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65/min</text:p>
          </table:table-cell>
          <table:table-cell office:value-type="string">
            <text:p><text:s/>, SpO297 %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9601399">
            <text:p>9601399</text:p>
          </table:table-cell>
          <table:table-cell office:value-type="float" office:value="208895487">
            <text:p>208895487</text:p>
          </table:table-cell>
          <table:table-cell office:value-type="string">
            <text:p>2013-11-1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7579236823">
            <text:p>5757923682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<text:s/>püsib stabiilne , siinusrütm , fr 65x</text:p>
          </table:table-cell>
          <table:table-cell office:value-type="string">
            <text:p>fr 65x</text:p>
          </table:table-cell>
          <table:table-cell office:value-type="string">
            <text:p><text:s/>` Sellega protseduur lõpetatud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9529549">
            <text:p>9529549</text:p>
          </table:table-cell>
          <table:table-cell office:value-type="float" office:value="207581457">
            <text:p>207581457</text:p>
          </table:table-cell>
          <table:table-cell office:value-type="string">
            <text:p>2013-11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2706998043">
            <text:p>6270699804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<text:s/>200/85 , EKG stimulaatori rütm 65x min</text:p>
          </table:table-cell>
          <table:table-cell office:value-type="string">
            <text:p>65x min</text:p>
          </table:table-cell>
          <table:table-cell office:value-type="string">
            <text:p><text:s/>Hgb 99 , creat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16073551">
            <text:p>16073551</text:p>
          </table:table-cell>
          <table:table-cell office:value-type="float" office:value="203883628">
            <text:p>203883628</text:p>
          </table:table-cell>
          <table:table-cell office:value-type="string">
            <text:p>2013-10-18</text:p>
          </table:table-cell>
          <table:table-cell office:value-type="string">
            <text:p>S</text:p>
          </table:table-cell>
          <table:table-cell table:style-name="ce1" office:value-type="string">
            <text:p>2013-10-07</text:p>
          </table:table-cell>
          <table:table-cell office:value-type="float" office:value="673036197316">
            <text:p>67303619731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table:number-columns-repeated="2" office:value-type="string">
            <text:p>Fr 65</text:p>
          </table:table-cell>
          <table:table-cell office:value-type="string">
            <text:p>-70xmin , resp arütmiaga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9058045">
            <text:p>9058045</text:p>
          </table:table-cell>
          <table:table-cell office:value-type="float" office:value="192395745">
            <text:p>192395745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99025">
            <text:p>67303049902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ines siinusrütm keskmise fr -ga 65 l/min</text:p>
          </table:table-cell>
          <table:table-cell office:value-type="string">
            <text:p>65 l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20133738">
            <text:p>20133738</text:p>
          </table:table-cell>
          <table:table-cell office:value-type="float" office:value="200718425">
            <text:p>200718425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table:style-name="ce1" office:value-type="string">
            <text:p>2013-07-25</text:p>
          </table:table-cell>
          <table:table-cell office:value-type="float" office:value="673030357458">
            <text:p>6730303574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R 142/63 mmHg , pulss 66 x min</text:p>
          </table:table-cell>
          <table:table-cell office:value-type="string">
            <text:p>pulss 66 x min</text:p>
          </table:table-cell>
          <table:table-cell office:value-type="string">
            <text:p><text:s/>, rohkelt lisalööke kuulda</text:p>
          </table:table-cell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5730233">
            <text:p>5730233</text:p>
          </table:table-cell>
          <table:table-cell office:value-type="float" office:value="143534200">
            <text:p>143534200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6515443886">
            <text:p>1651544388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R122/75mmHg , HR 66 x min</text:p>
          </table:table-cell>
          <table:table-cell office:value-type="string">
            <text:p>HR 66 x min</text:p>
          </table:table-cell>
          <table:table-cell/>
          <table:table-cell office:value-type="string">
            <text:p>H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6196262">
            <text:p>6196262</text:p>
          </table:table-cell>
          <table:table-cell office:value-type="float" office:value="85813856">
            <text:p>85813856</text:p>
          </table:table-cell>
          <table:table-cell office:value-type="string">
            <text:p>2012-02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7385927662">
            <text:p>8738592766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gulaarsed , puhtad , sagedusega 66 x/min</text:p>
          </table:table-cell>
          <table:table-cell office:value-type="string">
            <text:p>66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24603102">
            <text:p>24603102</text:p>
          </table:table-cell>
          <table:table-cell office:value-type="float" office:value="176292759">
            <text:p>176292759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table:style-name="ce1" office:value-type="string">
            <text:p>2013-05-06</text:p>
          </table:table-cell>
          <table:table-cell office:value-type="float" office:value="67443373551">
            <text:p>674433735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Löögisagedus ( l/min ) : 66</text:p>
          </table:table-cell>
          <table:table-cell office:value-type="string">
            <text:p><text:s/>.</text:p>
          </table:table-cell>
          <table:table-cell office:value-type="string">
            <text:p>Löögi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8902222">
            <text:p>8902222</text:p>
          </table:table-cell>
          <table:table-cell office:value-type="float" office:value="203652793">
            <text:p>203652793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0433713788">
            <text:p>4043371378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eskmine südamelöögi sagedus oli 66 x minutis</text:p>
          </table:table-cell>
          <table:table-cell office:value-type="string">
            <text:p>66 x minutis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5804755">
            <text:p>5804755</text:p>
          </table:table-cell>
          <table:table-cell office:value-type="float" office:value="152853078">
            <text:p>152853078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table:style-name="ce1" office:value-type="string">
            <text:p>2012-09-12</text:p>
          </table:table-cell>
          <table:table-cell office:value-type="float" office:value="56306292922">
            <text:p>5630629292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ed - 24.09.12 Cor toonid reg , Ps66min</text:p>
          </table:table-cell>
          <table:table-cell office:value-type="string">
            <text:p>Ps66min</text:p>
          </table:table-cell>
          <table:table-cell office:value-type="string">
            <text:p><text:s/>RR160/90</text:p>
          </table:table-cell>
          <table:table-cell office:value-type="string">
            <text:p>Ps</text:p>
          </table:table-cell>
          <table:table-cell table:number-columns-repeated="3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11216672">
            <text:p>11216672</text:p>
          </table:table-cell>
          <table:table-cell office:value-type="float" office:value="188741322">
            <text:p>188741322</text:p>
          </table:table-cell>
          <table:table-cell office:value-type="string">
            <text:p>2013-07-18</text:p>
          </table:table-cell>
          <table:table-cell office:value-type="string">
            <text:p>A</text:p>
          </table:table-cell>
          <table:table-cell table:style-name="ce1" office:value-type="string">
            <text:p>2013-06-06</text:p>
          </table:table-cell>
          <table:table-cell office:value-type="float" office:value="16773715158">
            <text:p>167737151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R 186/75 mmHg , fr 66 xmin</text:p>
          </table:table-cell>
          <table:table-cell office:value-type="string">
            <text:p>fr 66 x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20539091">
            <text:p>20539091</text:p>
          </table:table-cell>
          <table:table-cell office:value-type="float" office:value="162843714">
            <text:p>162843714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table:style-name="ce1" office:value-type="string">
            <text:p>2013-02-18</text:p>
          </table:table-cell>
          <table:table-cell office:value-type="float" office:value="673030465661">
            <text:p>6730304656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dametoonid puhtad , regulaarsed 66 x / min</text:p>
          </table:table-cell>
          <table:table-cell office:value-type="string">
            <text:p>66 x / min</text:p>
          </table:table-cell>
          <table:table-cell office:value-type="string">
            <text:p><text:s/>Kõht valutu</text:p>
          </table:table-cell>
          <table:table-cell table:number-columns-repeated="4" office:value-type="string">
            <text:p>NULL</text:p>
          </table:table-cell>
          <table:table-cell office:value-type="string">
            <text:p>x /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9037547">
            <text:p>9037547</text:p>
          </table:table-cell>
          <table:table-cell office:value-type="float" office:value="215556114">
            <text:p>215556114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424256248">
            <text:p>6742425624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table:number-columns-repeated="2" office:value-type="string">
            <text:p>fr 66x</text:p>
          </table:table-cell>
          <table:table-cell office:value-type="string">
            <text:p><text:s/>´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22018684">
            <text:p>22018684</text:p>
          </table:table-cell>
          <table:table-cell office:value-type="float" office:value="185165763">
            <text:p>185165763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table:style-name="ce1" office:value-type="string">
            <text:p>2013-06-26</text:p>
          </table:table-cell>
          <table:table-cell office:value-type="float" office:value="43498799627">
            <text:p>434987996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\(\s*(?P&lt;unit&gt;(((l|x|X|lööki))\s*/?\s*(1\s*)?min(utis)?)|/min|min|x['´`]|bpm|BPM)\s*\)\s*:?\s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Pulss ( l/min ) : 66</text:p>
          </table:table-cell>
          <table:table-cell office:value-type="string">
            <text:p><text:s/>.</text:p>
          </table:table-cell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11036856">
            <text:p>11036856</text:p>
          </table:table-cell>
          <table:table-cell office:value-type="float" office:value="160901740">
            <text:p>160901740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table:style-name="ce1" office:value-type="string">
            <text:p>2013-02-05</text:p>
          </table:table-cell>
          <table:table-cell office:value-type="float" office:value="63369615429">
            <text:p>633696154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\(\s*(?P&lt;unit&gt;(((l|x|X|lööki))\s*/?\s*(1\s*)?min(utis)?)|/min|min|x['´`]|bpm|BPM)\s*\)\s*:?\s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Pulss ( l/min ) : 67</text:p>
          </table:table-cell>
          <table:table-cell office:value-type="string">
            <text:p><text:s/>.</text:p>
          </table:table-cell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16788046">
            <text:p>16788046</text:p>
          </table:table-cell>
          <table:table-cell office:value-type="float" office:value="167616497">
            <text:p>167616497</text:p>
          </table:table-cell>
          <table:table-cell office:value-type="string">
            <text:p>2013-02-27</text:p>
          </table:table-cell>
          <table:table-cell office:value-type="string">
            <text:p>S</text:p>
          </table:table-cell>
          <table:table-cell table:style-name="ce1" office:value-type="string">
            <text:p>2013-02-21</text:p>
          </table:table-cell>
          <table:table-cell office:value-type="float" office:value="34460011589">
            <text:p>3446001158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ines siinusrütm keskmsie fr-ga 67/min</text:p>
          </table:table-cell>
          <table:table-cell office:value-type="string">
            <text:p>67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1049004">
            <text:p>1049004</text:p>
          </table:table-cell>
          <table:table-cell office:value-type="float" office:value="150289885">
            <text:p>150289885</text:p>
          </table:table-cell>
          <table:table-cell office:value-type="string">
            <text:p>2012-12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6404968035">
            <text:p>76404968035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67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1743080">
            <text:p>1743080</text:p>
          </table:table-cell>
          <table:table-cell office:value-type="float" office:value="134593608">
            <text:p>134593608</text:p>
          </table:table-cell>
          <table:table-cell office:value-type="string">
            <text:p>2012-08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9801549427">
            <text:p>59801549427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irjeldus : Siinusrütm , fr 67 x/min</text:p>
          </table:table-cell>
          <table:table-cell office:value-type="string">
            <text:p>fr 67 x/min</text:p>
          </table:table-cell>
          <table:table-cell office:value-type="string">
            <text:p><text:s/>, III , aVF sügav Q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8219393">
            <text:p>8219393</text:p>
          </table:table-cell>
          <table:table-cell office:value-type="float" office:value="147500112">
            <text:p>147500112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table:style-name="ce1" office:value-type="string">
            <text:p>2012-10-02</text:p>
          </table:table-cell>
          <table:table-cell office:value-type="float" office:value="59050148558">
            <text:p>5905014855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Löögisagedus ( l/min ) : 67</text:p>
          </table:table-cell>
          <table:table-cell office:value-type="string">
            <text:p><text:s/>.</text:p>
          </table:table-cell>
          <table:table-cell office:value-type="string">
            <text:p>Löögi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6148406">
            <text:p>6148406</text:p>
          </table:table-cell>
          <table:table-cell office:value-type="float" office:value="138838260">
            <text:p>138838260</text:p>
          </table:table-cell>
          <table:table-cell office:value-type="string">
            <text:p>2012-09-25</text:p>
          </table:table-cell>
          <table:table-cell office:value-type="string">
            <text:p>S</text:p>
          </table:table-cell>
          <table:table-cell table:style-name="ce1" office:value-type="string">
            <text:p>2012-09-19</text:p>
          </table:table-cell>
          <table:table-cell office:value-type="float" office:value="88822079549">
            <text:p>8882207954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EKG siinusrütm 67x</text:p>
          </table:table-cell>
          <table:table-cell office:value-type="string">
            <text:p>siinusrütm 67x</text:p>
          </table:table-cell>
          <table:table-cell office:value-type="float" office:value="0">
            <text:p>0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9218852">
            <text:p>9218852</text:p>
          </table:table-cell>
          <table:table-cell office:value-type="float" office:value="204634585">
            <text:p>204634585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78363">
            <text:p>673030478363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12 x min , minimaalne frekvents 67 x min</text:p>
          </table:table-cell>
          <table:table-cell office:value-type="string">
            <text:p>67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17482534">
            <text:p>17482534</text:p>
          </table:table-cell>
          <table:table-cell office:value-type="float" office:value="204937811">
            <text:p>204937811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table:style-name="ce1" office:value-type="string">
            <text:p>2013-10-22</text:p>
          </table:table-cell>
          <table:table-cell office:value-type="float" office:value="39025252131">
            <text:p>390252521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ooni aktsent aordi kohal reg ps 68/min</text:p>
          </table:table-cell>
          <table:table-cell office:value-type="string">
            <text:p>68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11028929">
            <text:p>11028929</text:p>
          </table:table-cell>
          <table:table-cell office:value-type="float" office:value="159521928">
            <text:p>159521928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9091247891">
            <text:p>990912478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Freq : 68/min</text:p>
          </table:table-cell>
          <table:table-cell office:value-type="string">
            <text:p>68/min</text:p>
          </table:table-cell>
          <table:table-cell office:value-type="string">
            <text:p><text:s/>P : 106 ms PQ : 146 ms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9909115">
            <text:p>9909115</text:p>
          </table:table-cell>
          <table:table-cell office:value-type="float" office:value="158238268">
            <text:p>158238268</text:p>
          </table:table-cell>
          <table:table-cell office:value-type="string">
            <text:p>2013-01-21</text:p>
          </table:table-cell>
          <table:table-cell office:value-type="string">
            <text:p>S</text:p>
          </table:table-cell>
          <table:table-cell table:style-name="ce1" office:value-type="string">
            <text:p>2013-01-10</text:p>
          </table:table-cell>
          <table:table-cell office:value-type="float" office:value="39651250159">
            <text:p>3965125015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 töö regulaarne fr 68 x min</text:p>
          </table:table-cell>
          <table:table-cell office:value-type="string">
            <text:p>fr 68 x min</text:p>
          </table:table-cell>
          <table:table-cell office:value-type="string">
            <text:p><text:s/>, toonid puhtad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10158711">
            <text:p>10158711</text:p>
          </table:table-cell>
          <table:table-cell office:value-type="float" office:value="202731309">
            <text:p>202731309</text:p>
          </table:table-cell>
          <table:table-cell office:value-type="string">
            <text:p>2013-10-1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2734870966">
            <text:p>7273487096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mise tugevusega , regulaarsed , fr 68x</text:p>
          </table:table-cell>
          <table:table-cell office:value-type="string">
            <text:p>fr 68x</text:p>
          </table:table-cell>
          <table:table-cell office:value-type="string">
            <text:p><text:s/>' Turses liigeseid 4/28 , valul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3164137">
            <text:p>3164137</text:p>
          </table:table-cell>
          <table:table-cell office:value-type="float" office:value="80175114">
            <text:p>80175114</text:p>
          </table:table-cell>
          <table:table-cell office:value-type="string">
            <text:p>2011-02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2190373469">
            <text:p>321903734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Obj Südametegevus regulaarne fr 68 l/min</text:p>
          </table:table-cell>
          <table:table-cell office:value-type="string">
            <text:p>fr 68 l/min</text:p>
          </table:table-cell>
          <table:table-cell office:value-type="string">
            <text:p><text:s/>RR160/70 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15970170">
            <text:p>15970170</text:p>
          </table:table-cell>
          <table:table-cell office:value-type="float" office:value="212310236">
            <text:p>212310236</text:p>
          </table:table-cell>
          <table:table-cell office:value-type="string">
            <text:p>2013-11-2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5401047">
            <text:p>67303540104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lle järgselt taastub siinusrütm fr 68</text:p>
          </table:table-cell>
          <table:table-cell office:value-type="string">
            <text:p>fr 68</text:p>
          </table:table-cell>
          <table:table-cell office:value-type="string">
            <text:p>-78 x min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5852875">
            <text:p>5852875</text:p>
          </table:table-cell>
          <table:table-cell office:value-type="float" office:value="153712752">
            <text:p>153712752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table:style-name="ce1" office:value-type="string">
            <text:p>2012-11-01</text:p>
          </table:table-cell>
          <table:table-cell office:value-type="float" office:value="92648628431">
            <text:p>9264862843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120/85mmHg pulss 68</text:p>
          </table:table-cell>
          <table:table-cell office:value-type="string">
            <text:p>pulss 68</text:p>
          </table:table-cell>
          <table:table-cell/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17938343">
            <text:p>17938343</text:p>
          </table:table-cell>
          <table:table-cell office:value-type="float" office:value="168821001">
            <text:p>168821001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table:style-name="ce1" office:value-type="string">
            <text:p>2013-01-09</text:p>
          </table:table-cell>
          <table:table-cell office:value-type="float" office:value="21740847535">
            <text:p>217408475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Obj-cor-regulaarne , fr - 68X</text:p>
          </table:table-cell>
          <table:table-cell office:value-type="string">
            <text:p>fr - 68X</text:p>
          </table:table-cell>
          <table:table-cell office:value-type="string">
            <text:p><text:s/>RR=140/80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24159999">
            <text:p>24159999</text:p>
          </table:table-cell>
          <table:table-cell office:value-type="float" office:value="192741672">
            <text:p>192741672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table:style-name="ce1" office:value-type="string">
            <text:p>2013-08-13</text:p>
          </table:table-cell>
          <table:table-cell office:value-type="float" office:value="58391611716">
            <text:p>583916117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68</text:p>
          </table:table-cell>
          <table:table-cell office:value-type="string">
            <text:p><text:s/>.</text:p>
          </table:table-cell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19137361">
            <text:p>19137361</text:p>
          </table:table-cell>
          <table:table-cell office:value-type="float" office:value="198672194">
            <text:p>198672194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2264886758">
            <text:p>822648867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mine , südame toonid on kõlad , fr 68</text:p>
          </table:table-cell>
          <table:table-cell office:value-type="string">
            <text:p>fr 68</text:p>
          </table:table-cell>
          <table:table-cell office:value-type="string">
            <text:p><text:s/>` , regulaarsed ; RR 140/70 m H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1179274">
            <text:p>1179274</text:p>
          </table:table-cell>
          <table:table-cell office:value-type="float" office:value="121121741">
            <text:p>121121741</text:p>
          </table:table-cell>
          <table:table-cell office:value-type="string">
            <text:p>2012-05-1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0261968225">
            <text:p>10261968225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225 Watt Rahuoleku pulsisagedus 69 x min</text:p>
          </table:table-cell>
          <table:table-cell office:value-type="string">
            <text:p>69 x min</text:p>
          </table:table-cell>
          <table:table-cell office:value-type="string">
            <text:p><text:s/>, koormusel maksimaalne pulsisa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float" office:value="21012747">
            <text:p>21012747</text:p>
          </table:table-cell>
          <table:table-cell office:value-type="float" office:value="195765217">
            <text:p>195765217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9328313547">
            <text:p>293283135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R 130/80 mmHg , fr reg 69 x min</text:p>
          </table:table-cell>
          <table:table-cell office:value-type="string">
            <text:p>69 x min</text:p>
          </table:table-cell>
          <table:table-cell office:value-type="string">
            <text:p><text:s/>Kopsudes vesik h/k Tasane süsto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float" office:value="15602059">
            <text:p>15602059</text:p>
          </table:table-cell>
          <table:table-cell office:value-type="float" office:value="177441231">
            <text:p>177441231</text:p>
          </table:table-cell>
          <table:table-cell office:value-type="string">
            <text:p>2013-05-1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0030743500">
            <text:p>20030743500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lüüsiga Põhjendus : Kirjeldus : SR 69x</text:p>
          </table:table-cell>
          <table:table-cell office:value-type="string">
            <text:p>SR 69x</text:p>
          </table:table-cell>
          <table:table-cell office:value-type="string">
            <text:p><text:s/>' EKG normis</text:p>
          </table:table-cell>
          <table:table-cell office:value-type="string">
            <text:p>S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float" office:value="15325534">
            <text:p>15325534</text:p>
          </table:table-cell>
          <table:table-cell office:value-type="float" office:value="194759451">
            <text:p>194759451</text:p>
          </table:table-cell>
          <table:table-cell office:value-type="string">
            <text:p>2013-08-2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4393235866">
            <text:p>84393235866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69/min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float" office:value="1262930">
            <text:p>1262930</text:p>
          </table:table-cell>
          <table:table-cell office:value-type="float" office:value="120012128">
            <text:p>120012128</text:p>
          </table:table-cell>
          <table:table-cell office:value-type="string">
            <text:p>2012-05-1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8346056511">
            <text:p>8834605651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Kirjeldus : Siinusrütm , fr - 69 x</text:p>
          </table:table-cell>
          <table:table-cell office:value-type="string">
            <text:p>fr - 69 x</text:p>
          </table:table-cell>
          <table:table-cell office:value-type="string">
            <text:p><text:s/>´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float" office:value="15239670">
            <text:p>15239670</text:p>
          </table:table-cell>
          <table:table-cell office:value-type="float" office:value="173958890">
            <text:p>173958890</text:p>
          </table:table-cell>
          <table:table-cell office:value-type="string">
            <text:p>2013-04-2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1053875347">
            <text:p>31053875347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Kirjeldus : Siinusrütm , fr - 69x</text:p>
          </table:table-cell>
          <table:table-cell office:value-type="string">
            <text:p>fr - 69x</text:p>
          </table:table-cell>
          <table:table-cell office:value-type="string">
            <text:p><text:s/>´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float" office:value="1585181">
            <text:p>1585181</text:p>
          </table:table-cell>
          <table:table-cell office:value-type="float" office:value="129478918">
            <text:p>129478918</text:p>
          </table:table-cell>
          <table:table-cell office:value-type="string">
            <text:p>2012-07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7542697186">
            <text:p>1754269718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ieerub 36-105 x/min , keskmine 69 x/min</text:p>
          </table:table-cell>
          <table:table-cell office:value-type="string">
            <text:p>69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float" office:value="6429683">
            <text:p>6429683</text:p>
          </table:table-cell>
          <table:table-cell office:value-type="float" office:value="95710428">
            <text:p>95710428</text:p>
          </table:table-cell>
          <table:table-cell office:value-type="string">
            <text:p>2012-05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4675578243">
            <text:p>2467557824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min|x['´`]|bpm|BPM)\s*\)[: ]*(?P&lt;pulse&gt;(([12][0-9]{2})|([3-9][0-9])))</text:p>
          </table:table-cell>
          <table:table-cell office:value-type="string">
            <text:p>NULL</text:p>
          </table:table-cell>
          <table:table-cell office:value-type="string">
            <text:p>Pulsi sagedus ( x/min ) : 70</text:p>
          </table:table-cell>
          <table:table-cell office:value-type="string">
            <text:p>sagedus ( x/min ) : 70</text:p>
          </table:table-cell>
          <table:table-cell/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191837">
            <text:p>1191837</text:p>
          </table:table-cell>
          <table:table-cell office:value-type="float" office:value="101227606">
            <text:p>101227606</text:p>
          </table:table-cell>
          <table:table-cell office:value-type="string">
            <text:p>2012-05-1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3050312239">
            <text:p>43050312239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toolne vorm , vatsakeste fr-ga 70 x min</text:p>
          </table:table-cell>
          <table:table-cell office:value-type="string">
            <text:p>70 x min</text:p>
          </table:table-cell>
          <table:table-cell office:value-type="string">
            <text:p><text:s/>Hisi kimbu vasaku sääre täielik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4287963">
            <text:p>4287963</text:p>
          </table:table-cell>
          <table:table-cell office:value-type="float" office:value="125069571">
            <text:p>125069571</text:p>
          </table:table-cell>
          <table:table-cell office:value-type="string">
            <text:p>2012-06-07</text:p>
          </table:table-cell>
          <table:table-cell office:value-type="string">
            <text:p>A</text:p>
          </table:table-cell>
          <table:table-cell table:style-name="ce1" office:value-type="string">
            <text:p>2012-05-02</text:p>
          </table:table-cell>
          <table:table-cell office:value-type="float" office:value="25180494783">
            <text:p>251804947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IOONILE HÜPERTENSIOONIGA COR : FR 70</text:p>
          </table:table-cell>
          <table:table-cell office:value-type="string">
            <text:p>FR 70</text:p>
          </table:table-cell>
          <table:table-cell office:value-type="string">
            <text:p><text:s/>MIN , RR 170/90 MM HG TEHTUD EK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0280681">
            <text:p>10280681</text:p>
          </table:table-cell>
          <table:table-cell office:value-type="float" office:value="218066468">
            <text:p>218066468</text:p>
          </table:table-cell>
          <table:table-cell office:value-type="string">
            <text:p>2013-12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0917196464">
            <text:p>5091719646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Monitoril siinusrütm fr-ga 59-70 x min</text:p>
          </table:table-cell>
          <table:table-cell office:value-type="string">
            <text:p>70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22709633">
            <text:p>22709633</text:p>
          </table:table-cell>
          <table:table-cell office:value-type="float" office:value="211212163">
            <text:p>211212163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table:style-name="ce1" office:value-type="string">
            <text:p>2013-11-25</text:p>
          </table:table-cell>
          <table:table-cell office:value-type="float" office:value="26397821310">
            <text:p>263978213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Cor regul , 70xmin</text:p>
          </table:table-cell>
          <table:table-cell office:value-type="string">
            <text:p>70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7549856">
            <text:p>17549856</text:p>
          </table:table-cell>
          <table:table-cell office:value-type="float" office:value="163105810">
            <text:p>163105810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2309330165">
            <text:p>523093301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R140/80 mmHg , cor regulaarne fr 70 x minutis</text:p>
          </table:table-cell>
          <table:table-cell office:value-type="string">
            <text:p>fr 70 x minutis</text:p>
          </table:table-cell>
          <table:table-cell office:value-type="string">
            <text:p><text:s/>, pulm bilat h/k nõrgenenud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7966005">
            <text:p>17966005</text:p>
          </table:table-cell>
          <table:table-cell office:value-type="float" office:value="207087972">
            <text:p>207087972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5032410239">
            <text:p>150324102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toonid on rütmilised , RR120/80 Ps - 70</text:p>
          </table:table-cell>
          <table:table-cell office:value-type="string">
            <text:p>Ps - 70</text:p>
          </table:table-cell>
          <table:table-cell office:value-type="string">
            <text:p><text:s/>.</text:p>
          </table:table-cell>
          <table:table-cell office:value-type="string">
            <text:p>P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8250782">
            <text:p>18250782</text:p>
          </table:table-cell>
          <table:table-cell office:value-type="float" office:value="158000357">
            <text:p>158000357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table:style-name="ce1" office:value-type="string">
            <text:p>2013-01-16</text:p>
          </table:table-cell>
          <table:table-cell office:value-type="float" office:value="673032095525">
            <text:p>6730320955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cor regul fr 70 x min</text:p>
          </table:table-cell>
          <table:table-cell office:value-type="string">
            <text:p>fr 70 x min</text:p>
          </table:table-cell>
          <table:table-cell office:value-type="string">
            <text:p><text:s/>RR 180/120 - kodus RR korras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2273937">
            <text:p>12273937</text:p>
          </table:table-cell>
          <table:table-cell office:value-type="float" office:value="213642497">
            <text:p>213642497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table:style-name="ce1" office:value-type="string">
            <text:p>2013-12-02</text:p>
          </table:table-cell>
          <table:table-cell office:value-type="float" office:value="65961250000">
            <text:p>659612500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<text:s/>: 13.30 Rahuoleku pulsisagedus 70 bpm</text:p>
          </table:table-cell>
          <table:table-cell office:value-type="string">
            <text:p>70 bpm</text:p>
          </table:table-cell>
          <table:table-cell office:value-type="string">
            <text:p><text:s/>, koormusel maksimaalne pulsisa</text:p>
          </table:table-cell>
          <table:table-cell table:number-columns-repeated="4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9051814">
            <text:p>9051814</text:p>
          </table:table-cell>
          <table:table-cell office:value-type="float" office:value="198321462">
            <text:p>198321462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26769">
            <text:p>67303042676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ieerub 50-112 x/min , keskmine 70 x/min</text:p>
          </table:table-cell>
          <table:table-cell office:value-type="string">
            <text:p>70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0355779">
            <text:p>10355779</text:p>
          </table:table-cell>
          <table:table-cell office:value-type="float" office:value="169419514">
            <text:p>169419514</text:p>
          </table:table-cell>
          <table:table-cell office:value-type="string">
            <text:p>2013-04-01</text:p>
          </table:table-cell>
          <table:table-cell office:value-type="string">
            <text:p>S</text:p>
          </table:table-cell>
          <table:table-cell table:style-name="ce1" office:value-type="string">
            <text:p>2013-03-19</text:p>
          </table:table-cell>
          <table:table-cell office:value-type="float" office:value="65609021841">
            <text:p>6560902184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Cor siinusrütm , Fr 70</text:p>
          </table:table-cell>
          <table:table-cell office:value-type="string">
            <text:p>Fr 70</text:p>
          </table:table-cell>
          <table:table-cell office:value-type="string">
            <text:p><text:s/>l/m , RR 110/60 .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20158193">
            <text:p>20158193</text:p>
          </table:table-cell>
          <table:table-cell office:value-type="float" office:value="188400228">
            <text:p>188400228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03074">
            <text:p>6730304030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toonid rütmilised , 70 x min</text:p>
          </table:table-cell>
          <table:table-cell office:value-type="string">
            <text:p>70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8110583">
            <text:p>18110583</text:p>
          </table:table-cell>
          <table:table-cell office:value-type="float" office:value="202962103">
            <text:p>202962103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2509142274">
            <text:p>225091422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Pulss regulaarne 70 x min</text:p>
          </table:table-cell>
          <table:table-cell office:value-type="string">
            <text:p>70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7851161">
            <text:p>17851161</text:p>
          </table:table-cell>
          <table:table-cell office:value-type="float" office:value="159249380">
            <text:p>159249380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70752">
            <text:p>6730304707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0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6446875">
            <text:p>6446875</text:p>
          </table:table-cell>
          <table:table-cell office:value-type="float" office:value="85809268">
            <text:p>85809268</text:p>
          </table:table-cell>
          <table:table-cell office:value-type="string">
            <text:p>2012-03-02</text:p>
          </table:table-cell>
          <table:table-cell office:value-type="string">
            <text:p>S</text:p>
          </table:table-cell>
          <table:table-cell table:style-name="ce1" office:value-type="string">
            <text:p>2010-05-04</text:p>
          </table:table-cell>
          <table:table-cell office:value-type="float" office:value="51171853872">
            <text:p>5117185387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ulaarne kardiostimulaatorrütm , fr 70 x min</text:p>
          </table:table-cell>
          <table:table-cell office:value-type="string">
            <text:p>fr 70 x min</text:p>
          </table:table-cell>
          <table:table-cell office:value-type="string">
            <text:p><text:s/>( QRS 182 ms )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22347992">
            <text:p>22347992</text:p>
          </table:table-cell>
          <table:table-cell office:value-type="float" office:value="204371592">
            <text:p>204371592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table:style-name="ce1" office:value-type="string">
            <text:p>2013-10-21</text:p>
          </table:table-cell>
          <table:table-cell office:value-type="float" office:value="92860777972">
            <text:p>928607779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0xmin</text:p>
          </table:table-cell>
          <table:table-cell office:value-type="string">
            <text:p><text:s/>RR 160/80 mm Hg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5205825">
            <text:p>15205825</text:p>
          </table:table-cell>
          <table:table-cell office:value-type="float" office:value="177955497">
            <text:p>177955497</text:p>
          </table:table-cell>
          <table:table-cell office:value-type="string">
            <text:p>2013-05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2896113">
            <text:p>673032896113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Odade virvendusarütmia 71/min</text:p>
          </table:table-cell>
          <table:table-cell office:value-type="string">
            <text:p>71/min</text:p>
          </table:table-cell>
          <table:table-cell office:value-type="string">
            <text:p><text:s/>El telje kalle vsemale Strukt m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float" office:value="17542268">
            <text:p>17542268</text:p>
          </table:table-cell>
          <table:table-cell office:value-type="float" office:value="204685209">
            <text:p>204685209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74521">
            <text:p>6730304745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Peavalud , väsimus R/R 140/75 , fr 71</text:p>
          </table:table-cell>
          <table:table-cell office:value-type="string">
            <text:p>fr 71</text:p>
          </table:table-cell>
          <table:table-cell office:value-type="string">
            <text:p><text:s/>regulaarne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float" office:value="4659957">
            <text:p>4659957</text:p>
          </table:table-cell>
          <table:table-cell office:value-type="float" office:value="83100469">
            <text:p>83100469</text:p>
          </table:table-cell>
          <table:table-cell office:value-type="string">
            <text:p>2012-02-03</text:p>
          </table:table-cell>
          <table:table-cell office:value-type="string">
            <text:p>A</text:p>
          </table:table-cell>
          <table:table-cell table:style-name="ce1" office:value-type="string">
            <text:p>2012-01-31</text:p>
          </table:table-cell>
          <table:table-cell office:value-type="float" office:value="74991969131">
            <text:p>749919691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71</text:p>
          </table:table-cell>
          <table:table-cell office:value-type="string">
            <text:p><text:s/>.</text:p>
          </table:table-cell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float" office:value="1029450">
            <text:p>1029450</text:p>
          </table:table-cell>
          <table:table-cell office:value-type="float" office:value="150991117">
            <text:p>150991117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4163960476">
            <text:p>34163960476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jendus : Kirjeldus : Siinusrütm fr 71</text:p>
          </table:table-cell>
          <table:table-cell office:value-type="string">
            <text:p>fr 71</text:p>
          </table:table-cell>
          <table:table-cell office:value-type="string">
            <text:p><text:s/>korda min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float" office:value="4332233">
            <text:p>4332233</text:p>
          </table:table-cell>
          <table:table-cell office:value-type="float" office:value="124212365">
            <text:p>124212365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table:style-name="ce1" office:value-type="string">
            <text:p>2012-02-16</text:p>
          </table:table-cell>
          <table:table-cell office:value-type="float" office:value="14883366720">
            <text:p>148833667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1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float" office:value="940292">
            <text:p>940292</text:p>
          </table:table-cell>
          <table:table-cell office:value-type="float" office:value="83419077">
            <text:p>83419077</text:p>
          </table:table-cell>
          <table:table-cell office:value-type="string">
            <text:p>2012-02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0694344277">
            <text:p>60694344277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1 x minutis</text:p>
          </table:table-cell>
          <table:table-cell office:value-type="string">
            <text:p><text:s/>normileid</text:p>
          </table:table-cell>
          <table:table-cell table:number-columns-repeated="4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float" office:value="9527237">
            <text:p>9527237</text:p>
          </table:table-cell>
          <table:table-cell office:value-type="float" office:value="177467424">
            <text:p>177467424</text:p>
          </table:table-cell>
          <table:table-cell office:value-type="string">
            <text:p>2013-05-14</text:p>
          </table:table-cell>
          <table:table-cell office:value-type="string">
            <text:p>S</text:p>
          </table:table-cell>
          <table:table-cell table:style-name="ce1" office:value-type="string">
            <text:p>2013-03-15</text:p>
          </table:table-cell>
          <table:table-cell office:value-type="float" office:value="14789428601">
            <text:p>1478942860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üdametegevus on regulaarne , fr=71 x/min</text:p>
          </table:table-cell>
          <table:table-cell office:value-type="string">
            <text:p>71 x/min</text:p>
          </table:table-cell>
          <table:table-cell office:value-type="string">
            <text:p><text:s/>, toonid puhtad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float" office:value="18062239">
            <text:p>18062239</text:p>
          </table:table-cell>
          <table:table-cell office:value-type="float" office:value="161928883">
            <text:p>161928883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9101257644">
            <text:p>791012576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ekg SR 71xmin</text:p>
          </table:table-cell>
          <table:table-cell office:value-type="string">
            <text:p>SR 71xmin</text:p>
          </table:table-cell>
          <table:table-cell office:value-type="string">
            <text:p><text:s/>, mittespetsiif T muutused eess</text:p>
          </table:table-cell>
          <table:table-cell office:value-type="string">
            <text:p>S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float" office:value="4816247">
            <text:p>4816247</text:p>
          </table:table-cell>
          <table:table-cell office:value-type="float" office:value="145819849">
            <text:p>145819849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table:style-name="ce1" office:value-type="string">
            <text:p>2012-10-29</text:p>
          </table:table-cell>
          <table:table-cell office:value-type="float" office:value="76056287341">
            <text:p>760562873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2 xmin</text:p>
          </table:table-cell>
          <table:table-cell office:value-type="string">
            <text:p><text:s/>, kõrvalkahinateta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9274721">
            <text:p>19274721</text:p>
          </table:table-cell>
          <table:table-cell office:value-type="float" office:value="189891735">
            <text:p>189891735</text:p>
          </table:table-cell>
          <table:table-cell office:value-type="string">
            <text:p>2013-07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1142330291">
            <text:p>211423302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table:number-columns-repeated="2" office:value-type="string">
            <text:p>fr 72 x</text:p>
          </table:table-cell>
          <table:table-cell office:value-type="string">
            <text:p><text:s/>re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577870">
            <text:p>1577870</text:p>
          </table:table-cell>
          <table:table-cell office:value-type="float" office:value="130795467">
            <text:p>130795467</text:p>
          </table:table-cell>
          <table:table-cell office:value-type="string">
            <text:p>2012-07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6649286901">
            <text:p>26649286901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Kirjeldus : Siinusrütm72</text:p>
          </table:table-cell>
          <table:table-cell office:value-type="string">
            <text:p>Siinusrütm72</text:p>
          </table:table-cell>
          <table:table-cell office:value-type="string">
            <text:p>s/min semivertikaalne el positsi</text:p>
          </table:table-cell>
          <table:table-cell office:value-type="string">
            <text:p>Siinusrütm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2378490">
            <text:p>2378490</text:p>
          </table:table-cell>
          <table:table-cell office:value-type="float" office:value="85065412">
            <text:p>85065412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6649535368">
            <text:p>1664953536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2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206704">
            <text:p>1206704</text:p>
          </table:table-cell>
          <table:table-cell office:value-type="float" office:value="85727552">
            <text:p>85727552</text:p>
          </table:table-cell>
          <table:table-cell office:value-type="string">
            <text:p>2012-03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8798749069">
            <text:p>28798749069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72/min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8927258">
            <text:p>8927258</text:p>
          </table:table-cell>
          <table:table-cell office:value-type="float" office:value="217473144">
            <text:p>217473144</text:p>
          </table:table-cell>
          <table:table-cell office:value-type="string">
            <text:p>2013-12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5744354245">
            <text:p>4574435424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72 min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5933442">
            <text:p>5933442</text:p>
          </table:table-cell>
          <table:table-cell office:value-type="float" office:value="81111434">
            <text:p>81111434</text:p>
          </table:table-cell>
          <table:table-cell office:value-type="string">
            <text:p>2012-01-21</text:p>
          </table:table-cell>
          <table:table-cell office:value-type="string">
            <text:p>S</text:p>
          </table:table-cell>
          <table:table-cell table:style-name="ce1" office:value-type="string">
            <text:p>2012-01-18</text:p>
          </table:table-cell>
          <table:table-cell office:value-type="float" office:value="55675151225">
            <text:p>5567515122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<text:s/>1 ) , mille järel pt-l taastus siinusrütm 72 x</text:p>
          </table:table-cell>
          <table:table-cell office:value-type="string">
            <text:p>siinusrütm 72 x</text:p>
          </table:table-cell>
          <table:table-cell office:value-type="string">
            <text:p><text:s/>' ja jääb püsima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24536081">
            <text:p>24536081</text:p>
          </table:table-cell>
          <table:table-cell office:value-type="float" office:value="185740638">
            <text:p>185740638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1622739">
            <text:p>6730316227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R125\65 mm\Hg , Pulss - 72 x min</text:p>
          </table:table-cell>
          <table:table-cell office:value-type="string">
            <text:p>Pulss - 72 x min</text:p>
          </table:table-cell>
          <table:table-cell/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382343">
            <text:p>1382343</text:p>
          </table:table-cell>
          <table:table-cell office:value-type="float" office:value="120724076">
            <text:p>120724076</text:p>
          </table:table-cell>
          <table:table-cell office:value-type="string">
            <text:p>2012-05-1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6624562166">
            <text:p>56624562166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iga Põhjendus : ekg Kirjeldus : Siinusrütm 72 x min</text:p>
          </table:table-cell>
          <table:table-cell office:value-type="string">
            <text:p>Siinusrütm 72 x min</text:p>
          </table:table-cell>
          <table:table-cell office:value-type="string">
            <text:p><text:s/>Difussed repol häired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21445141">
            <text:p>21445141</text:p>
          </table:table-cell>
          <table:table-cell office:value-type="float" office:value="213680382">
            <text:p>213680382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table:style-name="ce1" office:value-type="string">
            <text:p>2013-10-15</text:p>
          </table:table-cell>
          <table:table-cell office:value-type="float" office:value="79847916884">
            <text:p>798479168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, fr lamades 68 x min , seistes 72 x min</text:p>
          </table:table-cell>
          <table:table-cell office:value-type="string">
            <text:p>72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8877961">
            <text:p>8877961</text:p>
          </table:table-cell>
          <table:table-cell office:value-type="float" office:value="218084647">
            <text:p>218084647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15871">
            <text:p>67303031587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UURINGU LEIU KIRJELDUS : Siinusrütm 72 min</text:p>
          </table:table-cell>
          <table:table-cell office:value-type="string">
            <text:p>Siinusrütm 72 min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3189898">
            <text:p>3189898</text:p>
          </table:table-cell>
          <table:table-cell office:value-type="float" office:value="90980856">
            <text:p>90980856</text:p>
          </table:table-cell>
          <table:table-cell office:value-type="string">
            <text:p>2012-04-24</text:p>
          </table:table-cell>
          <table:table-cell office:value-type="string">
            <text:p>A</text:p>
          </table:table-cell>
          <table:table-cell table:style-name="ce1" office:value-type="string">
            <text:p>2012-04-12</text:p>
          </table:table-cell>
          <table:table-cell office:value-type="float" office:value="27799996768">
            <text:p>2779999676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EKG siinusrütm72</text:p>
          </table:table-cell>
          <table:table-cell office:value-type="string">
            <text:p>siinusrütm72</text:p>
          </table:table-cell>
          <table:table-cell office:value-type="string">
            <text:p>s/min horisontaalne el positsioo</text:p>
          </table:table-cell>
          <table:table-cell office:value-type="string">
            <text:p>siinusrütm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9180917">
            <text:p>19180917</text:p>
          </table:table-cell>
          <table:table-cell office:value-type="float" office:value="158483245">
            <text:p>158483245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8563139264">
            <text:p>285631392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 176/94mmHg---&gt; 169/98mmHg , fr 72x</text:p>
          </table:table-cell>
          <table:table-cell office:value-type="string">
            <text:p>fr 72x</text:p>
          </table:table-cell>
          <table:table-cell office:value-type="string">
            <text:p>---&gt; 153/82mmHg , fr 65x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48921">
            <text:p>148921</text:p>
          </table:table-cell>
          <table:table-cell office:value-type="float" office:value="90028791">
            <text:p>90028791</text:p>
          </table:table-cell>
          <table:table-cell office:value-type="string">
            <text:p>2012-02-0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8804787397">
            <text:p>7880478739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2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1504479">
            <text:p>11504479</text:p>
          </table:table-cell>
          <table:table-cell office:value-type="float" office:value="174965335">
            <text:p>174965335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8182764">
            <text:p>6730381827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* 10.04.2013 <text:s text:c="2"/>: EKG - SR 72 x min</text:p>
          </table:table-cell>
          <table:table-cell office:value-type="string">
            <text:p>SR 72 x min</text:p>
          </table:table-cell>
          <table:table-cell office:value-type="string">
            <text:p><text:s/>, Q sakk III , avF , läheb EKG </text:p>
          </table:table-cell>
          <table:table-cell office:value-type="string">
            <text:p>S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9126216">
            <text:p>9126216</text:p>
          </table:table-cell>
          <table:table-cell office:value-type="float" office:value="155725992">
            <text:p>155725992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5970597">
            <text:p>67304597059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jendus : Kirjeldus : Siinusrütm fr 72</text:p>
          </table:table-cell>
          <table:table-cell office:value-type="string">
            <text:p>fr 72</text:p>
          </table:table-cell>
          <table:table-cell office:value-type="string">
            <text:p><text:s/>korda min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2957045">
            <text:p>12957045</text:p>
          </table:table-cell>
          <table:table-cell office:value-type="float" office:value="179678612">
            <text:p>179678612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1840052816">
            <text:p>518400528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ütm vatsakese stimulatsiooniga fr 73 x min</text:p>
          </table:table-cell>
          <table:table-cell office:value-type="string">
            <text:p>fr 73 x min</text:p>
          </table:table-cell>
          <table:table-cell office:value-type="string">
            <text:p><text:s/>Vahelduvalt oma südame rütm pr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float" office:value="21131784">
            <text:p>21131784</text:p>
          </table:table-cell>
          <table:table-cell office:value-type="float" office:value="212173693">
            <text:p>212173693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48046">
            <text:p>6730303480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g , RR 140/90 mmHg paremal käel pulss 73 x min</text:p>
          </table:table-cell>
          <table:table-cell office:value-type="string">
            <text:p>pulss 73 x min</text:p>
          </table:table-cell>
          <table:table-cell office:value-type="string">
            <text:p><text:s/>Nahk puhas Kopsudes vesikulaarn</text:p>
          </table:table-cell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float" office:value="15752268">
            <text:p>15752268</text:p>
          </table:table-cell>
          <table:table-cell office:value-type="float" office:value="182892112">
            <text:p>182892112</text:p>
          </table:table-cell>
          <table:table-cell office:value-type="string">
            <text:p>2013-05-0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7402332">
            <text:p>67303740233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h/k Südame tegevus regulaarne , fr - 73x</text:p>
          </table:table-cell>
          <table:table-cell office:value-type="string">
            <text:p>fr - 73x</text:p>
          </table:table-cell>
          <table:table-cell office:value-type="string">
            <text:p><text:s/>’ , RR 158/86&gt; 110/72 mm Hg Ver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float" office:value="9181883">
            <text:p>9181883</text:p>
          </table:table-cell>
          <table:table-cell office:value-type="float" office:value="190081932">
            <text:p>190081932</text:p>
          </table:table-cell>
          <table:table-cell office:value-type="string">
            <text:p>2013-07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0200478975">
            <text:p>40200478975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nne koormust : RR 120/80 mmHg ; fr 73 x min</text:p>
          </table:table-cell>
          <table:table-cell office:value-type="string">
            <text:p>fr 73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float" office:value="4123471">
            <text:p>4123471</text:p>
          </table:table-cell>
          <table:table-cell office:value-type="float" office:value="124560712">
            <text:p>124560712</text:p>
          </table:table-cell>
          <table:table-cell office:value-type="string">
            <text:p>2012-02-08</text:p>
          </table:table-cell>
          <table:table-cell office:value-type="string">
            <text:p>A</text:p>
          </table:table-cell>
          <table:table-cell table:style-name="ce1" office:value-type="string">
            <text:p>2012-02-06</text:p>
          </table:table-cell>
          <table:table-cell office:value-type="float" office:value="45269937603">
            <text:p>452699376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Cor arütmiline , 74xmin</text:p>
          </table:table-cell>
          <table:table-cell office:value-type="string">
            <text:p>74xmin</text:p>
          </table:table-cell>
          <table:table-cell office:value-type="string">
            <text:p><text:s/>( betaloc 50 mg )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22058945">
            <text:p>22058945</text:p>
          </table:table-cell>
          <table:table-cell office:value-type="float" office:value="191977680">
            <text:p>191977680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table:style-name="ce1" office:value-type="string">
            <text:p>2013-05-27</text:p>
          </table:table-cell>
          <table:table-cell office:value-type="float" office:value="71275475315">
            <text:p>712754753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1/95 mmHg --&gt; momendil 133/93 ; fr 74</text:p>
          </table:table-cell>
          <table:table-cell office:value-type="string">
            <text:p>fr 74</text:p>
          </table:table-cell>
          <table:table-cell/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1686628">
            <text:p>1686628</text:p>
          </table:table-cell>
          <table:table-cell office:value-type="float" office:value="133535382">
            <text:p>133535382</text:p>
          </table:table-cell>
          <table:table-cell office:value-type="string">
            <text:p>2012-08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8926761326">
            <text:p>9892676132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inus rhythm 74/min</text:p>
          </table:table-cell>
          <table:table-cell office:value-type="string">
            <text:p>74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5428527">
            <text:p>5428527</text:p>
          </table:table-cell>
          <table:table-cell office:value-type="float" office:value="95372922">
            <text:p>95372922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5838258751">
            <text:p>7583825875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in , 16.04.2012 RR143/81 mmHg , HR 74 x min</text:p>
          </table:table-cell>
          <table:table-cell office:value-type="string">
            <text:p>HR 74 x min</text:p>
          </table:table-cell>
          <table:table-cell/>
          <table:table-cell office:value-type="string">
            <text:p>H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1779728">
            <text:p>1779728</text:p>
          </table:table-cell>
          <table:table-cell office:value-type="float" office:value="146713511">
            <text:p>146713511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2815799851">
            <text:p>22815799851</text:p>
          </table:table-cell>
          <table:table-cell office:value-type="string">
            <text:p>original</text:p>
          </table:table-cell>
          <table:table-cell office:value-type="string">
            <text:p>a_regime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ahuloleku EKG-s SR p 74 x min</text:p>
          </table:table-cell>
          <table:table-cell office:value-type="string">
            <text:p>74 x min</text:p>
          </table:table-cell>
          <table:table-cell office:value-type="string">
            <text:p><text:s/>, PR 164 ja QTc436 msallseina a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9952850">
            <text:p>9952850</text:p>
          </table:table-cell>
          <table:table-cell office:value-type="float" office:value="179559161">
            <text:p>179559161</text:p>
          </table:table-cell>
          <table:table-cell office:value-type="string">
            <text:p>2013-05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1089631524">
            <text:p>7108963152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eisundis cor toonid regulaarsed fr 74x`</text:p>
          </table:table-cell>
          <table:table-cell office:value-type="string">
            <text:p>fr 74x`</text:p>
          </table:table-cell>
          <table:table-cell office:value-type="string">
            <text:p>pulmones N - RR 160 / 80 mm Hg 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`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9010627">
            <text:p>9010627</text:p>
          </table:table-cell>
          <table:table-cell office:value-type="float" office:value="199037248">
            <text:p>199037248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7450970272">
            <text:p>4745097027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4 x minutis</text:p>
          </table:table-cell>
          <table:table-cell office:value-type="string">
            <text:p><text:s/>, vasaku vatsakese hüpertroofia</text:p>
          </table:table-cell>
          <table:table-cell table:number-columns-repeated="4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10372826">
            <text:p>10372826</text:p>
          </table:table-cell>
          <table:table-cell office:value-type="float" office:value="202621723">
            <text:p>202621723</text:p>
          </table:table-cell>
          <table:table-cell office:value-type="string">
            <text:p>2013-10-11</text:p>
          </table:table-cell>
          <table:table-cell office:value-type="string">
            <text:p>S</text:p>
          </table:table-cell>
          <table:table-cell table:style-name="ce1" office:value-type="string">
            <text:p>2013-10-09</text:p>
          </table:table-cell>
          <table:table-cell office:value-type="float" office:value="80033040624">
            <text:p>8003304062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delikku Üldseisund rahuldav FFE 74 x1 min</text:p>
          </table:table-cell>
          <table:table-cell office:value-type="string">
            <text:p>74 x1 min</text:p>
          </table:table-cell>
          <table:table-cell office:value-type="string">
            <text:p><text:s/>RR 108/75 mmHg</text:p>
          </table:table-cell>
          <table:table-cell table:number-columns-repeated="4" office:value-type="string">
            <text:p>NULL</text:p>
          </table:table-cell>
          <table:table-cell office:value-type="string">
            <text:p>x1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19077945">
            <text:p>19077945</text:p>
          </table:table-cell>
          <table:table-cell office:value-type="float" office:value="180760435">
            <text:p>180760435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3424247337">
            <text:p>234242473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 170/97 fr 74</text:p>
          </table:table-cell>
          <table:table-cell office:value-type="string">
            <text:p>fr 74</text:p>
          </table:table-cell>
          <table:table-cell office:value-type="string">
            <text:p>-----RR 154/98 fr 70-------RR147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15233195">
            <text:p>15233195</text:p>
          </table:table-cell>
          <table:table-cell office:value-type="float" office:value="157502609">
            <text:p>157502609</text:p>
          </table:table-cell>
          <table:table-cell office:value-type="string">
            <text:p>2013-01-1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2843178">
            <text:p>673042843178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table:number-columns-repeated="2" office:value-type="string">
            <text:p>Fr 74x</text:p>
          </table:table-cell>
          <table:table-cell office:value-type="string">
            <text:p><text:s/>` , VR 143/86 mmHg , SpO298 % ,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15186049">
            <text:p>15186049</text:p>
          </table:table-cell>
          <table:table-cell office:value-type="float" office:value="163386342">
            <text:p>163386342</text:p>
          </table:table-cell>
          <table:table-cell office:value-type="string">
            <text:p>2013-02-1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8992142">
            <text:p>673038992142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odade irvedusarütmia 74/min</text:p>
          </table:table-cell>
          <table:table-cell office:value-type="string">
            <text:p>74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5440578">
            <text:p>5440578</text:p>
          </table:table-cell>
          <table:table-cell office:value-type="float" office:value="129972961">
            <text:p>129972961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1055364071">
            <text:p>6105536407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2012 <text:s text:c="2"/>: Südametoonid on rütm , Fr 74x</text:p>
          </table:table-cell>
          <table:table-cell office:value-type="string">
            <text:p>Fr 74x</text:p>
          </table:table-cell>
          <table:table-cell office:value-type="string">
            <text:p><text:s/>" . RR136/96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8889960">
            <text:p>8889960</text:p>
          </table:table-cell>
          <table:table-cell office:value-type="float" office:value="191408035">
            <text:p>191408035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4718377022">
            <text:p>8471837702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onid tuhmid , rutm regulaarne , fr 74 x min</text:p>
          </table:table-cell>
          <table:table-cell office:value-type="string">
            <text:p>fr 74 x min</text:p>
          </table:table-cell>
          <table:table-cell office:value-type="string">
            <text:p><text:s/>RR 130/80 mm 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10823065">
            <text:p>10823065</text:p>
          </table:table-cell>
          <table:table-cell office:value-type="float" office:value="195487331">
            <text:p>195487331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table:style-name="ce1" office:value-type="string">
            <text:p>2013-09-03</text:p>
          </table:table-cell>
          <table:table-cell office:value-type="float" office:value="673030562215">
            <text:p>6730305622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Pulss rahuolekus lamades 74 lööki/min</text:p>
          </table:table-cell>
          <table:table-cell office:value-type="string">
            <text:p>74 lööki/min</text:p>
          </table:table-cell>
          <table:table-cell office:value-type="string">
            <text:p><text:s/>, istudes 77 lööki/min</text:p>
          </table:table-cell>
          <table:table-cell table:number-columns-repeated="4" office:value-type="string">
            <text:p>NULL</text:p>
          </table:table-cell>
          <table:table-cell office:value-type="string">
            <text:p>lööki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5836451">
            <text:p>5836451</text:p>
          </table:table-cell>
          <table:table-cell office:value-type="float" office:value="151500080">
            <text:p>151500080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4894412222">
            <text:p>9489441222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70 sm , kaal 58 kg RRa 120/80 , fr 74/min</text:p>
          </table:table-cell>
          <table:table-cell office:value-type="string">
            <text:p>fr 74/min</text:p>
          </table:table-cell>
          <table:table-cell office:value-type="string">
            <text:p><text:s/>Nahk mõõdukas kahvatu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5959936">
            <text:p>5959936</text:p>
          </table:table-cell>
          <table:table-cell office:value-type="float" office:value="145147989">
            <text:p>145147989</text:p>
          </table:table-cell>
          <table:table-cell office:value-type="string">
            <text:p>2012-11-06</text:p>
          </table:table-cell>
          <table:table-cell office:value-type="string">
            <text:p>S</text:p>
          </table:table-cell>
          <table:table-cell table:style-name="ce1" office:value-type="string">
            <text:p>2012-06-14</text:p>
          </table:table-cell>
          <table:table-cell office:value-type="float" office:value="25458457490">
            <text:p>2545845749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üdametegevus on regulaarne , fr=74 x/min</text:p>
          </table:table-cell>
          <table:table-cell office:value-type="string">
            <text:p>74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6077551">
            <text:p>6077551</text:p>
          </table:table-cell>
          <table:table-cell office:value-type="float" office:value="129657596">
            <text:p>129657596</text:p>
          </table:table-cell>
          <table:table-cell office:value-type="string">
            <text:p>2012-07-20</text:p>
          </table:table-cell>
          <table:table-cell office:value-type="string">
            <text:p>S</text:p>
          </table:table-cell>
          <table:table-cell table:style-name="ce1" office:value-type="string">
            <text:p>2012-05-16</text:p>
          </table:table-cell>
          <table:table-cell office:value-type="float" office:value="23293759913">
            <text:p>2329375991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5 x/min</text:p>
          </table:table-cell>
          <table:table-cell office:value-type="string">
            <text:p><text:s/>, toonid puhtad , art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13080201">
            <text:p>13080201</text:p>
          </table:table-cell>
          <table:table-cell office:value-type="float" office:value="177479205">
            <text:p>177479205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table:style-name="ce1" office:value-type="string">
            <text:p>2013-05-10</text:p>
          </table:table-cell>
          <table:table-cell office:value-type="float" office:value="74688352638">
            <text:p>746883526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R 130/75 mmHg ; fr 75 x/min</text:p>
          </table:table-cell>
          <table:table-cell office:value-type="string">
            <text:p>fr 75 x/min</text:p>
          </table:table-cell>
          <table:table-cell office:value-type="string">
            <text:p><text:s/>; SaO2 rahuolekus97 % ja kõnnil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15770799">
            <text:p>15770799</text:p>
          </table:table-cell>
          <table:table-cell office:value-type="float" office:value="184864833">
            <text:p>184864833</text:p>
          </table:table-cell>
          <table:table-cell office:value-type="string">
            <text:p>2013-06-25</text:p>
          </table:table-cell>
          <table:table-cell office:value-type="string">
            <text:p>S</text:p>
          </table:table-cell>
          <table:table-cell table:style-name="ce1" office:value-type="string">
            <text:p>2013-06-17</text:p>
          </table:table-cell>
          <table:table-cell office:value-type="float" office:value="38726572585">
            <text:p>3872657258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5 x min</text:p>
          </table:table-cell>
          <table:table-cell office:value-type="string">
            <text:p><text:s/>, RR 110/68 mmHg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10021146">
            <text:p>10021146</text:p>
          </table:table-cell>
          <table:table-cell office:value-type="float" office:value="175057627">
            <text:p>175057627</text:p>
          </table:table-cell>
          <table:table-cell office:value-type="string">
            <text:p>2013-04-3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8064027850">
            <text:p>5806402785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üdametegevus regulaarne fr 75 x min</text:p>
          </table:table-cell>
          <table:table-cell office:value-type="string">
            <text:p>fr 75 x min</text:p>
          </table:table-cell>
          <table:table-cell office:value-type="string">
            <text:p><text:s/>, üksikute ekstrasüstolitega ,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10600751">
            <text:p>10600751</text:p>
          </table:table-cell>
          <table:table-cell office:value-type="float" office:value="199765918">
            <text:p>199765918</text:p>
          </table:table-cell>
          <table:table-cell office:value-type="string">
            <text:p>2013-09-2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0055163838">
            <text:p>8005516383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eskmine frekvenst on normaalne 75 x/min</text:p>
          </table:table-cell>
          <table:table-cell office:value-type="string">
            <text:p>75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15435759">
            <text:p>15435759</text:p>
          </table:table-cell>
          <table:table-cell office:value-type="float" office:value="218467728">
            <text:p>218467728</text:p>
          </table:table-cell>
          <table:table-cell office:value-type="string">
            <text:p>2013-12-2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2395343815">
            <text:p>12395343815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dus : Kodade virvendusarütmia , fr - 75</text:p>
          </table:table-cell>
          <table:table-cell office:value-type="string">
            <text:p>fr - 75</text:p>
          </table:table-cell>
          <table:table-cell office:value-type="string">
            <text:p>--125x ´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9565394">
            <text:p>9565394</text:p>
          </table:table-cell>
          <table:table-cell office:value-type="float" office:value="177691881">
            <text:p>177691881</text:p>
          </table:table-cell>
          <table:table-cell office:value-type="string">
            <text:p>2013-05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0328238">
            <text:p>67303032823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5 xmin</text:p>
          </table:table-cell>
          <table:table-cell office:value-type="string">
            <text:p><text:s/>, EHHOKG-l vasaku vatsakese fun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5416876">
            <text:p>5416876</text:p>
          </table:table-cell>
          <table:table-cell office:value-type="float" office:value="95371284">
            <text:p>95371284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4924895334">
            <text:p>5492489533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R142/80 mmHg , HR 75 x min</text:p>
          </table:table-cell>
          <table:table-cell office:value-type="string">
            <text:p>HR 75 x min</text:p>
          </table:table-cell>
          <table:table-cell/>
          <table:table-cell office:value-type="string">
            <text:p>H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14303049">
            <text:p>14303049</text:p>
          </table:table-cell>
          <table:table-cell office:value-type="float" office:value="215548598">
            <text:p>215548598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16393">
            <text:p>67303041639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5 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6266998">
            <text:p>6266998</text:p>
          </table:table-cell>
          <table:table-cell office:value-type="float" office:value="90497559">
            <text:p>90497559</text:p>
          </table:table-cell>
          <table:table-cell office:value-type="string">
            <text:p>2012-04-17</text:p>
          </table:table-cell>
          <table:table-cell office:value-type="string">
            <text:p>S</text:p>
          </table:table-cell>
          <table:table-cell table:style-name="ce1" office:value-type="string">
            <text:p>2012-03-19</text:p>
          </table:table-cell>
          <table:table-cell office:value-type="float" office:value="90267555453">
            <text:p>9026755545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töö regulaarne , fr 75 x min</text:p>
          </table:table-cell>
          <table:table-cell office:value-type="string">
            <text:p>fr 75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21163083">
            <text:p>21163083</text:p>
          </table:table-cell>
          <table:table-cell office:value-type="float" office:value="160238966">
            <text:p>160238966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4290816838">
            <text:p>742908168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R 145/80mmHg ; fr 75 x/min</text:p>
          </table:table-cell>
          <table:table-cell office:value-type="string">
            <text:p>fr 75 x/min</text:p>
          </table:table-cell>
          <table:table-cell office:value-type="string">
            <text:p><text:s/>; SpO2 rahuolekus 92%-94 % , ko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1259296">
            <text:p>1259296</text:p>
          </table:table-cell>
          <table:table-cell office:value-type="float" office:value="120638581">
            <text:p>120638581</text:p>
          </table:table-cell>
          <table:table-cell office:value-type="string">
            <text:p>2012-05-1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6302969119">
            <text:p>16302969119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MM HR : 76</text:p>
          </table:table-cell>
          <table:table-cell office:value-type="string">
            <text:p>HR : 76</text:p>
          </table:table-cell>
          <table:table-cell office:value-type="string">
            <text:p>,0 BPM</text:p>
          </table:table-cell>
          <table:table-cell office:value-type="string">
            <text:p>H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float" office:value="19898515">
            <text:p>19898515</text:p>
          </table:table-cell>
          <table:table-cell office:value-type="float" office:value="178583175">
            <text:p>178583175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4770545563">
            <text:p>247705455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ame toonid puhtad regul , frekv 76xmin</text:p>
          </table:table-cell>
          <table:table-cell office:value-type="string">
            <text:p>76xmin</text:p>
          </table:table-cell>
          <table:table-cell office:value-type="string">
            <text:p><text:s/>, rr 140/90m hg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float" office:value="15300561">
            <text:p>15300561</text:p>
          </table:table-cell>
          <table:table-cell office:value-type="float" office:value="213254591">
            <text:p>213254591</text:p>
          </table:table-cell>
          <table:table-cell office:value-type="string">
            <text:p>2013-12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5604085795">
            <text:p>8560408579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Kirjeldus : Siinusrütm , fr - 76x</text:p>
          </table:table-cell>
          <table:table-cell office:value-type="string">
            <text:p>fr - 76x</text:p>
          </table:table-cell>
          <table:table-cell office:value-type="string">
            <text:p><text:s/>´.+ 1 SVES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float" office:value="7585651">
            <text:p>7585651</text:p>
          </table:table-cell>
          <table:table-cell office:value-type="float" office:value="86477282">
            <text:p>86477282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table:style-name="ce1" office:value-type="string">
            <text:p>2012-03-07</text:p>
          </table:table-cell>
          <table:table-cell office:value-type="float" office:value="19277883251">
            <text:p>1927788325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OBJ : RR 130/78 mmHg , siinusrütm 76 x min</text:p>
          </table:table-cell>
          <table:table-cell office:value-type="string">
            <text:p>siinusrütm 76 x min</text:p>
          </table:table-cell>
          <table:table-cell office:value-type="string">
            <text:p><text:s/>, süstoolne kahin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float" office:value="1911803">
            <text:p>1911803</text:p>
          </table:table-cell>
          <table:table-cell office:value-type="float" office:value="121778550">
            <text:p>121778550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3047944187">
            <text:p>930479441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table:number-columns-repeated="2" office:value-type="string">
            <text:p>Fr 76x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float" office:value="17833920">
            <text:p>17833920</text:p>
          </table:table-cell>
          <table:table-cell office:value-type="float" office:value="176289208">
            <text:p>176289208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table:style-name="ce1" office:value-type="string">
            <text:p>2013-04-16</text:p>
          </table:table-cell>
          <table:table-cell office:value-type="float" office:value="673030569529">
            <text:p>6730305695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R 160/80 mmHg , toonid t´regul fr 76x/min</text:p>
          </table:table-cell>
          <table:table-cell office:value-type="string">
            <text:p>fr 76x/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float" office:value="17127614">
            <text:p>17127614</text:p>
          </table:table-cell>
          <table:table-cell office:value-type="float" office:value="168657066">
            <text:p>168657066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4726554">
            <text:p>6730447265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ame toonid puhtad regul , frekv 76xmin</text:p>
          </table:table-cell>
          <table:table-cell office:value-type="string">
            <text:p>76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float" office:value="18889546">
            <text:p>18889546</text:p>
          </table:table-cell>
          <table:table-cell office:value-type="float" office:value="170530635">
            <text:p>170530635</text:p>
          </table:table-cell>
          <table:table-cell office:value-type="string">
            <text:p>2013-04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1334668132">
            <text:p>413346681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 120/80 , cor - FA fr 76</text:p>
          </table:table-cell>
          <table:table-cell office:value-type="string">
            <text:p>fr 76</text:p>
          </table:table-cell>
          <table:table-cell office:value-type="string">
            <text:p><text:s/>.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float" office:value="5700878">
            <text:p>5700878</text:p>
          </table:table-cell>
          <table:table-cell office:value-type="float" office:value="153106441">
            <text:p>153106441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8658953603">
            <text:p>7865895360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table:number-columns-repeated="2" office:value-type="string">
            <text:p>Fr 77</text:p>
          </table:table-cell>
          <table:table-cell office:value-type="string">
            <text:p>-80 .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18077948">
            <text:p>18077948</text:p>
          </table:table-cell>
          <table:table-cell office:value-type="float" office:value="198736689">
            <text:p>198736689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7123680570">
            <text:p>471236805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mHg , toonid keskm tugevusega , fr 77x/min</text:p>
          </table:table-cell>
          <table:table-cell office:value-type="string">
            <text:p>fr 77x/min</text:p>
          </table:table-cell>
          <table:table-cell office:value-type="string">
            <text:p><text:s/>, rp pikendamine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1920278">
            <text:p>1920278</text:p>
          </table:table-cell>
          <table:table-cell office:value-type="float" office:value="127792228">
            <text:p>127792228</text:p>
          </table:table-cell>
          <table:table-cell office:value-type="string">
            <text:p>2012-07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4638057587">
            <text:p>446380575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mmHg , fr 76x----&gt; 126/78mmHg , fr 77x</text:p>
          </table:table-cell>
          <table:table-cell office:value-type="string">
            <text:p>fr 77x</text:p>
          </table:table-cell>
          <table:table-cell office:value-type="string">
            <text:p><text:s/>südame töö regul , toonid puht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19837869">
            <text:p>19837869</text:p>
          </table:table-cell>
          <table:table-cell office:value-type="float" office:value="212166231">
            <text:p>212166231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9236444114">
            <text:p>592364441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bj leid Pt kahvatumObj leid Cor fr 78 x min</text:p>
          </table:table-cell>
          <table:table-cell office:value-type="string">
            <text:p>fr 78 x min</text:p>
          </table:table-cell>
          <table:table-cell office:value-type="string">
            <text:p><text:s/>RR 160/70 mmHg Perif turseid ei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5316883">
            <text:p>5316883</text:p>
          </table:table-cell>
          <table:table-cell office:value-type="float" office:value="93068165">
            <text:p>93068165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7854175106">
            <text:p>9785417510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ei palpeeri , nahk veidi kuiv , fr 78</text:p>
          </table:table-cell>
          <table:table-cell office:value-type="string">
            <text:p>fr 78</text:p>
          </table:table-cell>
          <table:table-cell office:value-type="string">
            <text:p><text:s/>, edasi ord 75 mcg L-th pro die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12496381">
            <text:p>12496381</text:p>
          </table:table-cell>
          <table:table-cell office:value-type="float" office:value="214259592">
            <text:p>214259592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table:style-name="ce1" office:value-type="string">
            <text:p>2013-09-06</text:p>
          </table:table-cell>
          <table:table-cell office:value-type="float" office:value="22739761028">
            <text:p>227397610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nid regul , kahinaid ei esine . fr 78x</text:p>
          </table:table-cell>
          <table:table-cell office:value-type="string">
            <text:p>fr 78x</text:p>
          </table:table-cell>
          <table:table-cell office:value-type="string">
            <text:p><text:s/>, Pulm - ii ekg - fr 58x , Siin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15210521">
            <text:p>15210521</text:p>
          </table:table-cell>
          <table:table-cell office:value-type="float" office:value="162088023">
            <text:p>162088023</text:p>
          </table:table-cell>
          <table:table-cell office:value-type="string">
            <text:p>2013-02-1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0086446849">
            <text:p>20086446849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8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6990210">
            <text:p>6990210</text:p>
          </table:table-cell>
          <table:table-cell office:value-type="float" office:value="123412950">
            <text:p>123412950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table:style-name="ce1" office:value-type="string">
            <text:p>2012-05-31</text:p>
          </table:table-cell>
          <table:table-cell office:value-type="float" office:value="46260598682">
            <text:p>4626059868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78 x min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24123248">
            <text:p>24123248</text:p>
          </table:table-cell>
          <table:table-cell office:value-type="float" office:value="176020064">
            <text:p>176020064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table:style-name="ce1" office:value-type="string">
            <text:p>2013-03-25</text:p>
          </table:table-cell>
          <table:table-cell office:value-type="float" office:value="673030397865">
            <text:p>6730303978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130/80 Cor-toonid regul , fr 78x</text:p>
          </table:table-cell>
          <table:table-cell office:value-type="string">
            <text:p>fr 78x</text:p>
          </table:table-cell>
          <table:table-cell office:value-type="string">
            <text:p><text:s/>, minim , süstoolne kahin mitr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6391459">
            <text:p>6391459</text:p>
          </table:table-cell>
          <table:table-cell office:value-type="float" office:value="90504914">
            <text:p>90504914</text:p>
          </table:table-cell>
          <table:table-cell office:value-type="string">
            <text:p>2012-04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6716180854">
            <text:p>4671618085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8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15230273">
            <text:p>15230273</text:p>
          </table:table-cell>
          <table:table-cell office:value-type="float" office:value="213331270">
            <text:p>213331270</text:p>
          </table:table-cell>
          <table:table-cell office:value-type="string">
            <text:p>2013-12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7914536361">
            <text:p>4791453636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8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19722656">
            <text:p>19722656</text:p>
          </table:table-cell>
          <table:table-cell office:value-type="float" office:value="208551501">
            <text:p>208551501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66133">
            <text:p>6730304661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<text:s/>veresuhkur 5,3 mmol/l Süda reg fr 78x</text:p>
          </table:table-cell>
          <table:table-cell office:value-type="string">
            <text:p>fr 78x</text:p>
          </table:table-cell>
          <table:table-cell office:value-type="string">
            <text:p><text:s/>, südamel kare kahin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1256850">
            <text:p>1256850</text:p>
          </table:table-cell>
          <table:table-cell office:value-type="float" office:value="135453823">
            <text:p>135453823</text:p>
          </table:table-cell>
          <table:table-cell office:value-type="string">
            <text:p>2012-09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0860298256">
            <text:p>10860298256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 170/61mmHg , Fr 78x</text:p>
          </table:table-cell>
          <table:table-cell office:value-type="string">
            <text:p>Fr 78x</text:p>
          </table:table-cell>
          <table:table-cell office:value-type="string">
            <text:p><text:s/>' , SpO296 % , temp 36,5 C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2057550">
            <text:p>2057550</text:p>
          </table:table-cell>
          <table:table-cell office:value-type="float" office:value="86372678">
            <text:p>86372678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7987586415">
            <text:p>879875864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 137/87mmHg , fr 78</text:p>
          </table:table-cell>
          <table:table-cell office:value-type="string">
            <text:p>fr 78</text:p>
          </table:table-cell>
          <table:table-cell office:value-type="string">
            <text:p><text:s/>, südametoonid puhtad , regulaa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23059406">
            <text:p>23059406</text:p>
          </table:table-cell>
          <table:table-cell office:value-type="float" office:value="173350379">
            <text:p>173350379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table:style-name="ce1" office:value-type="string">
            <text:p>2013-02-13</text:p>
          </table:table-cell>
          <table:table-cell office:value-type="float" office:value="673034528578">
            <text:p>6730345285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8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19987438">
            <text:p>19987438</text:p>
          </table:table-cell>
          <table:table-cell office:value-type="float" office:value="191998218">
            <text:p>191998218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table:style-name="ce1" office:value-type="string">
            <text:p>2012-03-08</text:p>
          </table:table-cell>
          <table:table-cell office:value-type="float" office:value="42789271579">
            <text:p>427892715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õlmed ei palpeeri ka , nahk N , fr 78</text:p>
          </table:table-cell>
          <table:table-cell office:value-type="string">
            <text:p>fr 78</text:p>
          </table:table-cell>
          <table:table-cell office:value-type="string">
            <text:p><text:s/>, V/antud an saat , TEL RES/doo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18462672">
            <text:p>18462672</text:p>
          </table:table-cell>
          <table:table-cell office:value-type="float" office:value="182879595">
            <text:p>182879595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3406855882">
            <text:p>434068558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0mgX1 Cor aktsioon regulaarne , fr 78x/min</text:p>
          </table:table-cell>
          <table:table-cell office:value-type="string">
            <text:p>fr 78x/min</text:p>
          </table:table-cell>
          <table:table-cell office:value-type="string">
            <text:p><text:s/>, RR 156/83 mmHg Kodustel mõõtm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9908681">
            <text:p>9908681</text:p>
          </table:table-cell>
          <table:table-cell office:value-type="float" office:value="189647432">
            <text:p>189647432</text:p>
          </table:table-cell>
          <table:table-cell office:value-type="string">
            <text:p>2013-07-2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6527592835">
            <text:p>1652759283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<text:s/>mõõdukad ödeemid , RR 170/97 , fr 78x</text:p>
          </table:table-cell>
          <table:table-cell office:value-type="string">
            <text:p>fr 78x</text:p>
          </table:table-cell>
          <table:table-cell office:value-type="string">
            <text:p><text:s/>` , kopsudes karenenud h/k , tr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7497752">
            <text:p>7497752</text:p>
          </table:table-cell>
          <table:table-cell office:value-type="float" office:value="80968203">
            <text:p>80968203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table:style-name="ce1" office:value-type="string">
            <text:p>2011-11-09</text:p>
          </table:table-cell>
          <table:table-cell office:value-type="float" office:value="23517314723">
            <text:p>2351731472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oonid regul , kahinaid ei esine fr 78x</text:p>
          </table:table-cell>
          <table:table-cell office:value-type="string">
            <text:p>fr 78x</text:p>
          </table:table-cell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22696012">
            <text:p>22696012</text:p>
          </table:table-cell>
          <table:table-cell office:value-type="float" office:value="176769483">
            <text:p>176769483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table:style-name="ce1" office:value-type="string">
            <text:p>2013-04-01</text:p>
          </table:table-cell>
          <table:table-cell office:value-type="float" office:value="28348963143">
            <text:p>283489631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8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15164863">
            <text:p>15164863</text:p>
          </table:table-cell>
          <table:table-cell office:value-type="float" office:value="188841690">
            <text:p>188841690</text:p>
          </table:table-cell>
          <table:table-cell office:value-type="string">
            <text:p>2013-07-1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6595330">
            <text:p>673046595330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78/min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10216697">
            <text:p>10216697</text:p>
          </table:table-cell>
          <table:table-cell office:value-type="float" office:value="212049402">
            <text:p>212049402</text:p>
          </table:table-cell>
          <table:table-cell office:value-type="string">
            <text:p>2013-11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3531379842">
            <text:p>4353137984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penseeritud . Vererõhk 135/87 , fr 78 x min</text:p>
          </table:table-cell>
          <table:table-cell office:value-type="string">
            <text:p>fr 78 x min</text:p>
          </table:table-cell>
          <table:table-cell office:value-type="string">
            <text:p><text:s/>sage VES VES-d probleemiks aast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7648689">
            <text:p>7648689</text:p>
          </table:table-cell>
          <table:table-cell office:value-type="float" office:value="81013182">
            <text:p>81013182</text:p>
          </table:table-cell>
          <table:table-cell office:value-type="string">
            <text:p>2012-01-10</text:p>
          </table:table-cell>
          <table:table-cell office:value-type="string">
            <text:p>A</text:p>
          </table:table-cell>
          <table:table-cell table:style-name="ce1" office:value-type="string">
            <text:p>2012-01-06</text:p>
          </table:table-cell>
          <table:table-cell office:value-type="float" office:value="64592224201">
            <text:p>6459222420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min|x['´`]|bpm|BPM)\s*\)[: ]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Sagedus ( l/min ) : 78</text:p>
          </table:table-cell>
          <table:table-cell office:value-type="string">
            <text:p><text:s/>.</text:p>
          </table:table-cell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19256495">
            <text:p>19256495</text:p>
          </table:table-cell>
          <table:table-cell office:value-type="float" office:value="212096026">
            <text:p>212096026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3825748797">
            <text:p>238257487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8 x min</text:p>
          </table:table-cell>
          <table:table-cell office:value-type="string">
            <text:p><text:s/>, RR 130/85mmHG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5646670">
            <text:p>5646670</text:p>
          </table:table-cell>
          <table:table-cell office:value-type="float" office:value="132734712">
            <text:p>132734712</text:p>
          </table:table-cell>
          <table:table-cell office:value-type="string">
            <text:p>2012-08-13</text:p>
          </table:table-cell>
          <table:table-cell office:value-type="string">
            <text:p>A</text:p>
          </table:table-cell>
          <table:table-cell table:style-name="ce1" office:value-type="string">
            <text:p>2012-06-06</text:p>
          </table:table-cell>
          <table:table-cell office:value-type="float" office:value="59880189188">
            <text:p>5988018918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06.06.2012 - Cor , toonid reg PS78min</text:p>
          </table:table-cell>
          <table:table-cell office:value-type="string">
            <text:p>78min</text:p>
          </table:table-cell>
          <table:table-cell office:value-type="string">
            <text:p><text:s/>RR140/70</text:p>
          </table:table-cell>
          <table:table-cell table:number-columns-repeated="4" office:value-type="string">
            <text:p>NULL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17276638">
            <text:p>17276638</text:p>
          </table:table-cell>
          <table:table-cell office:value-type="float" office:value="168239927">
            <text:p>168239927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3622072853">
            <text:p>436220728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R140/80 mmHg , cor reg 78 x minutis</text:p>
          </table:table-cell>
          <table:table-cell office:value-type="string">
            <text:p>78 x minutis</text:p>
          </table:table-cell>
          <table:table-cell office:value-type="string">
            <text:p><text:s/>, kare süstoolne kahin üle süda</text:p>
          </table:table-cell>
          <table:table-cell table:number-columns-repeated="4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2288671">
            <text:p>2288671</text:p>
          </table:table-cell>
          <table:table-cell office:value-type="float" office:value="82030682">
            <text:p>82030682</text:p>
          </table:table-cell>
          <table:table-cell office:value-type="string">
            <text:p>2012-02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9141110826">
            <text:p>491411108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bj : RR 140-80 , cor regulaarne fr 78</text:p>
          </table:table-cell>
          <table:table-cell office:value-type="string">
            <text:p>fr 78</text:p>
          </table:table-cell>
          <table:table-cell/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12489907">
            <text:p>12489907</text:p>
          </table:table-cell>
          <table:table-cell office:value-type="float" office:value="199029451">
            <text:p>199029451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table:style-name="ce1" office:value-type="string">
            <text:p>2013-09-09</text:p>
          </table:table-cell>
          <table:table-cell office:value-type="float" office:value="81152630240">
            <text:p>811526302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78 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10054772">
            <text:p>10054772</text:p>
          </table:table-cell>
          <table:table-cell office:value-type="float" office:value="194987676">
            <text:p>194987676</text:p>
          </table:table-cell>
          <table:table-cell office:value-type="string">
            <text:p>2013-08-2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0530288244">
            <text:p>5053028824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tegevus rütmiline , fr 78 x min</text:p>
          </table:table-cell>
          <table:table-cell office:value-type="string">
            <text:p>fr 78 x min</text:p>
          </table:table-cell>
          <table:table-cell office:value-type="string">
            <text:p><text:s/>, toonid tuhmid . Kõht pehme v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5866547">
            <text:p>5866547</text:p>
          </table:table-cell>
          <table:table-cell office:value-type="float" office:value="136696653">
            <text:p>136696653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table:style-name="ce1" office:value-type="string">
            <text:p>2012-08-24</text:p>
          </table:table-cell>
          <table:table-cell office:value-type="float" office:value="30517638514">
            <text:p>3051763851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tus , ealise normi piires Obj -FR - 78 l/min</text:p>
          </table:table-cell>
          <table:table-cell office:value-type="string">
            <text:p>FR - 78 l/min</text:p>
          </table:table-cell>
          <table:table-cell office:value-type="string">
            <text:p><text:s/>RR 122/78 mmHg Kopsudes vesikul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23633003">
            <text:p>23633003</text:p>
          </table:table-cell>
          <table:table-cell office:value-type="float" office:value="215177783">
            <text:p>215177783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table:style-name="ce1" office:value-type="string">
            <text:p>2013-08-10</text:p>
          </table:table-cell>
          <table:table-cell office:value-type="float" office:value="58978950438">
            <text:p>589789504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98/55 , fr 79</text:p>
          </table:table-cell>
          <table:table-cell office:value-type="string">
            <text:p>fr 79</text:p>
          </table:table-cell>
          <table:table-cell office:value-type="string">
            <text:p><text:s/>, spo 97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float" office:value="1182591">
            <text:p>1182591</text:p>
          </table:table-cell>
          <table:table-cell office:value-type="float" office:value="147597877">
            <text:p>147597877</text:p>
          </table:table-cell>
          <table:table-cell office:value-type="string">
            <text:p>2012-11-1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9658438192">
            <text:p>4965843819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odade virvendusarütmia 79 x min</text:p>
          </table:table-cell>
          <table:table-cell office:value-type="string">
            <text:p>79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float" office:value="23065816">
            <text:p>23065816</text:p>
          </table:table-cell>
          <table:table-cell office:value-type="float" office:value="172204661">
            <text:p>172204661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table:style-name="ce1" office:value-type="string">
            <text:p>2013-04-16</text:p>
          </table:table-cell>
          <table:table-cell office:value-type="float" office:value="61869941988">
            <text:p>618699419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# Südamerütm SR fr79x</text:p>
          </table:table-cell>
          <table:table-cell office:value-type="string">
            <text:p>fr79x</text:p>
          </table:table-cell>
          <table:table-cell office:value-type="string">
            <text:p><text:s/>'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float" office:value="16914321">
            <text:p>16914321</text:p>
          </table:table-cell>
          <table:table-cell office:value-type="float" office:value="204023378">
            <text:p>204023378</text:p>
          </table:table-cell>
          <table:table-cell office:value-type="string">
            <text:p>2013-10-18</text:p>
          </table:table-cell>
          <table:table-cell office:value-type="string">
            <text:p>S</text:p>
          </table:table-cell>
          <table:table-cell table:style-name="ce1" office:value-type="string">
            <text:p>2013-10-17</text:p>
          </table:table-cell>
          <table:table-cell office:value-type="float" office:value="95478093601">
            <text:p>9547809360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2013 Mõõdetud RR - 121/84mmhg , fr - 79x</text:p>
          </table:table-cell>
          <table:table-cell office:value-type="string">
            <text:p>fr - 79x</text:p>
          </table:table-cell>
          <table:table-cell office:value-type="string">
            <text:p><text:s/>´ Patsiendi sõnul eile peale Mi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float" office:value="1449306">
            <text:p>1449306</text:p>
          </table:table-cell>
          <table:table-cell office:value-type="float" office:value="149623896">
            <text:p>149623896</text:p>
          </table:table-cell>
          <table:table-cell office:value-type="string">
            <text:p>2012-11-2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3341022603">
            <text:p>93341022603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<text:s/>Kirjeldus : Keskmine frekvents 79 x min</text:p>
          </table:table-cell>
          <table:table-cell office:value-type="string">
            <text:p>79 x min</text:p>
          </table:table-cell>
          <table:table-cell office:value-type="string">
            <text:p><text:s/>, maksimaalne frekvents 108 x m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float" office:value="9772394">
            <text:p>9772394</text:p>
          </table:table-cell>
          <table:table-cell office:value-type="float" office:value="203591044">
            <text:p>203591044</text:p>
          </table:table-cell>
          <table:table-cell office:value-type="string">
            <text:p>2013-10-1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0633136">
            <text:p>67303063313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tegevus regulaarne Fr 80 x/min</text:p>
          </table:table-cell>
          <table:table-cell office:value-type="string">
            <text:p>Fr 80 x/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1233163">
            <text:p>1233163</text:p>
          </table:table-cell>
          <table:table-cell office:value-type="float" office:value="123280232">
            <text:p>123280232</text:p>
          </table:table-cell>
          <table:table-cell office:value-type="string">
            <text:p>2012-06-0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4558290551">
            <text:p>9455829055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80 l/min</text:p>
          </table:table-cell>
          <table:table-cell/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10562433">
            <text:p>10562433</text:p>
          </table:table-cell>
          <table:table-cell office:value-type="float" office:value="170911739">
            <text:p>170911739</text:p>
          </table:table-cell>
          <table:table-cell office:value-type="string">
            <text:p>2013-04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4271305">
            <text:p>67303427130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tegevus regulaarne fr 80 x min</text:p>
          </table:table-cell>
          <table:table-cell office:value-type="string">
            <text:p>fr 80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3796233">
            <text:p>3796233</text:p>
          </table:table-cell>
          <table:table-cell office:value-type="float" office:value="145252464">
            <text:p>145252464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table:style-name="ce1" office:value-type="string">
            <text:p>2012-05-15</text:p>
          </table:table-cell>
          <table:table-cell office:value-type="float" office:value="49794347115">
            <text:p>497943471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80 x min</text:p>
          </table:table-cell>
          <table:table-cell office:value-type="string">
            <text:p><text:s/>, kahinata , kopsud puhtad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9300645">
            <text:p>9300645</text:p>
          </table:table-cell>
          <table:table-cell office:value-type="float" office:value="192072630">
            <text:p>192072630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04722">
            <text:p>673030304722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ioodi lõpus : RR 124/60 mmHg ; fr 80 x min</text:p>
          </table:table-cell>
          <table:table-cell office:value-type="string">
            <text:p>fr 80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2572398">
            <text:p>2572398</text:p>
          </table:table-cell>
          <table:table-cell office:value-type="float" office:value="140276723">
            <text:p>140276723</text:p>
          </table:table-cell>
          <table:table-cell office:value-type="string">
            <text:p>2012-07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0588351431">
            <text:p>705883514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.2012 : <text:s text:c="2"/>: Eile õhtul 173/94 , fr 80</text:p>
          </table:table-cell>
          <table:table-cell office:value-type="string">
            <text:p>fr 80</text:p>
          </table:table-cell>
          <table:table-cell office:value-type="string">
            <text:p><text:s/>, täna hommikul olnud 134/88 , 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5431147">
            <text:p>5431147</text:p>
          </table:table-cell>
          <table:table-cell office:value-type="float" office:value="121725211">
            <text:p>121725211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table:style-name="ce1" office:value-type="string">
            <text:p>2012-05-23</text:p>
          </table:table-cell>
          <table:table-cell office:value-type="float" office:value="78974684643">
            <text:p>7897468464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80 x minutis</text:p>
          </table:table-cell>
          <table:table-cell office:value-type="string">
            <text:p><text:s/>, RR 108/66 mmHg</text:p>
          </table:table-cell>
          <table:table-cell table:number-columns-repeated="4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10106521">
            <text:p>10106521</text:p>
          </table:table-cell>
          <table:table-cell office:value-type="float" office:value="155234733">
            <text:p>155234733</text:p>
          </table:table-cell>
          <table:table-cell office:value-type="string">
            <text:p>2012-12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5085975103">
            <text:p>1508597510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[Ll]öögi)?[Ss]agedus)\s*\(\s*(?P&lt;unit&gt;(((l|x|X|lööki))\s*/?\s*(1\s*)?min(utis)?)|/min|min|x['´`]|bpm|BPM)\s*\)[: ]*(?P&lt;pulse&gt;(([12][0-9]{2})|([3-9][0-9])))</text:p>
          </table:table-cell>
          <table:table-cell office:value-type="string">
            <text:p>NULL</text:p>
          </table:table-cell>
          <table:table-cell office:value-type="string">
            <text:p>Pulsi sagedus ( x/min ) : 80</text:p>
          </table:table-cell>
          <table:table-cell office:value-type="string">
            <text:p>sagedus ( x/min ) : 80</text:p>
          </table:table-cell>
          <table:table-cell/>
          <table:table-cell office:value-type="string">
            <text:p>sagedus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19765455">
            <text:p>19765455</text:p>
          </table:table-cell>
          <table:table-cell office:value-type="float" office:value="183706627">
            <text:p>183706627</text:p>
          </table:table-cell>
          <table:table-cell office:value-type="string">
            <text:p>2012-12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63402">
            <text:p>6730304634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ikka jukerdab , RR 220/124 mmHg pulss 80</text:p>
          </table:table-cell>
          <table:table-cell office:value-type="string">
            <text:p>pulss 80</text:p>
          </table:table-cell>
          <table:table-cell office:value-type="string">
            <text:p><text:s/>, eile õhtul läks silmade eest 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9644204">
            <text:p>9644204</text:p>
          </table:table-cell>
          <table:table-cell office:value-type="float" office:value="211289883">
            <text:p>211289883</text:p>
          </table:table-cell>
          <table:table-cell office:value-type="string">
            <text:p>2013-11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5346392">
            <text:p>67303534639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toonid arütmilised , ca 80 x min</text:p>
          </table:table-cell>
          <table:table-cell office:value-type="string">
            <text:p>80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1511172">
            <text:p>1511172</text:p>
          </table:table-cell>
          <table:table-cell office:value-type="float" office:value="129087955">
            <text:p>129087955</text:p>
          </table:table-cell>
          <table:table-cell office:value-type="string">
            <text:p>2012-07-1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6616250742">
            <text:p>36616250742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80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6706648">
            <text:p>6706648</text:p>
          </table:table-cell>
          <table:table-cell office:value-type="float" office:value="82246918">
            <text:p>82246918</text:p>
          </table:table-cell>
          <table:table-cell office:value-type="string">
            <text:p>2012-02-03</text:p>
          </table:table-cell>
          <table:table-cell office:value-type="string">
            <text:p>S</text:p>
          </table:table-cell>
          <table:table-cell table:style-name="ce1" office:value-type="string">
            <text:p>2012-01-19</text:p>
          </table:table-cell>
          <table:table-cell office:value-type="float" office:value="67552571644">
            <text:p>6755257164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Fr = 80 x/min</text:p>
          </table:table-cell>
          <table:table-cell office:value-type="string">
            <text:p>80 x/min</text:p>
          </table:table-cell>
          <table:table-cell office:value-type="string">
            <text:p><text:s/>, üksikud ES-d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14500977">
            <text:p>14500977</text:p>
          </table:table-cell>
          <table:table-cell office:value-type="float" office:value="186461841">
            <text:p>186461841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table:style-name="ce1" office:value-type="string">
            <text:p>2013-05-15</text:p>
          </table:table-cell>
          <table:table-cell office:value-type="float" office:value="41330539375">
            <text:p>413305393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Täna EKG -s FA fr 82 -80 xmin</text:p>
          </table:table-cell>
          <table:table-cell office:value-type="string">
            <text:p>80 xmin</text:p>
          </table:table-cell>
          <table:table-cell office:value-type="string">
            <text:p><text:s/>, üksik VES , LVH tunnused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17943897">
            <text:p>17943897</text:p>
          </table:table-cell>
          <table:table-cell office:value-type="float" office:value="208596144">
            <text:p>208596144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62894">
            <text:p>6730304628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 132/86 fr 80</text:p>
          </table:table-cell>
          <table:table-cell office:value-type="string">
            <text:p>fr 80</text:p>
          </table:table-cell>
          <table:table-cell/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19677968">
            <text:p>19677968</text:p>
          </table:table-cell>
          <table:table-cell office:value-type="float" office:value="190411987">
            <text:p>190411987</text:p>
          </table:table-cell>
          <table:table-cell office:value-type="string">
            <text:p>2013-07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29411">
            <text:p>6730303294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Obj : Cor regulaarne , fr 80 x min</text:p>
          </table:table-cell>
          <table:table-cell office:value-type="string">
            <text:p>fr 80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15731708">
            <text:p>15731708</text:p>
          </table:table-cell>
          <table:table-cell office:value-type="float" office:value="190793944">
            <text:p>190793944</text:p>
          </table:table-cell>
          <table:table-cell office:value-type="string">
            <text:p>2013-08-02</text:p>
          </table:table-cell>
          <table:table-cell office:value-type="string">
            <text:p>S</text:p>
          </table:table-cell>
          <table:table-cell table:style-name="ce1" office:value-type="string">
            <text:p>2013-07-28</text:p>
          </table:table-cell>
          <table:table-cell office:value-type="float" office:value="16325627061">
            <text:p>1632562706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el ajal RR 80/40mmHg , fr 80x</text:p>
          </table:table-cell>
          <table:table-cell office:value-type="string">
            <text:p>fr 80x</text:p>
          </table:table-cell>
          <table:table-cell office:value-type="string">
            <text:p><text:s/>' , SpO296 %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19538230">
            <text:p>19538230</text:p>
          </table:table-cell>
          <table:table-cell office:value-type="float" office:value="170733279">
            <text:p>170733279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03109">
            <text:p>6730304031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Obj : RR 120/80 mmHg , fr 80x/min</text:p>
          </table:table-cell>
          <table:table-cell office:value-type="string">
            <text:p>fr 80x/min</text:p>
          </table:table-cell>
          <table:table-cell office:value-type="string">
            <text:p><text:s/>, pulm ausk ii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1258194">
            <text:p>1258194</text:p>
          </table:table-cell>
          <table:table-cell office:value-type="float" office:value="135453789">
            <text:p>135453789</text:p>
          </table:table-cell>
          <table:table-cell office:value-type="string">
            <text:p>2012-09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2600111915">
            <text:p>62600111915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table:number-columns-repeated="2" office:value-type="string">
            <text:p>Fr 81x</text:p>
          </table:table-cell>
          <table:table-cell office:value-type="string">
            <text:p><text:s/>` , RR 118/81mmHg , SpO295 % ,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float" office:value="14074171">
            <text:p>14074171</text:p>
          </table:table-cell>
          <table:table-cell office:value-type="float" office:value="211454882">
            <text:p>211454882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table:style-name="ce1" office:value-type="string">
            <text:p>2013-11-26</text:p>
          </table:table-cell>
          <table:table-cell office:value-type="float" office:value="673030405242">
            <text:p>6730304052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Puhkeoleku pulss lamades 81 lööki/min</text:p>
          </table:table-cell>
          <table:table-cell office:value-type="string">
            <text:p>81 lööki/min</text:p>
          </table:table-cell>
          <table:table-cell office:value-type="string">
            <text:p><text:s/>, istudes 101 lööki/min - ealis</text:p>
          </table:table-cell>
          <table:table-cell table:number-columns-repeated="4" office:value-type="string">
            <text:p>NULL</text:p>
          </table:table-cell>
          <table:table-cell office:value-type="string">
            <text:p>lööki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float" office:value="15261137">
            <text:p>15261137</text:p>
          </table:table-cell>
          <table:table-cell office:value-type="float" office:value="158862331">
            <text:p>158862331</text:p>
          </table:table-cell>
          <table:table-cell office:value-type="string">
            <text:p>2013-01-2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3177983">
            <text:p>673043177983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irjeldus : Siinusrütm Fr 81/min</text:p>
          </table:table-cell>
          <table:table-cell office:value-type="string">
            <text:p>Fr 81/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float" office:value="850258">
            <text:p>850258</text:p>
          </table:table-cell>
          <table:table-cell office:value-type="float" office:value="94234557">
            <text:p>94234557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6179047281">
            <text:p>96179047281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81 x minutis</text:p>
          </table:table-cell>
          <table:table-cell office:value-type="string">
            <text:p><text:s/>, normileid</text:p>
          </table:table-cell>
          <table:table-cell table:number-columns-repeated="4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float" office:value="5850948">
            <text:p>5850948</text:p>
          </table:table-cell>
          <table:table-cell office:value-type="float" office:value="146496524">
            <text:p>146496524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0304787293">
            <text:p>7030478729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üdameleid : oonid nõrgenenud , fr 82</text:p>
          </table:table-cell>
          <table:table-cell office:value-type="string">
            <text:p>fr 82</text:p>
          </table:table-cell>
          <table:table-cell office:value-type="string">
            <text:p><text:s/>, VR 90/60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float" office:value="10468580">
            <text:p>10468580</text:p>
          </table:table-cell>
          <table:table-cell office:value-type="float" office:value="174980303">
            <text:p>174980303</text:p>
          </table:table-cell>
          <table:table-cell office:value-type="string">
            <text:p>2013-04-3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1791522429">
            <text:p>6179152242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tegevus regulaarne , fr 82 x minutis</text:p>
          </table:table-cell>
          <table:table-cell office:value-type="string">
            <text:p>fr 82 x minutis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float" office:value="12355754">
            <text:p>12355754</text:p>
          </table:table-cell>
          <table:table-cell office:value-type="float" office:value="184024694">
            <text:p>184024694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1063776321">
            <text:p>910637763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 113/86mmHg , Fr 83x</text:p>
          </table:table-cell>
          <table:table-cell office:value-type="string">
            <text:p>Fr 83x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5524597">
            <text:p>5524597</text:p>
          </table:table-cell>
          <table:table-cell office:value-type="float" office:value="88400000">
            <text:p>88400000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table:style-name="ce1" office:value-type="string">
            <text:p>2011-12-06</text:p>
          </table:table-cell>
          <table:table-cell office:value-type="float" office:value="63423353781">
            <text:p>6342335378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125/87mmHg pulss 84</text:p>
          </table:table-cell>
          <table:table-cell office:value-type="string">
            <text:p>pulss 84</text:p>
          </table:table-cell>
          <table:table-cell/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float" office:value="5380700">
            <text:p>5380700</text:p>
          </table:table-cell>
          <table:table-cell office:value-type="float" office:value="121469230">
            <text:p>121469230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table:style-name="ce1" office:value-type="string">
            <text:p>2012-05-22</text:p>
          </table:table-cell>
          <table:table-cell office:value-type="float" office:value="12786016505">
            <text:p>1278601650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üdametegevus regulaarne , fr 84 x minutis</text:p>
          </table:table-cell>
          <table:table-cell office:value-type="string">
            <text:p>fr 84 x minutis</text:p>
          </table:table-cell>
          <table:table-cell office:value-type="string">
            <text:p><text:s/>, RR 122/72 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float" office:value="19326308">
            <text:p>19326308</text:p>
          </table:table-cell>
          <table:table-cell office:value-type="float" office:value="161526897">
            <text:p>161526897</text:p>
          </table:table-cell>
          <table:table-cell office:value-type="string">
            <text:p>2013-01-18</text:p>
          </table:table-cell>
          <table:table-cell office:value-type="string">
            <text:p>A</text:p>
          </table:table-cell>
          <table:table-cell table:style-name="ce1" office:value-type="string">
            <text:p>2012-10-31</text:p>
          </table:table-cell>
          <table:table-cell office:value-type="float" office:value="20969459549">
            <text:p>209694595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VR 150/85mmgh , ps~~84/min</text:p>
          </table:table-cell>
          <table:table-cell office:value-type="string">
            <text:p>84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float" office:value="5798093">
            <text:p>5798093</text:p>
          </table:table-cell>
          <table:table-cell office:value-type="float" office:value="140511052">
            <text:p>140511052</text:p>
          </table:table-cell>
          <table:table-cell office:value-type="string">
            <text:p>2012-10-05</text:p>
          </table:table-cell>
          <table:table-cell office:value-type="string">
            <text:p>A</text:p>
          </table:table-cell>
          <table:table-cell table:style-name="ce1" office:value-type="string">
            <text:p>2012-08-23</text:p>
          </table:table-cell>
          <table:table-cell office:value-type="float" office:value="99304978708">
            <text:p>9930497870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üdametegevus regulaarne , frekv 84x min</text:p>
          </table:table-cell>
          <table:table-cell office:value-type="string">
            <text:p>84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float" office:value="10223691">
            <text:p>10223691</text:p>
          </table:table-cell>
          <table:table-cell office:value-type="float" office:value="198429857">
            <text:p>198429857</text:p>
          </table:table-cell>
          <table:table-cell office:value-type="string">
            <text:p>2013-09-1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4109895766">
            <text:p>2410989576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egulaarne , kahinaid ei kuule , fr : 84 x/min</text:p>
          </table:table-cell>
          <table:table-cell office:value-type="string">
            <text:p>fr : 84 x/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float" office:value="12999180">
            <text:p>12999180</text:p>
          </table:table-cell>
          <table:table-cell office:value-type="float" office:value="195350407">
            <text:p>195350407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table:style-name="ce1" office:value-type="string">
            <text:p>2013-09-02</text:p>
          </table:table-cell>
          <table:table-cell office:value-type="float" office:value="673030564178">
            <text:p>6730305641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58x ' , istudes fr 84 x</text:p>
          </table:table-cell>
          <table:table-cell office:value-type="string">
            <text:p>fr 84 x</text:p>
          </table:table-cell>
          <table:table-cell office:value-type="string">
            <text:p><text:s/>' )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float" office:value="9886621">
            <text:p>9886621</text:p>
          </table:table-cell>
          <table:table-cell office:value-type="float" office:value="155209164">
            <text:p>155209164</text:p>
          </table:table-cell>
          <table:table-cell office:value-type="string">
            <text:p>2012-12-14</text:p>
          </table:table-cell>
          <table:table-cell office:value-type="string">
            <text:p>S</text:p>
          </table:table-cell>
          <table:table-cell table:style-name="ce1" office:value-type="string">
            <text:p>2012-10-25</text:p>
          </table:table-cell>
          <table:table-cell office:value-type="float" office:value="59147469314">
            <text:p>5914746931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üdametoonid regulaarsed , fr 84 x</text:p>
          </table:table-cell>
          <table:table-cell office:value-type="string">
            <text:p>fr 84 x</text:p>
          </table:table-cell>
          <table:table-cell office:value-type="string">
            <text:p><text:s/>' RR 125/86 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float" office:value="11425542">
            <text:p>11425542</text:p>
          </table:table-cell>
          <table:table-cell office:value-type="float" office:value="178869854">
            <text:p>178869854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table:style-name="ce1" office:value-type="string">
            <text:p>2013-03-18</text:p>
          </table:table-cell>
          <table:table-cell office:value-type="float" office:value="673042299582">
            <text:p>6730422995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84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float" office:value="6813352">
            <text:p>6813352</text:p>
          </table:table-cell>
          <table:table-cell office:value-type="float" office:value="80134877">
            <text:p>80134877</text:p>
          </table:table-cell>
          <table:table-cell office:value-type="string">
            <text:p>2012-01-12</text:p>
          </table:table-cell>
          <table:table-cell office:value-type="string">
            <text:p>S</text:p>
          </table:table-cell>
          <table:table-cell table:style-name="ce1" office:value-type="string">
            <text:p>2011-12-07</text:p>
          </table:table-cell>
          <table:table-cell office:value-type="float" office:value="15677974147">
            <text:p>1567797414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toonid regulaarsed 84 x min</text:p>
          </table:table-cell>
          <table:table-cell office:value-type="string">
            <text:p>84 x min</text:p>
          </table:table-cell>
          <table:table-cell office:value-type="string">
            <text:p><text:s/>, kopsudes - vasakul pool basaa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float" office:value="10207165">
            <text:p>10207165</text:p>
          </table:table-cell>
          <table:table-cell office:value-type="float" office:value="192147796">
            <text:p>192147796</text:p>
          </table:table-cell>
          <table:table-cell office:value-type="string">
            <text:p>2013-08-1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9144361269">
            <text:p>7914436126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üdametegevus regulaarne fr 84 x min</text:p>
          </table:table-cell>
          <table:table-cell office:value-type="string">
            <text:p>fr 84 x min</text:p>
          </table:table-cell>
          <table:table-cell office:value-type="string">
            <text:p><text:s/>, RR 110/60 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float" office:value="175550">
            <text:p>175550</text:p>
          </table:table-cell>
          <table:table-cell office:value-type="float" office:value="84117654">
            <text:p>84117654</text:p>
          </table:table-cell>
          <table:table-cell office:value-type="string">
            <text:p>2012-02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0573779138">
            <text:p>3057377913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EKG : siinusrütm fr 84 x</text:p>
          </table:table-cell>
          <table:table-cell office:value-type="string">
            <text:p>fr 84 x</text:p>
          </table:table-cell>
          <table:table-cell office:value-type="string">
            <text:p><text:s/>' , normi piires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float" office:value="210008">
            <text:p>210008</text:p>
          </table:table-cell>
          <table:table-cell office:value-type="float" office:value="80962353">
            <text:p>80962353</text:p>
          </table:table-cell>
          <table:table-cell office:value-type="string">
            <text:p>2012-01-16</text:p>
          </table:table-cell>
          <table:table-cell office:value-type="string">
            <text:p>S</text:p>
          </table:table-cell>
          <table:table-cell table:style-name="ce1" office:value-type="string">
            <text:p>2012-01-05</text:p>
          </table:table-cell>
          <table:table-cell office:value-type="float" office:value="56708436307">
            <text:p>5670843630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79x ´/ 85x´</text:p>
          </table:table-cell>
          <table:table-cell office:value-type="string">
            <text:p>85x´</text:p>
          </table:table-cell>
          <table:table-cell office:value-type="string">
            <text:p>/70x ´ SpO2 - 98 %</text:p>
          </table:table-cell>
          <table:table-cell table:number-columns-repeated="4" office:value-type="string">
            <text:p>NULL</text:p>
          </table:table-cell>
          <table:table-cell office:value-type="string">
            <text:p>x´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24146300">
            <text:p>24146300</text:p>
          </table:table-cell>
          <table:table-cell office:value-type="float" office:value="197202451">
            <text:p>197202451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table:style-name="ce1" office:value-type="string">
            <text:p>2013-09-12</text:p>
          </table:table-cell>
          <table:table-cell office:value-type="float" office:value="46539140230">
            <text:p>465391402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; püsib kodade virvendusarütmia fr 85 x min</text:p>
          </table:table-cell>
          <table:table-cell office:value-type="string">
            <text:p>fr 85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9705518">
            <text:p>9705518</text:p>
          </table:table-cell>
          <table:table-cell office:value-type="float" office:value="194421887">
            <text:p>194421887</text:p>
          </table:table-cell>
          <table:table-cell office:value-type="string">
            <text:p>2013-08-1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2804864703">
            <text:p>6280486470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ne vs 6,7 ; RR 158/69 mmHG , Fc 85 x/min</text:p>
          </table:table-cell>
          <table:table-cell office:value-type="string">
            <text:p>85 x/min</text:p>
          </table:table-cell>
          <table:table-cell office:value-type="string">
            <text:p><text:s/>, regul , SPo298 %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19165301">
            <text:p>19165301</text:p>
          </table:table-cell>
          <table:table-cell office:value-type="float" office:value="185539758">
            <text:p>185539758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1763940609">
            <text:p>817639406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* EKG-siinusrütm , fr 85 x min</text:p>
          </table:table-cell>
          <table:table-cell office:value-type="string">
            <text:p>fr 85 x min</text:p>
          </table:table-cell>
          <table:table-cell office:value-type="string">
            <text:p><text:s/>, R-R 705 ms , QRS 63 ms , tel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19315789">
            <text:p>19315789</text:p>
          </table:table-cell>
          <table:table-cell office:value-type="float" office:value="186896913">
            <text:p>186896913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03443">
            <text:p>6730303034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egulaarsed puhtad , RR 125/80 , fr-85x</text:p>
          </table:table-cell>
          <table:table-cell office:value-type="string">
            <text:p>fr-85x</text:p>
          </table:table-cell>
          <table:table-cell office:value-type="string">
            <text:p><text:s/>` , kõht palpatoorselt valulik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2132772">
            <text:p>2132772</text:p>
          </table:table-cell>
          <table:table-cell office:value-type="float" office:value="86909522">
            <text:p>86909522</text:p>
          </table:table-cell>
          <table:table-cell office:value-type="string">
            <text:p>2012-03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3106757676">
            <text:p>931067576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Obj - Cor-regulaarne , fr - 86 X</text:p>
          </table:table-cell>
          <table:table-cell office:value-type="string">
            <text:p>fr - 86 X</text:p>
          </table:table-cell>
          <table:table-cell office:value-type="string">
            <text:p><text:s/>RR 166/100 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float" office:value="958661">
            <text:p>958661</text:p>
          </table:table-cell>
          <table:table-cell office:value-type="float" office:value="84950873">
            <text:p>84950873</text:p>
          </table:table-cell>
          <table:table-cell office:value-type="string">
            <text:p>2012-01-26</text:p>
          </table:table-cell>
          <table:table-cell office:value-type="string">
            <text:p>A</text:p>
          </table:table-cell>
          <table:table-cell table:style-name="ce1" office:value-type="string">
            <text:p>2012-02-07</text:p>
          </table:table-cell>
          <table:table-cell office:value-type="float" office:value="39387223521">
            <text:p>39387223521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lg - max koormus - taastumine ) 86/min</text:p>
          </table:table-cell>
          <table:table-cell office:value-type="string">
            <text:p>86/min</text:p>
          </table:table-cell>
          <table:table-cell office:value-type="string">
            <text:p><text:s/>, 151/min , 88/min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float" office:value="8869926">
            <text:p>8869926</text:p>
          </table:table-cell>
          <table:table-cell office:value-type="float" office:value="170422408">
            <text:p>170422408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2808158236">
            <text:p>1280815823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table:number-columns-repeated="2" office:value-type="string">
            <text:p>Siinusrütm 86</text:p>
          </table:table-cell>
          <table:table-cell office:value-type="string">
            <text:p><text:s/>L / min</text:p>
          </table:table-cell>
          <table:table-cell office:value-type="string">
            <text:p>Siinusrütm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float" office:value="20386308">
            <text:p>20386308</text:p>
          </table:table-cell>
          <table:table-cell office:value-type="float" office:value="213656089">
            <text:p>213656089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table:style-name="ce1" office:value-type="string">
            <text:p>2013-10-28</text:p>
          </table:table-cell>
          <table:table-cell office:value-type="float" office:value="24072493357">
            <text:p>240724933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<text:s/>maks ( - ) , RR 130/90 , EKG - siinusrütm 86/min</text:p>
          </table:table-cell>
          <table:table-cell office:value-type="string">
            <text:p>siinusrütm 86/min</text:p>
          </table:table-cell>
          <table:table-cell office:value-type="string">
            <text:p><text:s/>, el telje nihe vasakule , HKPS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float" office:value="1176627">
            <text:p>1176627</text:p>
          </table:table-cell>
          <table:table-cell office:value-type="float" office:value="133152326">
            <text:p>133152326</text:p>
          </table:table-cell>
          <table:table-cell office:value-type="string">
            <text:p>2012-08-1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3733917641">
            <text:p>1373391764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Fr ~86 x min</text:p>
          </table:table-cell>
          <table:table-cell office:value-type="string">
            <text:p>86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float" office:value="9890744">
            <text:p>9890744</text:p>
          </table:table-cell>
          <table:table-cell office:value-type="float" office:value="162516515">
            <text:p>162516515</text:p>
          </table:table-cell>
          <table:table-cell office:value-type="string">
            <text:p>2013-02-1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6516954733">
            <text:p>7651695473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le ; südametegevus regulaarne ; fr 86xmin</text:p>
          </table:table-cell>
          <table:table-cell office:value-type="string">
            <text:p>fr 86xmin</text:p>
          </table:table-cell>
          <table:table-cell office:value-type="string">
            <text:p><text:s/>, RR 92/58mmHg , SpO293 % , too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float" office:value="8911064">
            <text:p>8911064</text:p>
          </table:table-cell>
          <table:table-cell office:value-type="float" office:value="212763235">
            <text:p>212763235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84311">
            <text:p>67303058431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ioodi lõpus : RR 160/90 mmHg ; fr 87 x min</text:p>
          </table:table-cell>
          <table:table-cell office:value-type="string">
            <text:p>fr 87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float" office:value="20911857">
            <text:p>20911857</text:p>
          </table:table-cell>
          <table:table-cell office:value-type="float" office:value="192539885">
            <text:p>192539885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table:style-name="ce1" office:value-type="string">
            <text:p>2013-06-05</text:p>
          </table:table-cell>
          <table:table-cell office:value-type="float" office:value="77380331747">
            <text:p>773803317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<text:s/>mmol/l !! ! AD - 138/90 mmHG , fr 87</text:p>
          </table:table-cell>
          <table:table-cell office:value-type="string">
            <text:p>fr 87</text:p>
          </table:table-cell>
          <table:table-cell office:value-type="string">
            <text:p><text:s/>;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float" office:value="1637142">
            <text:p>1637142</text:p>
          </table:table-cell>
          <table:table-cell office:value-type="float" office:value="82164988">
            <text:p>82164988</text:p>
          </table:table-cell>
          <table:table-cell office:value-type="string">
            <text:p>2012-01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8363843143">
            <text:p>7836384314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iinusrütm keskmise sagedusega 87x/min</text:p>
          </table:table-cell>
          <table:table-cell office:value-type="string">
            <text:p>87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float" office:value="6612854">
            <text:p>6612854</text:p>
          </table:table-cell>
          <table:table-cell office:value-type="float" office:value="134603486">
            <text:p>134603486</text:p>
          </table:table-cell>
          <table:table-cell office:value-type="string">
            <text:p>2012-08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412288572">
            <text:p>6741228857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0 mmHg , EKGs : rütm-siinusrütm-fr -88 x/min</text:p>
          </table:table-cell>
          <table:table-cell office:value-type="string">
            <text:p>fr -88 x/min</text:p>
          </table:table-cell>
          <table:table-cell office:value-type="string">
            <text:p><text:s/>, üleminekuga kodade virvenduse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float" office:value="17767847">
            <text:p>17767847</text:p>
          </table:table-cell>
          <table:table-cell office:value-type="float" office:value="216855052">
            <text:p>216855052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3531218142">
            <text:p>735312181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Cor toonid tuhminenud , reg ps 88/min</text:p>
          </table:table-cell>
          <table:table-cell office:value-type="string">
            <text:p>88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float" office:value="17531216">
            <text:p>17531216</text:p>
          </table:table-cell>
          <table:table-cell office:value-type="float" office:value="212172550">
            <text:p>212172550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4185116">
            <text:p>6730341851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141/94 fr88</text:p>
          </table:table-cell>
          <table:table-cell office:value-type="string">
            <text:p>fr88</text:p>
          </table:table-cell>
          <table:table-cell office:value-type="string">
            <text:p><text:s/>, 128/85 fr80 K�ht on pehme , v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float" office:value="17116089">
            <text:p>17116089</text:p>
          </table:table-cell>
          <table:table-cell office:value-type="float" office:value="206592527">
            <text:p>206592527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ce1" office:value-type="string">
            <text:p>2013-10-31</text:p>
          </table:table-cell>
          <table:table-cell office:value-type="float" office:value="21957538666">
            <text:p>219575386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31.10.2013a VR 130/75 mmHg , ps 88xmin</text:p>
          </table:table-cell>
          <table:table-cell office:value-type="string">
            <text:p>88xmin</text:p>
          </table:table-cell>
          <table:table-cell office:value-type="string">
            <text:p><text:s/>Kaebused kuiv köha , palavik 36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float" office:value="1953717">
            <text:p>1953717</text:p>
          </table:table-cell>
          <table:table-cell office:value-type="float" office:value="95451611">
            <text:p>95451611</text:p>
          </table:table-cell>
          <table:table-cell office:value-type="string">
            <text:p>2012-05-04</text:p>
          </table:table-cell>
          <table:table-cell office:value-type="string">
            <text:p>A</text:p>
          </table:table-cell>
          <table:table-cell table:style-name="ce1" office:value-type="string">
            <text:p>2011-07-05</text:p>
          </table:table-cell>
          <table:table-cell office:value-type="float" office:value="69056852599">
            <text:p>690568525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Pulss : 82 - 170 - 88 l/min</text:p>
          </table:table-cell>
          <table:table-cell office:value-type="string">
            <text:p>88 l/min</text:p>
          </table:table-cell>
          <table:table-cell office:value-type="string">
            <text:p><text:s/>, reaktsioon koormusele adekvaa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float" office:value="13184504">
            <text:p>13184504</text:p>
          </table:table-cell>
          <table:table-cell office:value-type="float" office:value="204615423">
            <text:p>204615423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79504">
            <text:p>6730304795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 140/80 ; Pulss 88 x</text:p>
          </table:table-cell>
          <table:table-cell office:value-type="string">
            <text:p>Pulss 88 x</text:p>
          </table:table-cell>
          <table:table-cell office:value-type="string">
            <text:p><text:s/>´ ; cor , pulm ii</text:p>
          </table:table-cell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float" office:value="7259357">
            <text:p>7259357</text:p>
          </table:table-cell>
          <table:table-cell office:value-type="float" office:value="122352606">
            <text:p>122352606</text:p>
          </table:table-cell>
          <table:table-cell office:value-type="string">
            <text:p>2012-05-08</text:p>
          </table:table-cell>
          <table:table-cell office:value-type="string">
            <text:p>A</text:p>
          </table:table-cell>
          <table:table-cell table:style-name="ce1" office:value-type="string">
            <text:p>2012-04-23</text:p>
          </table:table-cell>
          <table:table-cell office:value-type="float" office:value="27430690928">
            <text:p>2743069092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88 xmin</text:p>
          </table:table-cell>
          <table:table-cell office:value-type="string">
            <text:p><text:s/>, kõrvalkahinateta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float" office:value="24738458">
            <text:p>24738458</text:p>
          </table:table-cell>
          <table:table-cell office:value-type="float" office:value="168546233">
            <text:p>168546233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7239311629">
            <text:p>772393116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Cor-regulaarne , fr : 88 x min</text:p>
          </table:table-cell>
          <table:table-cell office:value-type="string">
            <text:p>fr : 88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float" office:value="2084670">
            <text:p>2084670</text:p>
          </table:table-cell>
          <table:table-cell office:value-type="float" office:value="92381845">
            <text:p>92381845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2295054319">
            <text:p>7229505431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üdametegevus regulaarne , fr88</text:p>
          </table:table-cell>
          <table:table-cell office:value-type="string">
            <text:p>fr88</text:p>
          </table:table-cell>
          <table:table-cell office:value-type="string">
            <text:p><text:s/>korda min , vererõhk 80/50mmHg 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float" office:value="19332814">
            <text:p>19332814</text:p>
          </table:table-cell>
          <table:table-cell office:value-type="float" office:value="205464472">
            <text:p>205464472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3916541108">
            <text:p>239165411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aab : VR 160/100&gt; 150/95mmgh ps 88/min</text:p>
          </table:table-cell>
          <table:table-cell office:value-type="string">
            <text:p>88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float" office:value="8940367">
            <text:p>8940367</text:p>
          </table:table-cell>
          <table:table-cell office:value-type="float" office:value="195036844">
            <text:p>195036844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16916">
            <text:p>67303031691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80-89 x/min</text:p>
          </table:table-cell>
          <table:table-cell office:value-type="string">
            <text:p>89 x/min</text:p>
          </table:table-cell>
          <table:table-cell office:value-type="string">
            <text:p><text:s/>uneajast - 3,4 % ,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float" office:value="18952359">
            <text:p>18952359</text:p>
          </table:table-cell>
          <table:table-cell office:value-type="float" office:value="156047899">
            <text:p>156047899</text:p>
          </table:table-cell>
          <table:table-cell office:value-type="string">
            <text:p>2012-09-17</text:p>
          </table:table-cell>
          <table:table-cell office:value-type="string">
            <text:p>A</text:p>
          </table:table-cell>
          <table:table-cell table:style-name="ce1" office:value-type="string">
            <text:p>2012-09-17</text:p>
          </table:table-cell>
          <table:table-cell office:value-type="float" office:value="46499160387">
            <text:p>464991603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ohal Südametegevus regulaarne , fr 90 x/min</text:p>
          </table:table-cell>
          <table:table-cell office:value-type="string">
            <text:p>fr 90 x/min</text:p>
          </table:table-cell>
          <table:table-cell office:value-type="string">
            <text:p><text:s/>RR 140/80 Jalgadel väga suured 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290004">
            <text:p>290004</text:p>
          </table:table-cell>
          <table:table-cell office:value-type="float" office:value="82523801">
            <text:p>82523801</text:p>
          </table:table-cell>
          <table:table-cell office:value-type="string">
            <text:p>2012-01-20</text:p>
          </table:table-cell>
          <table:table-cell office:value-type="string">
            <text:p>S</text:p>
          </table:table-cell>
          <table:table-cell table:style-name="ce1" office:value-type="string">
            <text:p>2012-01-08</text:p>
          </table:table-cell>
          <table:table-cell office:value-type="float" office:value="76712533031">
            <text:p>7671253303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egulaarne , toonid rõhutatud , Fr 90x</text:p>
          </table:table-cell>
          <table:table-cell office:value-type="string">
            <text:p>Fr 90x</text:p>
          </table:table-cell>
          <table:table-cell office:value-type="string">
            <text:p><text:s/>' Kõht pastoosne , valutu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14103093">
            <text:p>14103093</text:p>
          </table:table-cell>
          <table:table-cell office:value-type="float" office:value="218537190">
            <text:p>218537190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table:style-name="ce1" office:value-type="string">
            <text:p>2013-11-08</text:p>
          </table:table-cell>
          <table:table-cell office:value-type="float" office:value="46662962653">
            <text:p>466629626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nid regul , kahinaid ei esine , fr 90x</text:p>
          </table:table-cell>
          <table:table-cell office:value-type="string">
            <text:p>fr 90x</text:p>
          </table:table-cell>
          <table:table-cell office:value-type="string">
            <text:p><text:s/>Pulm - ii ekg -fr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1661766">
            <text:p>1661766</text:p>
          </table:table-cell>
          <table:table-cell office:value-type="float" office:value="82628722">
            <text:p>82628722</text:p>
          </table:table-cell>
          <table:table-cell office:value-type="string">
            <text:p>2012-01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0834523043">
            <text:p>4083452304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90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5572220">
            <text:p>5572220</text:p>
          </table:table-cell>
          <table:table-cell office:value-type="float" office:value="87775079">
            <text:p>87775079</text:p>
          </table:table-cell>
          <table:table-cell office:value-type="string">
            <text:p>2012-03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1846464463">
            <text:p>4184646446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Fr 90 x min</text:p>
          </table:table-cell>
          <table:table-cell office:value-type="string">
            <text:p><text:s/>, regulaarne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3824992">
            <text:p>3824992</text:p>
          </table:table-cell>
          <table:table-cell office:value-type="float" office:value="141128377">
            <text:p>141128377</text:p>
          </table:table-cell>
          <table:table-cell office:value-type="string">
            <text:p>2012-10-10</text:p>
          </table:table-cell>
          <table:table-cell office:value-type="string">
            <text:p>A</text:p>
          </table:table-cell>
          <table:table-cell table:style-name="ce1" office:value-type="string">
            <text:p>2012-10-02</text:p>
          </table:table-cell>
          <table:table-cell office:value-type="float" office:value="97012664447">
            <text:p>970126644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tegevus regulaarne 90xmin</text:p>
          </table:table-cell>
          <table:table-cell office:value-type="string">
            <text:p>90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20472059">
            <text:p>20472059</text:p>
          </table:table-cell>
          <table:table-cell office:value-type="float" office:value="194326621">
            <text:p>194326621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table:style-name="ce1" office:value-type="string">
            <text:p>2013-06-12</text:p>
          </table:table-cell>
          <table:table-cell office:value-type="float" office:value="55439114401">
            <text:p>554391144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de virvendus et lapwerdus , fr~~90/min</text:p>
          </table:table-cell>
          <table:table-cell office:value-type="string">
            <text:p>90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20609882">
            <text:p>20609882</text:p>
          </table:table-cell>
          <table:table-cell office:value-type="float" office:value="213654093">
            <text:p>213654093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8502194908">
            <text:p>385021949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R 120/80 mmHg;fr-90x/min</text:p>
          </table:table-cell>
          <table:table-cell office:value-type="string">
            <text:p>fr-90x/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15551276">
            <text:p>15551276</text:p>
          </table:table-cell>
          <table:table-cell office:value-type="float" office:value="173196573">
            <text:p>173196573</text:p>
          </table:table-cell>
          <table:table-cell office:value-type="string">
            <text:p>2013-04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6816145711">
            <text:p>96816145711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90 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21036341">
            <text:p>21036341</text:p>
          </table:table-cell>
          <table:table-cell office:value-type="float" office:value="182757844">
            <text:p>182757844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0527977882">
            <text:p>605279778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, cor : toonid regul , puhtad , fr 90x</text:p>
          </table:table-cell>
          <table:table-cell office:value-type="string">
            <text:p>fr 90x</text:p>
          </table:table-cell>
          <table:table-cell office:value-type="string">
            <text:p><text:s/>` RR 150/85 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11398856">
            <text:p>11398856</text:p>
          </table:table-cell>
          <table:table-cell office:value-type="float" office:value="178329479">
            <text:p>178329479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table:style-name="ce1" office:value-type="string">
            <text:p>2013-05-20</text:p>
          </table:table-cell>
          <table:table-cell office:value-type="float" office:value="35468917635">
            <text:p>354689176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EKG-s kodade virvendus , fr 90x</text:p>
          </table:table-cell>
          <table:table-cell office:value-type="string">
            <text:p>fr 90x</text:p>
          </table:table-cell>
          <table:table-cell office:value-type="string">
            <text:p><text:s/>' Madal voltaazh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9888986">
            <text:p>9888986</text:p>
          </table:table-cell>
          <table:table-cell office:value-type="float" office:value="215137427">
            <text:p>215137427</text:p>
          </table:table-cell>
          <table:table-cell office:value-type="string">
            <text:p>2013-12-1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5522819">
            <text:p>67303552281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üdametegevus regulaarne , fr 90</text:p>
          </table:table-cell>
          <table:table-cell office:value-type="string">
            <text:p>fr 90</text:p>
          </table:table-cell>
          <table:table-cell office:value-type="string">
            <text:p><text:s/>korda minutis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23368882">
            <text:p>23368882</text:p>
          </table:table-cell>
          <table:table-cell office:value-type="float" office:value="184583448">
            <text:p>184583448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table:style-name="ce1" office:value-type="string">
            <text:p>2013-06-21</text:p>
          </table:table-cell>
          <table:table-cell office:value-type="float" office:value="78854847948">
            <text:p>788548479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\(\s*(?P&lt;unit&gt;(((l|x|X|lööki))\s*/?\s*(1\s*)?min(utis)?)|/min|min|x['´`]|bpm|BPM)\s*\)\s*:?\s*(?P&lt;pulse&gt;(([12][0-9]{2})|([3-9][0-9])))</text:p>
          </table:table-cell>
          <table:table-cell office:value-type="string">
            <text:p>NULL</text:p>
          </table:table-cell>
          <table:table-cell table:number-columns-repeated="2" office:value-type="string">
            <text:p>Pulss ( l/min ) : 90</text:p>
          </table:table-cell>
          <table:table-cell office:value-type="string">
            <text:p><text:s/>.</text:p>
          </table:table-cell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5831132">
            <text:p>5831132</text:p>
          </table:table-cell>
          <table:table-cell office:value-type="float" office:value="145788343">
            <text:p>145788343</text:p>
          </table:table-cell>
          <table:table-cell office:value-type="string">
            <text:p>2012-11-09</text:p>
          </table:table-cell>
          <table:table-cell office:value-type="string">
            <text:p>A</text:p>
          </table:table-cell>
          <table:table-cell table:style-name="ce1" office:value-type="string">
            <text:p>2012-11-01</text:p>
          </table:table-cell>
          <table:table-cell office:value-type="float" office:value="67035018806">
            <text:p>6703501880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133/81mmHg pulss 90</text:p>
          </table:table-cell>
          <table:table-cell office:value-type="string">
            <text:p>pulss 90</text:p>
          </table:table-cell>
          <table:table-cell/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15219994">
            <text:p>15219994</text:p>
          </table:table-cell>
          <table:table-cell office:value-type="float" office:value="171666087">
            <text:p>171666087</text:p>
          </table:table-cell>
          <table:table-cell office:value-type="string">
            <text:p>2013-04-1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0890619134">
            <text:p>30890619134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oolhorisontaalne . Siinusrütm - fr - 90 x/min</text:p>
          </table:table-cell>
          <table:table-cell office:value-type="string">
            <text:p>fr - 90 x/min</text:p>
          </table:table-cell>
          <table:table-cell office:value-type="string">
            <text:p><text:s/>PQ = 170 ms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1204202">
            <text:p>1204202</text:p>
          </table:table-cell>
          <table:table-cell office:value-type="float" office:value="85502225">
            <text:p>85502225</text:p>
          </table:table-cell>
          <table:table-cell office:value-type="string">
            <text:p>2012-03-0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4876432462">
            <text:p>9487643246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te ööpäevase keskmise frekv -ga 90 x/min</text:p>
          </table:table-cell>
          <table:table-cell office:value-type="string">
            <text:p>90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20265769">
            <text:p>20265769</text:p>
          </table:table-cell>
          <table:table-cell office:value-type="float" office:value="208676088">
            <text:p>208676088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1724449892">
            <text:p>317244498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eeme ei ole praegu Tänases EKGs siinusrütm 91 x min</text:p>
          </table:table-cell>
          <table:table-cell office:value-type="string">
            <text:p>siinusrütm 91 x min</text:p>
          </table:table-cell>
          <table:table-cell office:value-type="string">
            <text:p><text:s/>, inferioorne Q sakk , PR 182 m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float" office:value="16639899">
            <text:p>16639899</text:p>
          </table:table-cell>
          <table:table-cell office:value-type="float" office:value="163424258">
            <text:p>163424258</text:p>
          </table:table-cell>
          <table:table-cell office:value-type="string">
            <text:p>2012-12-19</text:p>
          </table:table-cell>
          <table:table-cell office:value-type="string">
            <text:p>S</text:p>
          </table:table-cell>
          <table:table-cell table:style-name="ce1" office:value-type="string">
            <text:p>2012-12-07</text:p>
          </table:table-cell>
          <table:table-cell office:value-type="float" office:value="673037648248">
            <text:p>67303764824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<text:s/>siinusrütm , tahhüfrekventne ( fr 91x/min</text:p>
          </table:table-cell>
          <table:table-cell office:value-type="string">
            <text:p>fr 91x/min</text:p>
          </table:table-cell>
          <table:table-cell office:value-type="string">
            <text:p><text:s/>) , PR 106 ms , QRS 80 ms , QT/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float" office:value="6682688">
            <text:p>6682688</text:p>
          </table:table-cell>
          <table:table-cell office:value-type="float" office:value="92665311">
            <text:p>92665311</text:p>
          </table:table-cell>
          <table:table-cell office:value-type="string">
            <text:p>2012-04-30</text:p>
          </table:table-cell>
          <table:table-cell office:value-type="string">
            <text:p>S</text:p>
          </table:table-cell>
          <table:table-cell table:style-name="ce1" office:value-type="string">
            <text:p>2012-04-20</text:p>
          </table:table-cell>
          <table:table-cell office:value-type="float" office:value="52235379524">
            <text:p>5223537952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dis , SaO2 lisahapnikuda 94 % , pulss 92x min</text:p>
          </table:table-cell>
          <table:table-cell office:value-type="string">
            <text:p>pulss 92x min</text:p>
          </table:table-cell>
          <table:table-cell office:value-type="string">
            <text:p><text:s/>, kopsude kohal dif eksp kiuned</text:p>
          </table:table-cell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float" office:value="15267941">
            <text:p>15267941</text:p>
          </table:table-cell>
          <table:table-cell office:value-type="float" office:value="214483824">
            <text:p>214483824</text:p>
          </table:table-cell>
          <table:table-cell office:value-type="string">
            <text:p>2013-12-0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0679392145">
            <text:p>1067939214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iinusrütm , sagedus 93/min</text:p>
          </table:table-cell>
          <table:table-cell office:value-type="string">
            <text:p>93/min</text:p>
          </table:table-cell>
          <table:table-cell office:value-type="string">
            <text:p><text:s/>, ekstrasüstolid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float" office:value="18596636">
            <text:p>18596636</text:p>
          </table:table-cell>
          <table:table-cell office:value-type="float" office:value="162564570">
            <text:p>162564570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6931262911">
            <text:p>469312629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vimid lõppemas , RR 134/78 mmHg pulss 93</text:p>
          </table:table-cell>
          <table:table-cell office:value-type="string">
            <text:p>pulss 93</text:p>
          </table:table-cell>
          <table:table-cell/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float" office:value="419561">
            <text:p>419561</text:p>
          </table:table-cell>
          <table:table-cell office:value-type="float" office:value="134108442">
            <text:p>134108442</text:p>
          </table:table-cell>
          <table:table-cell office:value-type="string">
            <text:p>2012-08-09</text:p>
          </table:table-cell>
          <table:table-cell office:value-type="string">
            <text:p>S</text:p>
          </table:table-cell>
          <table:table-cell table:style-name="ce1" office:value-type="string">
            <text:p>2012-08-07</text:p>
          </table:table-cell>
          <table:table-cell office:value-type="float" office:value="18384042129">
            <text:p>1838404212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LFR 93</text:p>
          </table:table-cell>
          <table:table-cell office:value-type="string">
            <text:p>FR 93</text:p>
          </table:table-cell>
          <table:table-cell office:value-type="string">
            <text:p>.4 ( % )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float" office:value="6831723">
            <text:p>6831723</text:p>
          </table:table-cell>
          <table:table-cell office:value-type="float" office:value="122326042">
            <text:p>122326042</text:p>
          </table:table-cell>
          <table:table-cell office:value-type="string">
            <text:p>2012-05-17</text:p>
          </table:table-cell>
          <table:table-cell office:value-type="string">
            <text:p>S</text:p>
          </table:table-cell>
          <table:table-cell table:style-name="ce1" office:value-type="string">
            <text:p>2012-04-30</text:p>
          </table:table-cell>
          <table:table-cell office:value-type="float" office:value="11445432894">
            <text:p>1144543289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93 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float" office:value="19263064">
            <text:p>19263064</text:p>
          </table:table-cell>
          <table:table-cell office:value-type="float" office:value="217243432">
            <text:p>217243432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2793011028">
            <text:p>727930110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Obj : RR 153/98 ; fr 93</text:p>
          </table:table-cell>
          <table:table-cell office:value-type="string">
            <text:p>fr 93</text:p>
          </table:table-cell>
          <table:table-cell office:value-type="string">
            <text:p>--&gt; 147/84 ; fr 91 sin ; 138/93 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float" office:value="1274408">
            <text:p>1274408</text:p>
          </table:table-cell>
          <table:table-cell office:value-type="float" office:value="138182783">
            <text:p>138182783</text:p>
          </table:table-cell>
          <table:table-cell office:value-type="string">
            <text:p>2012-09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3137012264">
            <text:p>93137012264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Kirjeldus : Siinusrütm , fr - 95x</text:p>
          </table:table-cell>
          <table:table-cell office:value-type="string">
            <text:p>fr - 95x</text:p>
          </table:table-cell>
          <table:table-cell office:value-type="string">
            <text:p><text:s/>´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float" office:value="24540663">
            <text:p>24540663</text:p>
          </table:table-cell>
          <table:table-cell office:value-type="float" office:value="192729877">
            <text:p>192729877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table:style-name="ce1" office:value-type="string">
            <text:p>2013-08-16</text:p>
          </table:table-cell>
          <table:table-cell office:value-type="float" office:value="673040732185">
            <text:p>6730407321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egul , kahinaid ei esine , ekg -fr - 95x</text:p>
          </table:table-cell>
          <table:table-cell office:value-type="string">
            <text:p>fr - 95x</text:p>
          </table:table-cell>
          <table:table-cell office:value-type="string">
            <text:p><text:s/>siinustahhükardia Kõrge voltaaz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float" office:value="9076258">
            <text:p>9076258</text:p>
          </table:table-cell>
          <table:table-cell office:value-type="float" office:value="213522808">
            <text:p>213522808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99102">
            <text:p>67303049910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ekventsiga - 63x / min Maksim . fr 96</text:p>
          </table:table-cell>
          <table:table-cell office:value-type="string">
            <text:p>fr 96</text:p>
          </table:table-cell>
          <table:table-cell office:value-type="string">
            <text:p>-x / min -07.43;minimaalne - fr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float" office:value="15467280">
            <text:p>15467280</text:p>
          </table:table-cell>
          <table:table-cell office:value-type="float" office:value="199739363">
            <text:p>199739363</text:p>
          </table:table-cell>
          <table:table-cell office:value-type="string">
            <text:p>2013-09-2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2907978">
            <text:p>673042907978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96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float" office:value="2385209">
            <text:p>2385209</text:p>
          </table:table-cell>
          <table:table-cell office:value-type="float" office:value="79182168">
            <text:p>79182168</text:p>
          </table:table-cell>
          <table:table-cell office:value-type="string">
            <text:p>2011-12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2030660618">
            <text:p>920306606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<text:s/>rohi võetud ) südametöö rütmis Fr97x</text:p>
          </table:table-cell>
          <table:table-cell office:value-type="string">
            <text:p>Fr97x</text:p>
          </table:table-cell>
          <table:table-cell office:value-type="string">
            <text:p><text:s/>lamades SpO299 , istudes 96 % j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float" office:value="5569746">
            <text:p>5569746</text:p>
          </table:table-cell>
          <table:table-cell office:value-type="float" office:value="92522593">
            <text:p>92522593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table:style-name="ce1" office:value-type="string">
            <text:p>2012-04-25</text:p>
          </table:table-cell>
          <table:table-cell office:value-type="float" office:value="61998739674">
            <text:p>6199873967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vus regulaarne , toonid tugevad FR 98</text:p>
          </table:table-cell>
          <table:table-cell office:value-type="string">
            <text:p>FR 98</text:p>
          </table:table-cell>
          <table:table-cell office:value-type="string">
            <text:p><text:s/>L/min RR 120/76 mmHg Kopsud aus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float" office:value="9632355">
            <text:p>9632355</text:p>
          </table:table-cell>
          <table:table-cell office:value-type="float" office:value="214502085">
            <text:p>214502085</text:p>
          </table:table-cell>
          <table:table-cell office:value-type="string">
            <text:p>2013-12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3086418512">
            <text:p>4308641851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üdametegevus regulaarne , fr 98 x</text:p>
          </table:table-cell>
          <table:table-cell office:value-type="string">
            <text:p>fr 98 x</text:p>
          </table:table-cell>
          <table:table-cell office:value-type="string">
            <text:p><text:s/>´ , RR 165/88 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float" office:value="4029617">
            <text:p>4029617</text:p>
          </table:table-cell>
          <table:table-cell office:value-type="float" office:value="133995116">
            <text:p>133995116</text:p>
          </table:table-cell>
          <table:table-cell office:value-type="string">
            <text:p>2012-08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4423910020">
            <text:p>944239100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G siinustahhükardia , frekvents 98x minutis</text:p>
          </table:table-cell>
          <table:table-cell office:value-type="string">
            <text:p>98x minutis</text:p>
          </table:table-cell>
          <table:table-cell office:value-type="string">
            <text:p><text:s/>Raviga ei alusta</text:p>
          </table:table-cell>
          <table:table-cell table:number-columns-repeated="4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float" office:value="5514889">
            <text:p>5514889</text:p>
          </table:table-cell>
          <table:table-cell office:value-type="float" office:value="87630164">
            <text:p>87630164</text:p>
          </table:table-cell>
          <table:table-cell office:value-type="string">
            <text:p>2012-03-27</text:p>
          </table:table-cell>
          <table:table-cell office:value-type="string">
            <text:p>A</text:p>
          </table:table-cell>
          <table:table-cell table:style-name="ce1" office:value-type="string">
            <text:p>2012-03-27</text:p>
          </table:table-cell>
          <table:table-cell office:value-type="float" office:value="47508533280">
            <text:p>4750853328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LISED , LABIILNE SüDAME TEGEVUS FR 98</text:p>
          </table:table-cell>
          <table:table-cell office:value-type="string">
            <text:p>FR 98</text:p>
          </table:table-cell>
          <table:table-cell office:value-type="string">
            <text:p><text:s/>-76 l/min RR 110/68 mmHg Kopsud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float" office:value="10069922">
            <text:p>10069922</text:p>
          </table:table-cell>
          <table:table-cell office:value-type="float" office:value="194549148">
            <text:p>194549148</text:p>
          </table:table-cell>
          <table:table-cell office:value-type="string">
            <text:p>2013-08-29</text:p>
          </table:table-cell>
          <table:table-cell office:value-type="string">
            <text:p>S</text:p>
          </table:table-cell>
          <table:table-cell table:style-name="ce1" office:value-type="string">
            <text:p>2013-08-01</text:p>
          </table:table-cell>
          <table:table-cell office:value-type="float" office:value="24615976062">
            <text:p>2461597606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 112/52 . fr 99x</text:p>
          </table:table-cell>
          <table:table-cell office:value-type="string">
            <text:p>fr 99x</text:p>
          </table:table-cell>
          <table:table-cell office:value-type="string">
            <text:p><text:s/>`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float" office:value="15797373">
            <text:p>15797373</text:p>
          </table:table-cell>
          <table:table-cell office:value-type="float" office:value="178343100">
            <text:p>178343100</text:p>
          </table:table-cell>
          <table:table-cell office:value-type="string">
            <text:p>2013-05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1011815">
            <text:p>67303101181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100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6527375">
            <text:p>6527375</text:p>
          </table:table-cell>
          <table:table-cell office:value-type="float" office:value="122334530">
            <text:p>122334530</text:p>
          </table:table-cell>
          <table:table-cell office:value-type="string">
            <text:p>2012-05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0460671459">
            <text:p>5046067145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üdametegevus regulaarne fr 100 x min</text:p>
          </table:table-cell>
          <table:table-cell office:value-type="string">
            <text:p>fr 100 x min</text:p>
          </table:table-cell>
          <table:table-cell office:value-type="string">
            <text:p><text:s/>, RR 160/100 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9779385">
            <text:p>9779385</text:p>
          </table:table-cell>
          <table:table-cell office:value-type="float" office:value="216261698">
            <text:p>216261698</text:p>
          </table:table-cell>
          <table:table-cell office:value-type="string">
            <text:p>2013-12-1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1279963733">
            <text:p>4127996373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 140/80mmHg , fr 100 x</text:p>
          </table:table-cell>
          <table:table-cell office:value-type="string">
            <text:p>fr 100 x</text:p>
          </table:table-cell>
          <table:table-cell office:value-type="string">
            <text:p><text:s/>' T 38,5 C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2399327">
            <text:p>2399327</text:p>
          </table:table-cell>
          <table:table-cell office:value-type="float" office:value="135517180">
            <text:p>135517180</text:p>
          </table:table-cell>
          <table:table-cell office:value-type="string">
            <text:p>2012-07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2359737693">
            <text:p>2235973769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kloppimine kuni 100/min</text:p>
          </table:table-cell>
          <table:table-cell office:value-type="string">
            <text:p>100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15271885">
            <text:p>15271885</text:p>
          </table:table-cell>
          <table:table-cell office:value-type="float" office:value="201067271">
            <text:p>201067271</text:p>
          </table:table-cell>
          <table:table-cell office:value-type="string">
            <text:p>2013-10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3958111956">
            <text:p>33958111956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vendusarütmia 118 l/min -- - &gt; 100 l/min</text:p>
          </table:table-cell>
          <table:table-cell office:value-type="string">
            <text:p>100 l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15216469">
            <text:p>15216469</text:p>
          </table:table-cell>
          <table:table-cell office:value-type="float" office:value="160525340">
            <text:p>160525340</text:p>
          </table:table-cell>
          <table:table-cell office:value-type="string">
            <text:p>2013-02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5686830827">
            <text:p>15686830827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iinustahhükardia -100 x min</text:p>
          </table:table-cell>
          <table:table-cell office:value-type="string">
            <text:p>100 x min</text:p>
          </table:table-cell>
          <table:table-cell office:value-type="string">
            <text:p><text:s/>Tugev horisontaalne el telg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6630404">
            <text:p>6630404</text:p>
          </table:table-cell>
          <table:table-cell office:value-type="float" office:value="96919458">
            <text:p>96919458</text:p>
          </table:table-cell>
          <table:table-cell office:value-type="string">
            <text:p>2012-03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4489862750">
            <text:p>6448986275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Cor : RR 115/75 mmHg , fr 100x min</text:p>
          </table:table-cell>
          <table:table-cell office:value-type="string">
            <text:p>fr 100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194865">
            <text:p>194865</text:p>
          </table:table-cell>
          <table:table-cell office:value-type="float" office:value="95735199">
            <text:p>95735199</text:p>
          </table:table-cell>
          <table:table-cell office:value-type="string">
            <text:p>2012-04-30</text:p>
          </table:table-cell>
          <table:table-cell office:value-type="string">
            <text:p>S</text:p>
          </table:table-cell>
          <table:table-cell table:style-name="ce1" office:value-type="string">
            <text:p>2012-04-24</text:p>
          </table:table-cell>
          <table:table-cell office:value-type="float" office:value="76275825183">
            <text:p>7627582518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, tahhükardiline - frekvents 80-100xmin</text:p>
          </table:table-cell>
          <table:table-cell office:value-type="string">
            <text:p>100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17474643">
            <text:p>17474643</text:p>
          </table:table-cell>
          <table:table-cell office:value-type="float" office:value="185885286">
            <text:p>185885286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10460">
            <text:p>6730304104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Cor fr 100 xmin</text:p>
          </table:table-cell>
          <table:table-cell office:value-type="string">
            <text:p>fr 100 xmin</text:p>
          </table:table-cell>
          <table:table-cell office:value-type="string">
            <text:p><text:s/>, toonid re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15214774">
            <text:p>15214774</text:p>
          </table:table-cell>
          <table:table-cell office:value-type="float" office:value="181991535">
            <text:p>181991535</text:p>
          </table:table-cell>
          <table:table-cell office:value-type="string">
            <text:p>2013-06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6645930777">
            <text:p>26645930777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iinusarütmia 100/min</text:p>
          </table:table-cell>
          <table:table-cell office:value-type="string">
            <text:p>100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1288583">
            <text:p>1288583</text:p>
          </table:table-cell>
          <table:table-cell office:value-type="float" office:value="122566823">
            <text:p>122566823</text:p>
          </table:table-cell>
          <table:table-cell office:value-type="string">
            <text:p>2012-05-2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0595699742">
            <text:p>9059569974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m fr 68x ' , min fr 54x ' , max fr 102x'</text:p>
          </table:table-cell>
          <table:table-cell office:value-type="string">
            <text:p>fr 102x'</text:p>
          </table:table-cell>
          <table:table-cell office:value-type="string">
            <text:p><text:s/>Registreeritud polütoopne VES (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'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float" office:value="9994881">
            <text:p>9994881</text:p>
          </table:table-cell>
          <table:table-cell office:value-type="float" office:value="188404976">
            <text:p>188404976</text:p>
          </table:table-cell>
          <table:table-cell office:value-type="string">
            <text:p>2013-07-15</text:p>
          </table:table-cell>
          <table:table-cell office:value-type="string">
            <text:p>S</text:p>
          </table:table-cell>
          <table:table-cell table:style-name="ce1" office:value-type="string">
            <text:p>2013-07-07</text:p>
          </table:table-cell>
          <table:table-cell office:value-type="float" office:value="673035978766">
            <text:p>67303597876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<text:s/>hüpotooniline , RR 68/42mmHg , pulss 103 x min</text:p>
          </table:table-cell>
          <table:table-cell office:value-type="string">
            <text:p>pulss 103 x min</text:p>
          </table:table-cell>
          <table:table-cell/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float" office:value="10202856">
            <text:p>10202856</text:p>
          </table:table-cell>
          <table:table-cell office:value-type="float" office:value="155494427">
            <text:p>155494427</text:p>
          </table:table-cell>
          <table:table-cell office:value-type="string">
            <text:p>2013-01-05</text:p>
          </table:table-cell>
          <table:table-cell office:value-type="string">
            <text:p>S</text:p>
          </table:table-cell>
          <table:table-cell table:style-name="ce1" office:value-type="string">
            <text:p>2012-12-15</text:p>
          </table:table-cell>
          <table:table-cell office:value-type="float" office:value="93601749992">
            <text:p>9360174999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aafia koos kompuuteranalüüsiga Fr 103/min</text:p>
          </table:table-cell>
          <table:table-cell office:value-type="string">
            <text:p>Fr 103/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float" office:value="9867443">
            <text:p>9867443</text:p>
          </table:table-cell>
          <table:table-cell office:value-type="float" office:value="195721446">
            <text:p>195721446</text:p>
          </table:table-cell>
          <table:table-cell office:value-type="string">
            <text:p>2013-09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1910012">
            <text:p>67304191001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103 l/min</text:p>
          </table:table-cell>
          <table:table-cell office:value-type="string">
            <text:p><text:s/>kl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float" office:value="16657278">
            <text:p>16657278</text:p>
          </table:table-cell>
          <table:table-cell office:value-type="float" office:value="181397205">
            <text:p>181397205</text:p>
          </table:table-cell>
          <table:table-cell office:value-type="string">
            <text:p>2013-06-05</text:p>
          </table:table-cell>
          <table:table-cell office:value-type="string">
            <text:p>S</text:p>
          </table:table-cell>
          <table:table-cell table:style-name="ce1" office:value-type="string">
            <text:p>2013-05-28</text:p>
          </table:table-cell>
          <table:table-cell office:value-type="float" office:value="673038253355">
            <text:p>6730382533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103/min</text:p>
          </table:table-cell>
          <table:table-cell office:value-type="string">
            <text:p><text:s/>kl 15 : 16 .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float" office:value="1909189">
            <text:p>1909189</text:p>
          </table:table-cell>
          <table:table-cell office:value-type="float" office:value="120442538">
            <text:p>120442538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9709097657">
            <text:p>397090976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dus , ei jaksa hingata Cor SR , fr 104X/min</text:p>
          </table:table-cell>
          <table:table-cell office:value-type="string">
            <text:p>fr 104X/min</text:p>
          </table:table-cell>
          <table:table-cell office:value-type="string">
            <text:p><text:s/>, RR 180/90mmHg Kodune ravi : E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float" office:value="23409299">
            <text:p>23409299</text:p>
          </table:table-cell>
          <table:table-cell office:value-type="float" office:value="175907546">
            <text:p>175907546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table:style-name="ce1" office:value-type="string">
            <text:p>2013-03-12</text:p>
          </table:table-cell>
          <table:table-cell office:value-type="float" office:value="673030548310">
            <text:p>6730305483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elt , lisahapnikuga sO288 % ja fr 104xmin</text:p>
          </table:table-cell>
          <table:table-cell office:value-type="string">
            <text:p>fr 104xmin</text:p>
          </table:table-cell>
          <table:table-cell office:value-type="string">
            <text:p><text:s/>, RR 85/50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float" office:value="7788517">
            <text:p>7788517</text:p>
          </table:table-cell>
          <table:table-cell office:value-type="float" office:value="84634434">
            <text:p>84634434</text:p>
          </table:table-cell>
          <table:table-cell office:value-type="string">
            <text:p>2012-02-20</text:p>
          </table:table-cell>
          <table:table-cell office:value-type="string">
            <text:p>A</text:p>
          </table:table-cell>
          <table:table-cell table:style-name="ce1" office:value-type="string">
            <text:p>2012-02-20</text:p>
          </table:table-cell>
          <table:table-cell office:value-type="float" office:value="74457311270">
            <text:p>7445731127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<text:s/>kgBMI23,30668005 Südamerütm FA fr105</text:p>
          </table:table-cell>
          <table:table-cell office:value-type="string">
            <text:p>fr105</text:p>
          </table:table-cell>
          <table:table-cell office:value-type="string">
            <text:p><text:s/>- 65 x/min LA 3,6 x3,9 x4,2 cm 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float" office:value="21106595">
            <text:p>21106595</text:p>
          </table:table-cell>
          <table:table-cell office:value-type="float" office:value="192561940">
            <text:p>192561940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table:style-name="ce1" office:value-type="string">
            <text:p>2013-07-11</text:p>
          </table:table-cell>
          <table:table-cell office:value-type="float" office:value="62876069016">
            <text:p>628760690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EKG : Kodade virvendus fr ~~ 105/min</text:p>
          </table:table-cell>
          <table:table-cell office:value-type="string">
            <text:p>105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float" office:value="24504072">
            <text:p>24504072</text:p>
          </table:table-cell>
          <table:table-cell office:value-type="float" office:value="157009334">
            <text:p>157009334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table:style-name="ce1" office:value-type="string">
            <text:p>2011-12-29</text:p>
          </table:table-cell>
          <table:table-cell office:value-type="float" office:value="85759730324">
            <text:p>857597303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Pulss 106 x min</text:p>
          </table:table-cell>
          <table:table-cell/>
          <table:table-cell office:value-type="string">
            <text:p>Pulss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float" office:value="14170731">
            <text:p>14170731</text:p>
          </table:table-cell>
          <table:table-cell office:value-type="float" office:value="213737763">
            <text:p>213737763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table:style-name="ce1" office:value-type="string">
            <text:p>2013-03-25</text:p>
          </table:table-cell>
          <table:table-cell office:value-type="float" office:value="41280166527">
            <text:p>412801665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Fr 107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float" office:value="9359250">
            <text:p>9359250</text:p>
          </table:table-cell>
          <table:table-cell office:value-type="float" office:value="174531557">
            <text:p>174531557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3715175518">
            <text:p>23715175518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ndus : k Kirjeldus : Järeldus : Siinusrütm 108x</text:p>
          </table:table-cell>
          <table:table-cell office:value-type="string">
            <text:p>Siinusrütm 108x</text:p>
          </table:table-cell>
          <table:table-cell office:value-type="string">
            <text:p><text:s/>' , el telje vert asend , T neg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float" office:value="1183312">
            <text:p>1183312</text:p>
          </table:table-cell>
          <table:table-cell office:value-type="float" office:value="132983944">
            <text:p>132983944</text:p>
          </table:table-cell>
          <table:table-cell office:value-type="string">
            <text:p>2012-08-1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7916122171">
            <text:p>8791612217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 90 x/min ( minim 65 x/min max 108 x/min</text:p>
          </table:table-cell>
          <table:table-cell office:value-type="string">
            <text:p>108 x/min</text:p>
          </table:table-cell>
          <table:table-cell office:value-type="string">
            <text:p><text:s/>) 25 ventrikulaarset ekstrasüst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float" office:value="15316928">
            <text:p>15316928</text:p>
          </table:table-cell>
          <table:table-cell office:value-type="float" office:value="175268093">
            <text:p>175268093</text:p>
          </table:table-cell>
          <table:table-cell office:value-type="string">
            <text:p>2013-05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6698571155">
            <text:p>9669857115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Aortic HR : 109</text:p>
          </table:table-cell>
          <table:table-cell office:value-type="string">
            <text:p>HR : 109</text:p>
          </table:table-cell>
          <table:table-cell office:value-type="string">
            <text:p>,0 BPM</text:p>
          </table:table-cell>
          <table:table-cell office:value-type="string">
            <text:p>H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float" office:value="51005">
            <text:p>51005</text:p>
          </table:table-cell>
          <table:table-cell office:value-type="float" office:value="86472363">
            <text:p>86472363</text:p>
          </table:table-cell>
          <table:table-cell office:value-type="string">
            <text:p>2012-03-07</text:p>
          </table:table-cell>
          <table:table-cell office:value-type="string">
            <text:p>S</text:p>
          </table:table-cell>
          <table:table-cell table:style-name="ce1" office:value-type="string">
            <text:p>2012-02-28</text:p>
          </table:table-cell>
          <table:table-cell office:value-type="float" office:value="55435485471">
            <text:p>5543548547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hhükardia ( SVT ) episood , SLS 110 x min</text:p>
          </table:table-cell>
          <table:table-cell office:value-type="string">
            <text:p>110 x min</text:p>
          </table:table-cell>
          <table:table-cell office:value-type="string">
            <text:p><text:s/>, kestusega ~ 3 min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float" office:value="10550864">
            <text:p>10550864</text:p>
          </table:table-cell>
          <table:table-cell office:value-type="float" office:value="208954148">
            <text:p>208954148</text:p>
          </table:table-cell>
          <table:table-cell office:value-type="string">
            <text:p>2013-11-13</text:p>
          </table:table-cell>
          <table:table-cell office:value-type="string">
            <text:p>S</text:p>
          </table:table-cell>
          <table:table-cell table:style-name="ce1" office:value-type="string">
            <text:p>2013-10-16</text:p>
          </table:table-cell>
          <table:table-cell office:value-type="float" office:value="99154575741">
            <text:p>9915457574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R 60/40 -&gt; 80/50 mmHg , fr ~ 110 x/min</text:p>
          </table:table-cell>
          <table:table-cell office:value-type="string">
            <text:p>110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float" office:value="14019874">
            <text:p>14019874</text:p>
          </table:table-cell>
          <table:table-cell office:value-type="float" office:value="194709989">
            <text:p>194709989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table:style-name="ce1" office:value-type="string">
            <text:p>2013-08-29</text:p>
          </table:table-cell>
          <table:table-cell office:value-type="float" office:value="83181975907">
            <text:p>831819759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0 x/min treeninguteks sobiv 105-110 x/min</text:p>
          </table:table-cell>
          <table:table-cell office:value-type="string">
            <text:p>110 x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float" office:value="21277108">
            <text:p>21277108</text:p>
          </table:table-cell>
          <table:table-cell office:value-type="float" office:value="186265436">
            <text:p>186265436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62348">
            <text:p>6730303623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110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float" office:value="7853591">
            <text:p>7853591</text:p>
          </table:table-cell>
          <table:table-cell office:value-type="float" office:value="79648343">
            <text:p>79648343</text:p>
          </table:table-cell>
          <table:table-cell office:value-type="string">
            <text:p>2012-01-06</text:p>
          </table:table-cell>
          <table:table-cell office:value-type="string">
            <text:p>A</text:p>
          </table:table-cell>
          <table:table-cell table:style-name="ce1" office:value-type="string">
            <text:p>2012-01-06</text:p>
          </table:table-cell>
          <table:table-cell office:value-type="float" office:value="52372080155">
            <text:p>5237208015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<text:s/>kogu testi aja , PS tõusis max 110 x min</text:p>
          </table:table-cell>
          <table:table-cell office:value-type="string">
            <text:p>110 x min</text:p>
          </table:table-cell>
          <table:table-cell office:value-type="string">
            <text:p><text:s/>, lühiaegselt tekkisid 10 . koo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float" office:value="15158344">
            <text:p>15158344</text:p>
          </table:table-cell>
          <table:table-cell office:value-type="float" office:value="186221264">
            <text:p>186221264</text:p>
          </table:table-cell>
          <table:table-cell office:value-type="string">
            <text:p>2013-07-0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7128644">
            <text:p>673047128644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ütm-siinustahhükardia - fr -110 x/min</text:p>
          </table:table-cell>
          <table:table-cell office:value-type="string">
            <text:p>fr -110 x/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float" office:value="8970674">
            <text:p>8970674</text:p>
          </table:table-cell>
          <table:table-cell office:value-type="float" office:value="189120155">
            <text:p>189120155</text:p>
          </table:table-cell>
          <table:table-cell office:value-type="string">
            <text:p>2013-07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2497939">
            <text:p>67304249793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Järeldus : Siinusrütm 111x</text:p>
          </table:table-cell>
          <table:table-cell office:value-type="string">
            <text:p>Siinusrütm 111x</text:p>
          </table:table-cell>
          <table:table-cell office:value-type="string">
            <text:p><text:s/>' , el telje norm asend , T neg</text:p>
          </table:table-cell>
          <table:table-cell office:value-type="string">
            <text:p>Siinusrütm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float" office:value="2345337">
            <text:p>2345337</text:p>
          </table:table-cell>
          <table:table-cell office:value-type="float" office:value="83979307">
            <text:p>83979307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table:style-name="ce1" office:value-type="string">
            <text:p>2012-02-15</text:p>
          </table:table-cell>
          <table:table-cell office:value-type="float" office:value="32100150783">
            <text:p>321001507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112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float" office:value="4120774">
            <text:p>4120774</text:p>
          </table:table-cell>
          <table:table-cell office:value-type="float" office:value="123699141">
            <text:p>123699141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table:style-name="ce1" office:value-type="string">
            <text:p>2012-05-31</text:p>
          </table:table-cell>
          <table:table-cell office:value-type="float" office:value="48524151640">
            <text:p>485241516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EKG : Siinusrütm , fr 112 x min</text:p>
          </table:table-cell>
          <table:table-cell office:value-type="string">
            <text:p>fr 112 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float" office:value="15057496">
            <text:p>15057496</text:p>
          </table:table-cell>
          <table:table-cell office:value-type="float" office:value="185985849">
            <text:p>185985849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table:style-name="ce1" office:value-type="string">
            <text:p>2013-06-26</text:p>
          </table:table-cell>
          <table:table-cell office:value-type="float" office:value="673030404138">
            <text:p>6730304041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RR 168/80 , pulss 115</text:p>
          </table:table-cell>
          <table:table-cell office:value-type="string">
            <text:p>pulss 115</text:p>
          </table:table-cell>
          <table:table-cell office:value-type="string">
            <text:p><text:s/>, Spo2100 %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float" office:value="4607695">
            <text:p>4607695</text:p>
          </table:table-cell>
          <table:table-cell office:value-type="float" office:value="83064163">
            <text:p>83064163</text:p>
          </table:table-cell>
          <table:table-cell office:value-type="string">
            <text:p>2012-02-03</text:p>
          </table:table-cell>
          <table:table-cell office:value-type="string">
            <text:p>A</text:p>
          </table:table-cell>
          <table:table-cell table:style-name="ce1" office:value-type="string">
            <text:p>2012-02-03</text:p>
          </table:table-cell>
          <table:table-cell office:value-type="float" office:value="10396948232">
            <text:p>103969482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116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float" office:value="10790414">
            <text:p>10790414</text:p>
          </table:table-cell>
          <table:table-cell office:value-type="float" office:value="197786331">
            <text:p>197786331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35373">
            <text:p>67303043537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118 l/min</text:p>
          </table:table-cell>
          <table:table-cell office:value-type="string">
            <text:p><text:s/>kl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float" office:value="1257067">
            <text:p>1257067</text:p>
          </table:table-cell>
          <table:table-cell office:value-type="float" office:value="143534828">
            <text:p>143534828</text:p>
          </table:table-cell>
          <table:table-cell office:value-type="string">
            <text:p>2012-10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9241057540">
            <text:p>59241057540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egulaarne südame rütm x118/min</text:p>
          </table:table-cell>
          <table:table-cell office:value-type="string">
            <text:p>118/min</text:p>
          </table:table-cell>
          <table:table-cell office:value-type="string">
            <text:p><text:s/>üksikute VES-ga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float" office:value="20902317">
            <text:p>20902317</text:p>
          </table:table-cell>
          <table:table-cell office:value-type="float" office:value="198376647">
            <text:p>198376647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table:style-name="ce1" office:value-type="string">
            <text:p>2013-07-04</text:p>
          </table:table-cell>
          <table:table-cell office:value-type="float" office:value="48530553020">
            <text:p>485305530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EKG : Kodade virvendus frˇ~119/min</text:p>
          </table:table-cell>
          <table:table-cell office:value-type="string">
            <text:p>119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float" office:value="9307200">
            <text:p>9307200</text:p>
          </table:table-cell>
          <table:table-cell office:value-type="float" office:value="204589857">
            <text:p>204589857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1233399748">
            <text:p>91233399748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Tahhükardia episoodid ( &gt; 120 x min</text:p>
          </table:table-cell>
          <table:table-cell office:value-type="string">
            <text:p>120 x min</text:p>
          </table:table-cell>
          <table:table-cell office:value-type="string">
            <text:p><text:s/>) : ei ;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20332376">
            <text:p>20332376</text:p>
          </table:table-cell>
          <table:table-cell office:value-type="float" office:value="172462945">
            <text:p>172462945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3939277666">
            <text:p>139392776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töö regulaarne , fr 115-120x min</text:p>
          </table:table-cell>
          <table:table-cell office:value-type="string">
            <text:p>120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18434395">
            <text:p>18434395</text:p>
          </table:table-cell>
          <table:table-cell office:value-type="float" office:value="199878779">
            <text:p>199878779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59129">
            <text:p>6730303591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Cor t reg fr 120x</text:p>
          </table:table-cell>
          <table:table-cell office:value-type="string">
            <text:p>fr 120x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10536303">
            <text:p>10536303</text:p>
          </table:table-cell>
          <table:table-cell office:value-type="float" office:value="186331558">
            <text:p>186331558</text:p>
          </table:table-cell>
          <table:table-cell office:value-type="string">
            <text:p>2013-07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5577876">
            <text:p>67303557787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 fr 120xmin</text:p>
          </table:table-cell>
          <table:table-cell office:value-type="string">
            <text:p>fr 120xmin</text:p>
          </table:table-cell>
          <table:table-cell office:value-type="string">
            <text:p><text:s/>, kahinatet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5647034">
            <text:p>5647034</text:p>
          </table:table-cell>
          <table:table-cell office:value-type="float" office:value="142854493">
            <text:p>142854493</text:p>
          </table:table-cell>
          <table:table-cell office:value-type="string">
            <text:p>2012-10-22</text:p>
          </table:table-cell>
          <table:table-cell office:value-type="string">
            <text:p>A</text:p>
          </table:table-cell>
          <table:table-cell table:style-name="ce1" office:value-type="string">
            <text:p>2012-10-18</text:p>
          </table:table-cell>
          <table:table-cell office:value-type="float" office:value="97856683780">
            <text:p>9785668378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ude auskult bil-lt vesik h/k , fr 120x</text:p>
          </table:table-cell>
          <table:table-cell office:value-type="string">
            <text:p>fr 120x</text:p>
          </table:table-cell>
          <table:table-cell office:value-type="string">
            <text:p><text:s/>' , kõht on pehme , valutu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20234347">
            <text:p>20234347</text:p>
          </table:table-cell>
          <table:table-cell office:value-type="float" office:value="156551879">
            <text:p>156551879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table:style-name="ce1" office:value-type="string">
            <text:p>2013-01-06</text:p>
          </table:table-cell>
          <table:table-cell office:value-type="float" office:value="48743292127">
            <text:p>487432921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120/min</text:p>
          </table:table-cell>
          <table:table-cell office:value-type="string">
            <text:p><text:s/>, T 36,5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1712239">
            <text:p>1712239</text:p>
          </table:table-cell>
          <table:table-cell office:value-type="float" office:value="132358115">
            <text:p>132358115</text:p>
          </table:table-cell>
          <table:table-cell office:value-type="string">
            <text:p>2012-08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2244798495">
            <text:p>6224479849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120 x/min</text:p>
          </table:table-cell>
          <table:table-cell office:value-type="string">
            <text:p><text:s/>, min fr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23586356">
            <text:p>23586356</text:p>
          </table:table-cell>
          <table:table-cell office:value-type="float" office:value="158178092">
            <text:p>158178092</text:p>
          </table:table-cell>
          <table:table-cell office:value-type="string">
            <text:p>2012-01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2634834">
            <text:p>6730326348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Südametegevus regulaarne , fr 120x</text:p>
          </table:table-cell>
          <table:table-cell office:value-type="string">
            <text:p>fr 120x</text:p>
          </table:table-cell>
          <table:table-cell office:value-type="string">
            <text:p><text:s/>' Kopsudes vesikulaarne hingami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5389899">
            <text:p>5389899</text:p>
          </table:table-cell>
          <table:table-cell office:value-type="float" office:value="122833435">
            <text:p>122833435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table:style-name="ce1" office:value-type="string">
            <text:p>2012-05-30</text:p>
          </table:table-cell>
          <table:table-cell office:value-type="float" office:value="71986910994">
            <text:p>7198691099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in , südametoonid regulaarsed , fr 120 x</text:p>
          </table:table-cell>
          <table:table-cell office:value-type="string">
            <text:p>fr 120 x</text:p>
          </table:table-cell>
          <table:table-cell office:value-type="string">
            <text:p><text:s/>`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10499565">
            <text:p>10499565</text:p>
          </table:table-cell>
          <table:table-cell office:value-type="float" office:value="198442835">
            <text:p>198442835</text:p>
          </table:table-cell>
          <table:table-cell office:value-type="string">
            <text:p>2013-09-18</text:p>
          </table:table-cell>
          <table:table-cell office:value-type="string">
            <text:p>S</text:p>
          </table:table-cell>
          <table:table-cell table:style-name="ce1" office:value-type="string">
            <text:p>2013-09-10</text:p>
          </table:table-cell>
          <table:table-cell office:value-type="float" office:value="93624953271">
            <text:p>9362495327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tiivne , variaabelne , põhirütm 120 x min</text:p>
          </table:table-cell>
          <table:table-cell office:value-type="string">
            <text:p>120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12667265">
            <text:p>12667265</text:p>
          </table:table-cell>
          <table:table-cell office:value-type="float" office:value="175590663">
            <text:p>175590663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7801449870">
            <text:p>878014498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ugevusega , kahinaid ei kuule , fr 120x</text:p>
          </table:table-cell>
          <table:table-cell office:value-type="string">
            <text:p>fr 120x</text:p>
          </table:table-cell>
          <table:table-cell office:value-type="string">
            <text:p><text:s/>' Kõht palpatsioonil pehme , va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22885135">
            <text:p>22885135</text:p>
          </table:table-cell>
          <table:table-cell office:value-type="float" office:value="160427840">
            <text:p>160427840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table:style-name="ce1" office:value-type="string">
            <text:p>2013-01-24</text:p>
          </table:table-cell>
          <table:table-cell office:value-type="float" office:value="31086357662">
            <text:p>310863576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EKG : siinustahhükardia 123 x min</text:p>
          </table:table-cell>
          <table:table-cell office:value-type="string">
            <text:p>123 x min</text:p>
          </table:table-cell>
          <table:table-cell office:value-type="string">
            <text:p><text:s/>, Hisi kimbu parema sääre osali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float" office:value="5284687">
            <text:p>5284687</text:p>
          </table:table-cell>
          <table:table-cell office:value-type="float" office:value="137468321">
            <text:p>137468321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table:style-name="ce1" office:value-type="string">
            <text:p>2012-09-03</text:p>
          </table:table-cell>
          <table:table-cell office:value-type="float" office:value="46303149539">
            <text:p>4630314953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124xmin</text:p>
          </table:table-cell>
          <table:table-cell office:value-type="string">
            <text:p><text:s/>, toonid puhtad , rütm regulaar</text:p>
          </table:table-cell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float" office:value="18023411">
            <text:p>18023411</text:p>
          </table:table-cell>
          <table:table-cell office:value-type="float" office:value="175555251">
            <text:p>175555251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84481">
            <text:p>6730303844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124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float" office:value="8898129">
            <text:p>8898129</text:p>
          </table:table-cell>
          <table:table-cell office:value-type="float" office:value="173822361">
            <text:p>173822361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3555963835">
            <text:p>6355596383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imaalne südamelöögi sagedus oli 124 x minutis</text:p>
          </table:table-cell>
          <table:table-cell office:value-type="string">
            <text:p>124 x minutis</text:p>
          </table:table-cell>
          <table:table-cell office:value-type="string">
            <text:p><text:s/>kell 08 : 46 : 00-2 .</text:p>
          </table:table-cell>
          <table:table-cell table:number-columns-repeated="4" office:value-type="string">
            <text:p>NULL</text:p>
          </table:table-cell>
          <table:table-cell office:value-type="string">
            <text:p>x minutis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float" office:value="6279732">
            <text:p>6279732</text:p>
          </table:table-cell>
          <table:table-cell office:value-type="float" office:value="145410388">
            <text:p>145410388</text:p>
          </table:table-cell>
          <table:table-cell office:value-type="string">
            <text:p>2012-11-07</text:p>
          </table:table-cell>
          <table:table-cell office:value-type="string">
            <text:p>S</text:p>
          </table:table-cell>
          <table:table-cell table:style-name="ce1" office:value-type="string">
            <text:p>2012-10-31</text:p>
          </table:table-cell>
          <table:table-cell office:value-type="float" office:value="40382926174">
            <text:p>4038292617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17/70 --&gt; 109/64 mmHg , Cor reg 125 x min</text:p>
          </table:table-cell>
          <table:table-cell office:value-type="string">
            <text:p>125 x min</text:p>
          </table:table-cell>
          <table:table-cell office:value-type="string">
            <text:p><text:s/>---&gt; 85 x min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float" office:value="1291375">
            <text:p>1291375</text:p>
          </table:table-cell>
          <table:table-cell office:value-type="float" office:value="149467361">
            <text:p>149467361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4637513018">
            <text:p>94637513018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ega 82 x/min Minim FV 56 ja max 125 x/min</text:p>
          </table:table-cell>
          <table:table-cell office:value-type="string">
            <text:p>125 x/min</text:p>
          </table:table-cell>
          <table:table-cell office:value-type="string">
            <text:p><text:s/>Selle foonil ~ 2000 VES , seria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float" office:value="10072395">
            <text:p>10072395</text:p>
          </table:table-cell>
          <table:table-cell office:value-type="float" office:value="205179357">
            <text:p>205179357</text:p>
          </table:table-cell>
          <table:table-cell office:value-type="string">
            <text:p>2013-10-2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7816059">
            <text:p>67303781605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ngamissagedus 18-26 x minutis , Fr 126 x min</text:p>
          </table:table-cell>
          <table:table-cell office:value-type="string">
            <text:p>Fr 126 x min</text:p>
          </table:table-cell>
          <table:table-cell office:value-type="string">
            <text:p><text:s/>, SpO2 õhuhingamisel 95 % , kop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float" office:value="9019843">
            <text:p>9019843</text:p>
          </table:table-cell>
          <table:table-cell office:value-type="float" office:value="160107141">
            <text:p>160107141</text:p>
          </table:table-cell>
          <table:table-cell office:value-type="string">
            <text:p>2013-02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0746231063">
            <text:p>9074623106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Max HR : 127 bpm</text:p>
          </table:table-cell>
          <table:table-cell office:value-type="string">
            <text:p>HR : 127 bpm</text:p>
          </table:table-cell>
          <table:table-cell office:value-type="string">
            <text:p><text:s/>66 % of max predicted 191 bpm</text:p>
          </table:table-cell>
          <table:table-cell office:value-type="string">
            <text:p>HR</text:p>
          </table:table-cell>
          <table:table-cell table:number-columns-repeated="3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float" office:value="15626466">
            <text:p>15626466</text:p>
          </table:table-cell>
          <table:table-cell office:value-type="float" office:value="203232496">
            <text:p>203232496</text:p>
          </table:table-cell>
          <table:table-cell office:value-type="string">
            <text:p>2013-10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7217719375">
            <text:p>77217719375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74 x min , tõusis maksimaalselt 127 x min</text:p>
          </table:table-cell>
          <table:table-cell office:value-type="string">
            <text:p>127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float" office:value="9008185">
            <text:p>9008185</text:p>
          </table:table-cell>
          <table:table-cell office:value-type="float" office:value="174119536">
            <text:p>174119536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57325">
            <text:p>67303045732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38 ja kiireim 128 l/min</text:p>
          </table:table-cell>
          <table:table-cell office:value-type="string">
            <text:p>128 l/min</text:p>
          </table:table-cell>
          <table:table-cell office:value-type="string">
            <text:p><text:s/>3 VESi ja 33 SVESi 2 paarilist 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9014393">
            <text:p>9014393</text:p>
          </table:table-cell>
          <table:table-cell office:value-type="float" office:value="194482349">
            <text:p>194482349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8474311708">
            <text:p>8847431170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table:number-columns-repeated="2" office:value-type="string">
            <text:p>Fr 129 x</text:p>
          </table:table-cell>
          <table:table-cell office:value-type="string">
            <text:p><text:s/>`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float" office:value="24333850">
            <text:p>24333850</text:p>
          </table:table-cell>
          <table:table-cell office:value-type="float" office:value="195265712">
            <text:p>195265712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table:style-name="ce1" office:value-type="string">
            <text:p>2013-06-13</text:p>
          </table:table-cell>
          <table:table-cell office:value-type="float" office:value="673033459824">
            <text:p>6730334598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TG reaktiivne , põhirütm 130 x min</text:p>
          </table:table-cell>
          <table:table-cell office:value-type="string">
            <text:p>130 x min</text:p>
          </table:table-cell>
          <table:table-cell office:value-type="string">
            <text:p><text:s/>, variaabelsus hea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float" office:value="6895224">
            <text:p>6895224</text:p>
          </table:table-cell>
          <table:table-cell office:value-type="float" office:value="80740953">
            <text:p>80740953</text:p>
          </table:table-cell>
          <table:table-cell office:value-type="string">
            <text:p>2012-01-1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9902411598">
            <text:p>2990241159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Monitoril SR fr kuni 130/min</text:p>
          </table:table-cell>
          <table:table-cell office:value-type="string">
            <text:p>130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float" office:value="6605903">
            <text:p>6605903</text:p>
          </table:table-cell>
          <table:table-cell office:value-type="float" office:value="128538764">
            <text:p>128538764</text:p>
          </table:table-cell>
          <table:table-cell office:value-type="string">
            <text:p>2012-06-1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7160993722">
            <text:p>3716099372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tegev ~ 130 x min</text:p>
          </table:table-cell>
          <table:table-cell office:value-type="string">
            <text:p>130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float" office:value="14876153">
            <text:p>14876153</text:p>
          </table:table-cell>
          <table:table-cell office:value-type="float" office:value="185969340">
            <text:p>185969340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8383431374">
            <text:p>183834313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133 l/min</text:p>
          </table:table-cell>
          <table:table-cell office:value-type="string">
            <text:p><text:s/>kl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float" office:value="1267065">
            <text:p>1267065</text:p>
          </table:table-cell>
          <table:table-cell office:value-type="float" office:value="132901220">
            <text:p>132901220</text:p>
          </table:table-cell>
          <table:table-cell office:value-type="string">
            <text:p>2012-08-1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2179460452">
            <text:p>8217946045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Pulss 143 : -&gt; 153 -&gt; 134/min</text:p>
          </table:table-cell>
          <table:table-cell office:value-type="string">
            <text:p>134/min</text:p>
          </table:table-cell>
          <table:table-cell office:value-type="string">
            <text:p><text:s/>, reaktsioon koormusele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float" office:value="13571190">
            <text:p>13571190</text:p>
          </table:table-cell>
          <table:table-cell office:value-type="float" office:value="190845958">
            <text:p>190845958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table:style-name="ce1" office:value-type="string">
            <text:p>2013-06-27</text:p>
          </table:table-cell>
          <table:table-cell office:value-type="float" office:value="673046530052">
            <text:p>6730465300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TG-reaktiivne , põhirütm 135 x min</text:p>
          </table:table-cell>
          <table:table-cell office:value-type="string">
            <text:p>135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float" office:value="8844764">
            <text:p>8844764</text:p>
          </table:table-cell>
          <table:table-cell office:value-type="float" office:value="187560834">
            <text:p>187560834</text:p>
          </table:table-cell>
          <table:table-cell office:value-type="string">
            <text:p>2013-07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0208850135">
            <text:p>1020885013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üdame löögisagedus varieerub 49-136 x/min</text:p>
          </table:table-cell>
          <table:table-cell office:value-type="string">
            <text:p>136 x/min</text:p>
          </table:table-cell>
          <table:table-cell office:value-type="string">
            <text:p><text:s/>, keskmine 73 x/min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float" office:value="3844565">
            <text:p>3844565</text:p>
          </table:table-cell>
          <table:table-cell office:value-type="float" office:value="151905084">
            <text:p>151905084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table:style-name="ce1" office:value-type="string">
            <text:p>2012-11-29</text:p>
          </table:table-cell>
          <table:table-cell office:value-type="float" office:value="25292386805">
            <text:p>252923868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EKG : Kodade virvendus fr~~136/min</text:p>
          </table:table-cell>
          <table:table-cell office:value-type="string">
            <text:p>136/min</text:p>
          </table:table-cell>
          <table:table-cell office:value-type="string">
            <text:p><text:s/>HKPSBtäielik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float" office:value="7179171">
            <text:p>7179171</text:p>
          </table:table-cell>
          <table:table-cell office:value-type="float" office:value="127136556">
            <text:p>127136556</text:p>
          </table:table-cell>
          <table:table-cell office:value-type="string">
            <text:p>2012-06-15</text:p>
          </table:table-cell>
          <table:table-cell office:value-type="string">
            <text:p>A</text:p>
          </table:table-cell>
          <table:table-cell table:style-name="ce1" office:value-type="string">
            <text:p>2012-06-15</text:p>
          </table:table-cell>
          <table:table-cell office:value-type="float" office:value="61145212929">
            <text:p>6114521292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uni 162x ' ( treeningu keskmine pulss 138</text:p>
          </table:table-cell>
          <table:table-cell office:value-type="string">
            <text:p>pulss 138</text:p>
          </table:table-cell>
          <table:table-cell office:value-type="string">
            <text:p>-156x ' ) , submaksimaalsed tree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float" office:value="21914853">
            <text:p>21914853</text:p>
          </table:table-cell>
          <table:table-cell office:value-type="float" office:value="157999302">
            <text:p>157999302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table:style-name="ce1" office:value-type="string">
            <text:p>2012-08-30</text:p>
          </table:table-cell>
          <table:table-cell office:value-type="float" office:value="98931371618">
            <text:p>989313716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138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float" office:value="24267891">
            <text:p>24267891</text:p>
          </table:table-cell>
          <table:table-cell office:value-type="float" office:value="201999543">
            <text:p>201999543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table:style-name="ce1" office:value-type="string">
            <text:p>2013-08-08</text:p>
          </table:table-cell>
          <table:table-cell office:value-type="float" office:value="673033152721">
            <text:p>6730331527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LSL reg , 140xmin</text:p>
          </table:table-cell>
          <table:table-cell office:value-type="string">
            <text:p>140x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float" office:value="10369738">
            <text:p>10369738</text:p>
          </table:table-cell>
          <table:table-cell office:value-type="float" office:value="205582808">
            <text:p>205582808</text:p>
          </table:table-cell>
          <table:table-cell office:value-type="string">
            <text:p>2013-10-2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4906416">
            <text:p>67303490641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dametoonid regulaarsed , fr 130-140 x min</text:p>
          </table:table-cell>
          <table:table-cell office:value-type="string">
            <text:p>140 x min</text:p>
          </table:table-cell>
          <table:table-cell office:value-type="string">
            <text:p><text:s/>, kõrvalkahinateta</text:p>
          </table:table-cell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float" office:value="10786390">
            <text:p>10786390</text:p>
          </table:table-cell>
          <table:table-cell office:value-type="float" office:value="158306926">
            <text:p>158306926</text:p>
          </table:table-cell>
          <table:table-cell office:value-type="string">
            <text:p>2012-12-26</text:p>
          </table:table-cell>
          <table:table-cell office:value-type="string">
            <text:p>A</text:p>
          </table:table-cell>
          <table:table-cell table:style-name="ce1" office:value-type="string">
            <text:p>2012-12-26</text:p>
          </table:table-cell>
          <table:table-cell office:value-type="float" office:value="673034169542">
            <text:p>6730341695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LS 140x min</text:p>
          </table:table-cell>
          <table:table-cell office:value-type="string">
            <text:p>140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float" office:value="734943">
            <text:p>734943</text:p>
          </table:table-cell>
          <table:table-cell office:value-type="float" office:value="120813822">
            <text:p>120813822</text:p>
          </table:table-cell>
          <table:table-cell office:value-type="string">
            <text:p>2012-05-04</text:p>
          </table:table-cell>
          <table:table-cell office:value-type="string">
            <text:p>S</text:p>
          </table:table-cell>
          <table:table-cell table:style-name="ce1" office:value-type="string">
            <text:p>2012-05-04</text:p>
          </table:table-cell>
          <table:table-cell office:value-type="float" office:value="88914399753">
            <text:p>8891439975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us 64 bpm tõusis max sageduseni 144 bpm</text:p>
          </table:table-cell>
          <table:table-cell office:value-type="string">
            <text:p>144 bpm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float" office:value="22330164">
            <text:p>22330164</text:p>
          </table:table-cell>
          <table:table-cell office:value-type="float" office:value="160385558">
            <text:p>160385558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table:style-name="ce1" office:value-type="string">
            <text:p>2013-01-21</text:p>
          </table:table-cell>
          <table:table-cell office:value-type="float" office:value="10002626692">
            <text:p>100026266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d pulsil kuni 159x ' ( keskmine pulss 148</text:p>
          </table:table-cell>
          <table:table-cell office:value-type="string">
            <text:p>pulss 148</text:p>
          </table:table-cell>
          <table:table-cell office:value-type="string">
            <text:p>-154x ' ) , submaksimaalsed tree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float" office:value="8980960">
            <text:p>8980960</text:p>
          </table:table-cell>
          <table:table-cell office:value-type="float" office:value="187091975">
            <text:p>187091975</text:p>
          </table:table-cell>
          <table:table-cell office:value-type="string">
            <text:p>2013-07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4544499719">
            <text:p>4454449971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Max HR : 148 bpm</text:p>
          </table:table-cell>
          <table:table-cell office:value-type="string">
            <text:p>HR : 148 bpm</text:p>
          </table:table-cell>
          <table:table-cell office:value-type="string">
            <text:p><text:s/>93 % of max predicted 159 bpm</text:p>
          </table:table-cell>
          <table:table-cell office:value-type="string">
            <text:p>HR</text:p>
          </table:table-cell>
          <table:table-cell table:number-columns-repeated="3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float" office:value="21292413">
            <text:p>21292413</text:p>
          </table:table-cell>
          <table:table-cell office:value-type="float" office:value="183560946">
            <text:p>183560946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82868">
            <text:p>6730304828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Treenib 2x velo , 1x jooks , pulss u 150</text:p>
          </table:table-cell>
          <table:table-cell office:value-type="string">
            <text:p>pulss u 150</text:p>
          </table:table-cell>
          <table:table-cell office:value-type="string">
            <text:p><text:s/>olnud</text:p>
          </table:table-cell>
          <table:table-cell office:value-type="string">
            <text:p>pulss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float" office:value="9641999">
            <text:p>9641999</text:p>
          </table:table-cell>
          <table:table-cell office:value-type="float" office:value="159409313">
            <text:p>159409313</text:p>
          </table:table-cell>
          <table:table-cell office:value-type="string">
            <text:p>2013-01-2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4274832424">
            <text:p>3427483242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0/70KTG reaktiivne põhirütm 140-150 x min</text:p>
          </table:table-cell>
          <table:table-cell office:value-type="string">
            <text:p>150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float" office:value="22145299">
            <text:p>22145299</text:p>
          </table:table-cell>
          <table:table-cell office:value-type="float" office:value="175993027">
            <text:p>175993027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46489">
            <text:p>6730305464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152 l/min</text:p>
          </table:table-cell>
          <table:table-cell office:value-type="string">
            <text:p><text:s/>kl</text:p>
          </table:table-cell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float" office:value="6757456">
            <text:p>6757456</text:p>
          </table:table-cell>
          <table:table-cell office:value-type="float" office:value="148898888">
            <text:p>148898888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table:style-name="ce1" office:value-type="string">
            <text:p>2012-11-20</text:p>
          </table:table-cell>
          <table:table-cell office:value-type="float" office:value="68174414692">
            <text:p>6817441469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 toonid reg , kiired ~ fr154x min</text:p>
          </table:table-cell>
          <table:table-cell office:value-type="string">
            <text:p>fr154x min</text:p>
          </table:table-cell>
          <table:table-cell/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float" office:value="8873488">
            <text:p>8873488</text:p>
          </table:table-cell>
          <table:table-cell office:value-type="float" office:value="209039733">
            <text:p>209039733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11596">
            <text:p>67303051159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<text:s/>EKG VEM : Saavutatud fr 157</text:p>
          </table:table-cell>
          <table:table-cell office:value-type="string">
            <text:p>fr 157</text:p>
          </table:table-cell>
          <table:table-cell office:value-type="string">
            <text:p>I/min ( 91%maks ). kaebusteta , 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float" office:value="24544178">
            <text:p>24544178</text:p>
          </table:table-cell>
          <table:table-cell office:value-type="float" office:value="195721002">
            <text:p>195721002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0234473807">
            <text:p>702344738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oormus - taastumine ) 79/min , 157/min</text:p>
          </table:table-cell>
          <table:table-cell office:value-type="string">
            <text:p>157/min</text:p>
          </table:table-cell>
          <table:table-cell office:value-type="string">
            <text:p><text:s/>, 88/min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float" office:value="18935163">
            <text:p>18935163</text:p>
          </table:table-cell>
          <table:table-cell office:value-type="float" office:value="169056846">
            <text:p>169056846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1040348335">
            <text:p>310403483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amepekslemist ( pulss olnud 130-160 x/min</text:p>
          </table:table-cell>
          <table:table-cell office:value-type="string">
            <text:p>160 x/min</text:p>
          </table:table-cell>
          <table:table-cell office:value-type="string">
            <text:p><text:s/>) , RR väärtused neil päevil ta</text:p>
          </table:table-cell>
          <table:table-cell table:number-columns-repeated="4" office:value-type="string">
            <text:p>NULL</text:p>
          </table:table-cell>
          <table:table-cell office:value-type="string">
            <text:p>x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float" office:value="9293280">
            <text:p>9293280</text:p>
          </table:table-cell>
          <table:table-cell office:value-type="float" office:value="188011457">
            <text:p>188011457</text:p>
          </table:table-cell>
          <table:table-cell office:value-type="string">
            <text:p>2013-07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3974376103">
            <text:p>63974376103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oormus - taastumine ) 81/min , 161/min</text:p>
          </table:table-cell>
          <table:table-cell office:value-type="string">
            <text:p>161/min</text:p>
          </table:table-cell>
          <table:table-cell office:value-type="string">
            <text:p><text:s/>, 88/min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float" office:value="9286202">
            <text:p>9286202</text:p>
          </table:table-cell>
          <table:table-cell office:value-type="float" office:value="208536879">
            <text:p>208536879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67027">
            <text:p>67303046702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8x ' , kl 5 : 47 une ajal , max fr 161x</text:p>
          </table:table-cell>
          <table:table-cell office:value-type="string">
            <text:p>fr 161x</text:p>
          </table:table-cell>
          <table:table-cell office:value-type="string">
            <text:p><text:s/>' , kl 11 : 31 siinustahhükardi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float" office:value="15959777">
            <text:p>15959777</text:p>
          </table:table-cell>
          <table:table-cell office:value-type="float" office:value="169492557">
            <text:p>169492557</text:p>
          </table:table-cell>
          <table:table-cell office:value-type="string">
            <text:p>2013-04-0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5375099">
            <text:p>67304537509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Südame toonid reg , kiired , fr 165x min</text:p>
          </table:table-cell>
          <table:table-cell office:value-type="string">
            <text:p>fr 165x min</text:p>
          </table:table-cell>
          <table:table-cell office:value-type="string">
            <text:p><text:s/>Auskulteeritavad paremal pool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float" office:value="1619761">
            <text:p>1619761</text:p>
          </table:table-cell>
          <table:table-cell office:value-type="float" office:value="129041475">
            <text:p>129041475</text:p>
          </table:table-cell>
          <table:table-cell office:value-type="string">
            <text:p>2012-07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3591864779">
            <text:p>63591864779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rmusel maksimaalne pulsisagedus 166 bpm</text:p>
          </table:table-cell>
          <table:table-cell office:value-type="string">
            <text:p>166 bpm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float" office:value="8932845">
            <text:p>8932845</text:p>
          </table:table-cell>
          <table:table-cell office:value-type="float" office:value="201888085">
            <text:p>201888085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42086">
            <text:p>67303054208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<text:s/>EKG VEM : Saavutatud fr 166</text:p>
          </table:table-cell>
          <table:table-cell office:value-type="string">
            <text:p>fr 166</text:p>
          </table:table-cell>
          <table:table-cell office:value-type="string">
            <text:p>I/min ( 88%maks ). kaebusteta , 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float" office:value="1616617">
            <text:p>1616617</text:p>
          </table:table-cell>
          <table:table-cell office:value-type="float" office:value="101085933">
            <text:p>101085933</text:p>
          </table:table-cell>
          <table:table-cell office:value-type="string">
            <text:p>2012-05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1704285233">
            <text:p>6170428523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: 120 bpm 71 % of max predicted 167 bpm</text:p>
          </table:table-cell>
          <table:table-cell office:value-type="string">
            <text:p>167 bpm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float" office:value="1613743">
            <text:p>1613743</text:p>
          </table:table-cell>
          <table:table-cell office:value-type="float" office:value="100724400">
            <text:p>100724400</text:p>
          </table:table-cell>
          <table:table-cell office:value-type="string">
            <text:p>2012-05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8924867569">
            <text:p>78924867569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: 146 bpm 86 % of max predicted 168 bpm</text:p>
          </table:table-cell>
          <table:table-cell office:value-type="string">
            <text:p>168 bpm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bpm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float" office:value="1265826">
            <text:p>1265826</text:p>
          </table:table-cell>
          <table:table-cell office:value-type="float" office:value="83545410">
            <text:p>83545410</text:p>
          </table:table-cell>
          <table:table-cell office:value-type="string">
            <text:p>2012-02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0967713091">
            <text:p>6096771309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te tahhükardia episoodidega max 175l/min</text:p>
          </table:table-cell>
          <table:table-cell office:value-type="string">
            <text:p>175l/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l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float" office:value="6163191">
            <text:p>6163191</text:p>
          </table:table-cell>
          <table:table-cell office:value-type="float" office:value="97501788">
            <text:p>97501788</text:p>
          </table:table-cell>
          <table:table-cell office:value-type="string">
            <text:p>2012-03-26</text:p>
          </table:table-cell>
          <table:table-cell office:value-type="string">
            <text:p>S</text:p>
          </table:table-cell>
          <table:table-cell table:style-name="ce1" office:value-type="string">
            <text:p>2012-03-22</text:p>
          </table:table-cell>
          <table:table-cell office:value-type="float" office:value="95107860810">
            <text:p>9510786081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- hemodünaamiliselt stabiilne , fr - 176x</text:p>
          </table:table-cell>
          <table:table-cell office:value-type="string">
            <text:p>fr - 176x</text:p>
          </table:table-cell>
          <table:table-cell office:value-type="string">
            <text:p><text:s/>, RR - 140/80 mmHg</text:p>
          </table:table-cell>
          <table:table-cell office:value-type="string">
            <text:p>fr</text:p>
          </table:table-cell>
          <table:table-cell table:number-columns-repeated="3" office:value-type="string">
            <text:p>NULL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float" office:value="8845528">
            <text:p>8845528</text:p>
          </table:table-cell>
          <table:table-cell office:value-type="float" office:value="177604971">
            <text:p>177604971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30762">
            <text:p>67303053076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koormus - taastumine ) 83/min , 178/min</text:p>
          </table:table-cell>
          <table:table-cell office:value-type="string">
            <text:p>178/min</text:p>
          </table:table-cell>
          <table:table-cell office:value-type="string">
            <text:p><text:s/>, 88/min</text:p>
          </table:table-cell>
          <table:table-cell table:number-columns-repeated="4" office:value-type="string">
            <text:p>NULL</text:p>
          </table:table-cell>
          <table:table-cell office:value-type="string">
            <text:p>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float" office:value="10009429">
            <text:p>10009429</text:p>
          </table:table-cell>
          <table:table-cell office:value-type="float" office:value="160497063">
            <text:p>160497063</text:p>
          </table:table-cell>
          <table:table-cell office:value-type="string">
            <text:p>2013-02-03</text:p>
          </table:table-cell>
          <table:table-cell office:value-type="string">
            <text:p>S</text:p>
          </table:table-cell>
          <table:table-cell table:style-name="ce1" office:value-type="string">
            <text:p>2013-01-23</text:p>
          </table:table-cell>
          <table:table-cell office:value-type="float" office:value="14445669337">
            <text:p>1444566933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table:number-columns-repeated="2" office:value-type="string">
            <text:p>183 x min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float" office:value="13291790">
            <text:p>13291790</text:p>
          </table:table-cell>
          <table:table-cell office:value-type="float" office:value="203474204">
            <text:p>203474204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table:style-name="ce1" office:value-type="string">
            <text:p>2013-09-16</text:p>
          </table:table-cell>
          <table:table-cell office:value-type="float" office:value="35239043691">
            <text:p>352390436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ULSS</text:p>
          </table:table-cell>
          <table:table-cell office:value-type="string">
            <text:p>((?P&lt;key&gt;((S|s)iinusrütm|fr\.?|Fr|SR|FR|HR|(P|p)ulss(i)?|Ps))\s*-?:?(ca|u)?\s*)?(?P&lt;pulse&gt;(([12][0-9]{2})|([3-9][0-9])))\s*(?P&lt;unit&gt;(((l|x|X|lööki))\s*/?\s*(1\s*)?min(utis)?)|/min|min|x['´`]|bpm|BPM)</text:p>
          </table:table-cell>
          <table:table-cell office:value-type="string">
            <text:p>NULL</text:p>
          </table:table-cell>
          <table:table-cell office:value-type="string">
            <text:p>vutab maksimaalse pulsisageduse 188 lööki/min</text:p>
          </table:table-cell>
          <table:table-cell office:value-type="string">
            <text:p>188 lööki/min</text:p>
          </table:table-cell>
          <table:table-cell office:value-type="string">
            <text:p><text:s/>- 92 % eeldatavast ealisest mak</text:p>
          </table:table-cell>
          <table:table-cell table:number-columns-repeated="4" office:value-type="string">
            <text:p>NULL</text:p>
          </table:table-cell>
          <table:table-cell office:value-type="string">
            <text:p>lööki/min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float" office:value="15217654">
            <text:p>15217654</text:p>
          </table:table-cell>
          <table:table-cell office:value-type="float" office:value="156888432">
            <text:p>156888432</text:p>
          </table:table-cell>
          <table:table-cell office:value-type="string">
            <text:p>2013-01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5731729586">
            <text:p>75731729586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ULSS</text:p>
          </table:table-cell>
          <table:table-cell office:value-type="string">
            <text:p>(?P&lt;key&gt;((S|s)iinusrütm|fr\.?|Fr|SR|FR|HR|(P|p)ulss(i)?|Ps))\s*-?:?(ca|u)?\s*(?P&lt;pulse&gt;(([12][0-9]{2})|([3-9][0-9])))(\s*(?P&lt;unit&gt;(((l|x|X|lööki))\s*/?\s*(1\s*)?min(utis)?)|/min|min|x['´`]|bpm|BPM|x|X))?</text:p>
          </table:table-cell>
          <table:table-cell office:value-type="string">
            <text:p>NULL</text:p>
          </table:table-cell>
          <table:table-cell office:value-type="string">
            <text:p><text:s/>( FR 200</text:p>
          </table:table-cell>
          <table:table-cell office:value-type="string">
            <text:p>FR 200</text:p>
          </table:table-cell>
          <table:table-cell office:value-type="string">
            <text:p>0 ms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ULL</text:p>
          </table:table-cell>
          <table:table-cell office:value-type="float" office:value="200">
            <text:p>20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7T17:02:02.53</dc:date>
    <meta:generator>LibreOffice/4.0.0.3$Windows_x86 LibreOffice_project/7545bee9c2a0782548772a21bc84a9dcc583b89</meta:generator>
    <meta:editing-duration>P0D</meta:editing-duration>
    <meta:editing-cycles>1</meta:editing-cycles>
    <meta:document-statistic meta:table-count="1" meta:cell-count="14933" meta:object-count="0"/>
  </office:meta>
</office:document-meta>
</file>